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8.16mm"/>
    </style:style>
    <style:style style:name="co2" style:family="table-column">
      <style:table-column-properties fo:break-before="auto" style:column-width="179.28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12.79mm"/>
    </style:style>
    <style:style style:name="co6" style:family="table-column">
      <style:table-column-properties fo:break-before="auto" style:column-width="16.14mm"/>
    </style:style>
    <style:style style:name="co7" style:family="table-column">
      <style:table-column-properties fo:break-before="auto" style:column-width="22.05mm"/>
    </style:style>
    <style:style style:name="co8" style:family="table-column">
      <style:table-column-properties fo:break-before="auto" style:column-width="13.34mm"/>
    </style:style>
    <style:style style:name="co9" style:family="table-column">
      <style:table-column-properties fo:break-before="auto" style:column-width="9.33mm"/>
    </style:style>
    <style:style style:name="co10" style:family="table-column">
      <style:table-column-properties fo:break-before="auto" style:column-width="87.2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12.95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ection_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River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Class</text:p>
          </table:table-cell>
          <table:table-cell table:style-name="ce4"/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Keep</text:p>
          </table:table-cell>
          <table:table-cell table:style-name="ce1" office:value-type="string" calcext:value-type="string">
            <text:p>Real Grade</text:p>
          </table:table-cell>
          <table:table-cell table:style-name="ce1" office:value-type="string" calcext:value-type="string">
            <text:p>Flag</text:p>
          </table:table-cell>
          <table:table-cell table:style-name="ce4" table:number-columns-repeated="1016"/>
        </table:table-row>
        <table:table-row table:style-name="ro2">
          <table:table-cell office:value-type="string" calcext:value-type="string">
            <text:p>Fitzgeralds Creek</text:p>
          </table:table-cell>
          <table:table-cell office:value-type="string" calcext:value-type="string">
            <text:p>Rickard Road Ford to Nepean Rive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ttps://www.adventurepro.com.au/paddleaustralia/pa.cgi?action=details&amp;id=FITZ1</text:p>
          </table:table-cell>
          <table:table-cell table:formula="of:=HYPERLINK([.D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012"/>
        </table:table-row>
        <table:table-row table:style-name="ro3">
          <table:table-cell office:value-type="string" calcext:value-type="string">
            <text:p>MOROKA RIVER</text:p>
          </table:table-cell>
          <table:table-cell office:value-type="string" calcext:value-type="string">
            <text:p>Horseyard Flat to Wonnangatta River</text:p>
          </table:table-cell>
          <table:table-cell office:value-type="string" calcext:value-type="string">
            <text:p>IV- V (p)</text:p>
          </table:table-cell>
          <table:table-cell office:value-type="string" calcext:value-type="string">
            <text:p>https://www.adventurepro.com.au/paddleaustralia/pa.cgi?action=details&amp;id=moroka</text:p>
          </table:table-cell>
          <table:table-cell table:formula="of:=HYPERLINK([.D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16"/>
        </table:table-row>
        <table:table-row table:style-name="ro3">
          <table:table-cell office:value-type="string" calcext:value-type="string">
            <text:p>Wingecarribee River</text:p>
          </table:table-cell>
          <table:table-cell office:value-type="string" calcext:value-type="string">
            <text:p>Joadja Creek to River Island Nature Retreat</text:p>
          </table:table-cell>
          <table:table-cell office:value-type="string" calcext:value-type="string">
            <text:p>Grade V</text:p>
          </table:table-cell>
          <table:table-cell office:value-type="string" calcext:value-type="string">
            <text:p>http://www.waterwaysguide.org.au/section-detail/6487</text:p>
          </table:table-cell>
          <table:table-cell table:formula="of:=HYPERLINK([.D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IRE RIVER</text:p>
          </table:table-cell>
          <table:table-cell office:value-type="string" calcext:value-type="string">
            <text:p>Aire Crossing to Great Ocean Road</text:p>
          </table:table-cell>
          <table:table-cell office:value-type="string" calcext:value-type="string">
            <text:p>III - IV(p)</text:p>
          </table:table-cell>
          <table:table-cell office:value-type="string" calcext:value-type="string">
            <text:p>https://www.adventurepro.com.au/paddleaustralia/pa.cgi?action=details&amp;id=Aire</text:p>
          </table:table-cell>
          <table:table-cell table:formula="of:=HYPERLINK([.D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lligator Creek</text:p>
          </table:table-cell>
          <table:table-cell office:value-type="string" calcext:value-type="string">
            <text:p>Lookout to National Parks causeway</text:p>
          </table:table-cell>
          <table:table-cell office:value-type="string" calcext:value-type="string">
            <text:p>III - IV</text:p>
          </table:table-cell>
          <table:table-cell office:value-type="string" calcext:value-type="string">
            <text:p>https://www.adventurepro.com.au/paddleaustralia/pa.cgi?action=details&amp;id=alligatorcreek</text:p>
          </table:table-cell>
          <table:table-cell table:formula="of:=HYPERLINK([.D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hana Creek</text:p>
          </table:table-cell>
          <table:table-cell office:value-type="string" calcext:value-type="string">
            <text:p>Clamshell Falls</text:p>
          </table:table-cell>
          <table:table-cell office:value-type="string" calcext:value-type="string">
            <text:p>IV+(p)</text:p>
          </table:table-cell>
          <table:table-cell office:value-type="string" calcext:value-type="string">
            <text:p>https://www.adventurepro.com.au/paddleaustralia/pa.cgi?action=details&amp;id=BehanaCreek</text:p>
          </table:table-cell>
          <table:table-cell table:formula="of:=HYPERLINK([.D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lubula River</text:p>
          </table:table-cell>
          <table:table-cell office:value-type="string" calcext:value-type="string">
            <text:p>06 Fagans Bridge - Mandurama to Burnt Yards Road to 07 Bakers Shaft reserve - Belubula River</text:p>
          </table:table-cell>
          <table:table-cell office:value-type="string" calcext:value-type="string">
            <text:p>Grade IV</text:p>
          </table:table-cell>
          <table:table-cell office:value-type="string" calcext:value-type="string">
            <text:p>http://www.waterwaysguide.org.au/section-detail/11733</text:p>
          </table:table-cell>
          <table:table-cell table:formula="of:=HYPERLINK([.D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ielsdown River</text:p>
          </table:table-cell>
          <table:table-cell office:value-type="string" calcext:value-type="string">
            <text:p>Billings Road to Nymboida River (with alternate shorter put in)</text:p>
          </table:table-cell>
          <table:table-cell office:value-type="string" calcext:value-type="string">
            <text:p>III / IV (some IV)</text:p>
          </table:table-cell>
          <table:table-cell office:value-type="string" calcext:value-type="string">
            <text:p>https://www.adventurepro.com.au/paddleaustralia/pa.cgi?action=details&amp;id=Bielsdown3</text:p>
          </table:table-cell>
          <table:table-cell table:formula="of:=HYPERLINK([.D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ielsdown River</text:p>
          </table:table-cell>
          <table:table-cell office:value-type="string" calcext:value-type="string">
            <text:p>Billings Road to Nymboida River</text:p>
          </table:table-cell>
          <table:table-cell office:value-type="string" calcext:value-type="string">
            <text:p>IV- V (P)</text:p>
          </table:table-cell>
          <table:table-cell office:value-type="string" calcext:value-type="string">
            <text:p>https://www.adventurepro.com.au/paddleaustralia/pa.cgi?action=details&amp;id=Bielsdown2</text:p>
          </table:table-cell>
          <table:table-cell table:formula="of:=HYPERLINK([.D1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taract River (Nepean)</text:p>
          </table:table-cell>
          <table:table-cell office:value-type="string" calcext:value-type="string">
            <text:p>Cataract Road Bridge to Douglas Park Bridge</text:p>
          </table:table-cell>
          <table:table-cell office:value-type="string" calcext:value-type="string">
            <text:p>Grade IV</text:p>
          </table:table-cell>
          <table:table-cell office:value-type="string" calcext:value-type="string">
            <text:p>http://www.waterwaysguide.org.au/section-detail/6415</text:p>
          </table:table-cell>
          <table:table-cell table:formula="of:=HYPERLINK([.D1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bungra River</text:p>
          </table:table-cell>
          <table:table-cell office:value-type="string" calcext:value-type="string">
            <text:p>Smiths Crossing to Anglers Rest</text:p>
          </table:table-cell>
          <table:table-cell office:value-type="string" calcext:value-type="string">
            <text:p>III - IV</text:p>
          </table:table-cell>
          <table:table-cell office:value-type="string" calcext:value-type="string">
            <text:p>https://www.adventurepro.com.au/paddleaustralia/pa.cgi?action=details&amp;id=Cobungra2</text:p>
          </table:table-cell>
          <table:table-cell table:formula="of:=HYPERLINK([.D1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bungra River</text:p>
          </table:table-cell>
          <table:table-cell office:value-type="string" calcext:value-type="string">
            <text:p>School Bus to Smiths Crossing (School Bus Run - Upper Upper Cobungra)</text:p>
          </table:table-cell>
          <table:table-cell office:value-type="string" calcext:value-type="string">
            <text:p>III - IV</text:p>
          </table:table-cell>
          <table:table-cell office:value-type="string" calcext:value-type="string">
            <text:p>https://www.adventurepro.com.au/paddleaustralia/pa.cgi?action=details&amp;id=Cobungra1</text:p>
          </table:table-cell>
          <table:table-cell table:formula="of:=HYPERLINK([.D1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bungra River</text:p>
          </table:table-cell>
          <table:table-cell office:value-type="string" calcext:value-type="string">
            <text:p>Anglers Rest to Mitta Mitta River</text:p>
          </table:table-cell>
          <table:table-cell office:value-type="string" calcext:value-type="string">
            <text:p>III+ - IV</text:p>
          </table:table-cell>
          <table:table-cell office:value-type="string" calcext:value-type="string">
            <text:p>https://www.adventurepro.com.au/paddleaustralia/pa.cgi?action=details&amp;id=Cobungra3</text:p>
          </table:table-cell>
          <table:table-cell table:formula="of:=HYPERLINK([.D1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bungra River from Swindelers Creek</text:p>
          </table:table-cell>
          <table:table-cell office:value-type="string" calcext:value-type="string">
            <text:p>Swindlers Creek to Smiths Crossing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https://www.adventurepro.com.au/paddleaustralia/pa.cgi?action=details&amp;id=CobungraRiver</text:p>
          </table:table-cell>
          <table:table-cell table:formula="of:=HYPERLINK([.D1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lo River</text:p>
          </table:table-cell>
          <table:table-cell office:value-type="string" calcext:value-type="string">
            <text:p>Wollemi Creek to Canoe Creek</text:p>
          </table:table-cell>
          <table:table-cell office:value-type="string" calcext:value-type="string">
            <text:p>Grade IV</text:p>
          </table:table-cell>
          <table:table-cell office:value-type="string" calcext:value-type="string">
            <text:p>http://www.waterwaysguide.org.au/section-detail/7757</text:p>
          </table:table-cell>
          <table:table-cell table:formula="of:=HYPERLINK([.D1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ast Kiewa</text:p>
          </table:table-cell>
          <table:table-cell office:value-type="string" calcext:value-type="string">
            <text:p>Lake Guy (Junction Dam)  Clover Dam</text:p>
          </table:table-cell>
          <table:table-cell office:value-type="string" calcext:value-type="string">
            <text:p>III+ - IV</text:p>
          </table:table-cell>
          <table:table-cell office:value-type="string" calcext:value-type="string">
            <text:p>https://www.adventurepro.com.au/paddleaustralia/pa.cgi?action=details&amp;id=Eastkiewa4</text:p>
          </table:table-cell>
          <table:table-cell table:formula="of:=HYPERLINK([.D1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ast Kiewa <text:s/>- Pretty Valley Branch</text:p>
          </table:table-cell>
          <table:table-cell office:value-type="string" calcext:value-type="string">
            <text:p>Nursery to Orange Bridge</text:p>
          </table:table-cell>
          <table:table-cell office:value-type="string" calcext:value-type="string">
            <text:p>IV (V) (p)</text:p>
          </table:table-cell>
          <table:table-cell office:value-type="string" calcext:value-type="string">
            <text:p>https://www.adventurepro.com.au/paddleaustralia/pa.cgi?action=details&amp;id=Eastkiewa1</text:p>
          </table:table-cell>
          <table:table-cell table:formula="of:=HYPERLINK([.D1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ast Kiewa  Pretty Valley Branch</text:p>
          </table:table-cell>
          <table:table-cell office:value-type="string" calcext:value-type="string">
            <text:p>Orange Bridge, Falls Creek Road  Bogong Village</text:p>
          </table:table-cell>
          <table:table-cell office:value-type="string" calcext:value-type="string">
            <text:p>III+ - IV+, possibly V at high levels</text:p>
          </table:table-cell>
          <table:table-cell office:value-type="string" calcext:value-type="string">
            <text:p>https://www.adventurepro.com.au/paddleaustralia/pa.cgi?action=details&amp;id=Eastkiewa2</text:p>
          </table:table-cell>
          <table:table-cell table:formula="of:=HYPERLINK([.D1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ast Kiewa  Rocky Valley Branch</text:p>
          </table:table-cell>
          <table:table-cell office:value-type="string" calcext:value-type="string">
            <text:p>Little Arthur Fire Track  Bogong Village</text:p>
          </table:table-cell>
          <table:table-cell office:value-type="string" calcext:value-type="string">
            <text:p>III+ - IV</text:p>
          </table:table-cell>
          <table:table-cell office:value-type="string" calcext:value-type="string">
            <text:p>https://www.adventurepro.com.au/paddleaustralia/pa.cgi?action=details&amp;id=Eastkiewa3</text:p>
          </table:table-cell>
          <table:table-cell table:formula="of:=HYPERLINK([.D2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enoa River</text:p>
          </table:table-cell>
          <table:table-cell office:value-type="string" calcext:value-type="string">
            <text:p>Cann Valley Highway  Wangarabell (The Genoa Gorge)</text:p>
          </table:table-cell>
          <table:table-cell office:value-type="string" calcext:value-type="string">
            <text:p>III  IV (IV+)</text:p>
          </table:table-cell>
          <table:table-cell office:value-type="string" calcext:value-type="string">
            <text:p>https://www.adventurepro.com.au/paddleaustralia/pa.cgi?action=details&amp;id=Genoa1</text:p>
          </table:table-cell>
          <table:table-cell table:formula="of:=HYPERLINK([.D2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ymboida River</text:p>
          </table:table-cell>
          <table:table-cell office:value-type="string" calcext:value-type="string">
            <text:p>Platypus Flat to THE JUNCTION </text:p>
          </table:table-cell>
          <table:table-cell office:value-type="string" calcext:value-type="string">
            <text:p>Grade IV</text:p>
          </table:table-cell>
          <table:table-cell office:value-type="string" calcext:value-type="string">
            <text:p>http://www.waterwaysguide.org.au/section-detail/6419</text:p>
          </table:table-cell>
          <table:table-cell table:formula="of:=HYPERLINK([.D2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andys Creek into the Little Murray River</text:p>
          </table:table-cell>
          <table:table-cell office:value-type="string" calcext:value-type="string">
            <text:p>Johnsens Rd bridge over Sandys Creek to Deervale Rd bridge over the Little Murray River</text:p>
          </table:table-cell>
          <table:table-cell office:value-type="string" calcext:value-type="string">
            <text:p>III - IV (p)</text:p>
          </table:table-cell>
          <table:table-cell office:value-type="string" calcext:value-type="string">
            <text:p>https://www.adventurepro.com.au/paddleaustralia/pa.cgi?action=details&amp;id=sandyscreek1</text:p>
          </table:table-cell>
          <table:table-cell table:formula="of:=HYPERLINK([.D2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ild Cattle Ck</text:p>
          </table:table-cell>
          <table:table-cell office:value-type="string" calcext:value-type="string">
            <text:p>Megan  Platypus Flat</text:p>
          </table:table-cell>
          <table:table-cell office:value-type="string" calcext:value-type="string">
            <text:p>III  IV (p)</text:p>
          </table:table-cell>
          <table:table-cell office:value-type="string" calcext:value-type="string">
            <text:p>https://www.adventurepro.com.au/paddleaustralia/pa.cgi?action=details&amp;id=Wildcattle2</text:p>
          </table:table-cell>
          <table:table-cell table:formula="of:=HYPERLINK([.D2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bercrombie River</text:p>
          </table:table-cell>
          <table:table-cell office:value-type="string" calcext:value-type="string">
            <text:p>Abercrombie to 1a. Gertie's, Wyangala dam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6418</text:p>
          </table:table-cell>
          <table:table-cell table:formula="of:=HYPERLINK([.D2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NDREW RIVER</text:p>
          </table:table-cell>
          <table:table-cell office:value-type="string" calcext:value-type="string">
            <text:p>Queenstown to Franklin River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ttps://www.adventurepro.com.au/paddleaustralia/pa.cgi?action=details&amp;id=andrewriver</text:p>
          </table:table-cell>
          <table:table-cell table:formula="of:=HYPERLINK([.D2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lubula River</text:p>
          </table:table-cell>
          <table:table-cell office:value-type="string" calcext:value-type="string">
            <text:p>07 Bakers Shaft reserve - Belubula River to 08 Canowindra - John Grant Bridge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17949</text:p>
          </table:table-cell>
          <table:table-cell table:formula="of:=HYPERLINK([.D2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ig River (upper Mitta Mitta) </text:p>
          </table:table-cell>
          <table:table-cell office:value-type="string" calcext:value-type="string">
            <text:p>Timms Spur to Big River Bridge</text:p>
          </table:table-cell>
          <table:table-cell office:value-type="string" calcext:value-type="string">
            <text:p>II - III</text:p>
          </table:table-cell>
          <table:table-cell office:value-type="string" calcext:value-type="string">
            <text:p>https://www.adventurepro.com.au/paddleaustralia/pa.cgi?action=details&amp;id=bigrivermitta</text:p>
          </table:table-cell>
          <table:table-cell table:formula="of:=HYPERLINK([.D2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uchan River</text:p>
          </table:table-cell>
          <table:table-cell office:value-type="string" calcext:value-type="string">
            <text:p>Greenhills track to Mick Roberts bridge (end of Sunny Point road which is signposted off Gelantipy road)</text:p>
          </table:table-cell>
          <table:table-cell office:value-type="string" calcext:value-type="string">
            <text:p>III (IV)</text:p>
          </table:table-cell>
          <table:table-cell office:value-type="string" calcext:value-type="string">
            <text:p>https://www.adventurepro.com.au/paddleaustralia/pa.cgi?action=details&amp;id=buchan1</text:p>
          </table:table-cell>
          <table:table-cell table:formula="of:=HYPERLINK([.D2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ARGO RIVER</text:p>
          </table:table-cell>
          <table:table-cell office:value-type="string" calcext:value-type="string">
            <text:p>Brocket to Dargo township</text:p>
          </table:table-cell>
          <table:table-cell office:value-type="string" calcext:value-type="string">
            <text:p>I  III+</text:p>
          </table:table-cell>
          <table:table-cell office:value-type="string" calcext:value-type="string">
            <text:p>https://www.adventurepro.com.au/paddleaustralia/pa.cgi?action=details&amp;id=Dargo_River</text:p>
          </table:table-cell>
          <table:table-cell table:formula="of:=HYPERLINK([.D3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urrumbidgee River</text:p>
          </table:table-cell>
          <table:table-cell office:value-type="string" calcext:value-type="string">
            <text:p>Kambah Pool to Cotter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ttps://www.adventurepro.com.au/paddleaustralia/pa.cgi?action=details&amp;id=Murrumbidgee2</text:p>
          </table:table-cell>
          <table:table-cell table:formula="of:=HYPERLINK([.D3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epean River</text:p>
          </table:table-cell>
          <table:table-cell office:value-type="string" calcext:value-type="string">
            <text:p>Wallacia to Penrith Weir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6276</text:p>
          </table:table-cell>
          <table:table-cell table:formula="of:=HYPERLINK([.D3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III  IV+</text:p>
          </table:table-cell>
          <table:table-cell office:value-type="string" calcext:value-type="string">
            <text:p>https://www.adventurepro.com.au/paddleaustralia/pa.cgi?action=details&amp;id=EurobinCreek</text:p>
          </table:table-cell>
          <table:table-cell table:formula="of:=HYPERLINK([.D3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von River</text:p>
          </table:table-cell>
          <table:table-cell office:value-type="string" calcext:value-type="string">
            <text:p>Huggetts Crossing (Navigation Ck)  Wombat Flat Crossing (including The Channels) </text:p>
          </table:table-cell>
          <table:table-cell office:value-type="string" calcext:value-type="string">
            <text:p>II - II+ (III+)</text:p>
          </table:table-cell>
          <table:table-cell office:value-type="string" calcext:value-type="string">
            <text:p>https://www.adventurepro.com.au/paddleaustralia/pa.cgi?action=details&amp;id=Avon2</text:p>
          </table:table-cell>
          <table:table-cell table:formula="of:=HYPERLINK([.D3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elubula River</text:p>
          </table:table-cell>
          <table:table-cell office:value-type="string" calcext:value-type="string">
            <text:p>03 Belubula River below Carcoar Dam Wall to 04 Carcoar Village</text:p>
          </table:table-cell>
          <table:table-cell office:value-type="string" calcext:value-type="string">
            <text:p>Grade II</text:p>
          </table:table-cell>
          <table:table-cell office:value-type="string" calcext:value-type="string">
            <text:p>http://www.waterwaysguide.org.au/section-detail/11735</text:p>
          </table:table-cell>
          <table:table-cell table:formula="of:=HYPERLINK([.D3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andongadale River</text:p>
          </table:table-cell>
          <table:table-cell office:value-type="string" calcext:value-type="string">
            <text:p>Where the river is at its closest to the road to the bridge crossing the Rose River</text:p>
          </table:table-cell>
          <table:table-cell office:value-type="string" calcext:value-type="string">
            <text:p>I - II</text:p>
          </table:table-cell>
          <table:table-cell office:value-type="string" calcext:value-type="string">
            <text:p>https://www.adventurepro.com.au/paddleaustralia/pa.cgi?action=details&amp;id=dandongadaleriver1</text:p>
          </table:table-cell>
          <table:table-cell table:formula="of:=HYPERLINK([.D3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chlan River</text:p>
          </table:table-cell>
          <table:table-cell office:value-type="string" calcext:value-type="string">
            <text:p>013 Cowra township to 014 <text:s/>Farleigh Beach, Lachlan River below Cowra</text:p>
          </table:table-cell>
          <table:table-cell office:value-type="string" calcext:value-type="string">
            <text:p>Grade II</text:p>
          </table:table-cell>
          <table:table-cell office:value-type="string" calcext:value-type="string">
            <text:p>http://www.waterwaysguide.org.au/section-detail/18298</text:p>
          </table:table-cell>
          <table:table-cell table:formula="of:=HYPERLINK([.D3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chlan River</text:p>
          </table:table-cell>
          <table:table-cell office:value-type="string" calcext:value-type="string">
            <text:p>002. Reids Flat <text:s/>to 003. Wyangala village</text:p>
          </table:table-cell>
          <table:table-cell office:value-type="string" calcext:value-type="string">
            <text:p>Grade II</text:p>
          </table:table-cell>
          <table:table-cell office:value-type="string" calcext:value-type="string">
            <text:p>http://www.waterwaysguide.org.au/section-detail/15747</text:p>
          </table:table-cell>
          <table:table-cell table:formula="of:=HYPERLINK([.D3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ully River</text:p>
          </table:table-cell>
          <table:table-cell office:value-type="string" calcext:value-type="string">
            <text:p>Cardstone Roads Bridge to Bridge (The Crocodile Run)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https://www.adventurepro.com.au/paddleaustralia/pa.cgi?action=details&amp;id=TullyRiver5</text:p>
          </table:table-cell>
          <table:table-cell table:formula="of:=HYPERLINK([.D3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cdonald River (Hawkesbury)</text:p>
          </table:table-cell>
          <table:table-cell office:value-type="string" calcext:value-type="string">
            <text:p>Sunny vale to Portland Headland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2707</text:p>
          </table:table-cell>
          <table:table-cell table:formula="of:=HYPERLINK([.D4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cdonald River (Hawkesbury)</text:p>
          </table:table-cell>
          <table:table-cell office:value-type="string" calcext:value-type="string">
            <text:p>Higher MacDonald to Piggy Back Bridge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2704</text:p>
          </table:table-cell>
          <table:table-cell table:formula="of:=HYPERLINK([.D4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cdonald River (Hawkesbury)</text:p>
          </table:table-cell>
          <table:table-cell office:value-type="string" calcext:value-type="string">
            <text:p>St Albans to Sunny vale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2706</text:p>
          </table:table-cell>
          <table:table-cell table:formula="of:=HYPERLINK([.D4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cdonald River (Hawkesbury)</text:p>
          </table:table-cell>
          <table:table-cell office:value-type="string" calcext:value-type="string">
            <text:p>Piggy Back Bridge to St Albans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2705</text:p>
          </table:table-cell>
          <table:table-cell table:formula="of:=HYPERLINK([.D4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Grade"Boambee Creek "</text:p>
          </table:table-cell>
          <table:table-cell table:style-name="ce2" office:value-type="string" calcext:value-type="string">
            <text:p>Boambee Creek Reserve <text:s/>to Boambee Creek Reserve </text:p>
          </table:table-cell>
          <table:table-cell table:style-name="ce2" office:value-type="string" calcext:value-type="string">
            <text:p>S02</text:p>
          </table:table-cell>
          <table:table-cell table:style-name="ce2" office:value-type="string" calcext:value-type="string">
            <text:p>http://www.waterwaysguide.org.au/section-detail/8930</text:p>
          </table:table-cell>
          <table:table-cell table:style-name="ce2" table:formula="of:=HYPERLINK([.D4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rm River</text:p>
          </table:table-cell>
          <table:table-cell office:value-type="string" calcext:value-type="string">
            <text:p>Arm Falls</text:p>
          </table:table-cell>
          <table:table-cell office:value-type="string" calcext:value-type="string">
            <text:p>V+</text:p>
          </table:table-cell>
          <table:table-cell office:value-type="string" calcext:value-type="string">
            <text:p>https://www.adventurepro.com.au/paddleaustralia/pa.cgi?action=details&amp;id=Armriver</text:p>
          </table:table-cell>
          <table:table-cell table:formula="of:=HYPERLINK([.D4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xs River</text:p>
          </table:table-cell>
          <table:table-cell office:value-type="string" calcext:value-type="string">
            <text:p>Sandy Nook to Six Foot Track</text:p>
          </table:table-cell>
          <table:table-cell office:value-type="string" calcext:value-type="string">
            <text:p>Grade V</text:p>
          </table:table-cell>
          <table:table-cell office:value-type="string" calcext:value-type="string">
            <text:p>http://www.waterwaysguide.org.au/section-detail/6262</text:p>
          </table:table-cell>
          <table:table-cell table:formula="of:=HYPERLINK([.D4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rysdale River</text:p>
          </table:table-cell>
          <table:table-cell office:value-type="string" calcext:value-type="string">
            <text:p>Drysdale River Station to Bulldust Yards</text:p>
          </table:table-cell>
          <table:table-cell office:value-type="string" calcext:value-type="string">
            <text:p>I - V (p)</text:p>
          </table:table-cell>
          <table:table-cell office:value-type="string" calcext:value-type="string">
            <text:p>https://www.adventurepro.com.au/paddleaustralia/pa.cgi?action=details&amp;id=drysdaleriver</text:p>
          </table:table-cell>
          <table:table-cell table:formula="of:=HYPERLINK([.D4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ast Kiewa - Rocky Valley Branch</text:p>
          </table:table-cell>
          <table:table-cell office:value-type="string" calcext:value-type="string">
            <text:p>Spion Kopje Track to Little Arthur Fire Track</text:p>
          </table:table-cell>
          <table:table-cell office:value-type="string" calcext:value-type="string">
            <text:p>IV - V(p)</text:p>
          </table:table-cell>
          <table:table-cell office:value-type="string" calcext:value-type="string">
            <text:p>https://www.adventurepro.com.au/paddleaustralia/pa.cgi?action=details&amp;id=eastkiewarv1</text:p>
          </table:table-cell>
          <table:table-cell table:formula="of:=HYPERLINK([.D4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eorges River</text:p>
          </table:table-cell>
          <table:table-cell office:value-type="string" calcext:value-type="string">
            <text:p>Frere's Crossing to Ingleburn Weir</text:p>
          </table:table-cell>
          <table:table-cell office:value-type="string" calcext:value-type="string">
            <text:p>Grade V</text:p>
          </table:table-cell>
          <table:table-cell office:value-type="string" calcext:value-type="string">
            <text:p>http://www.waterwaysguide.org.au/section-detail/8853</text:p>
          </table:table-cell>
          <table:table-cell table:formula="of:=HYPERLINK([.D4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wydir River</text:p>
          </table:table-cell>
          <table:table-cell office:value-type="string" calcext:value-type="string">
            <text:p>Copeton Dam to Horse Stealers Creek</text:p>
          </table:table-cell>
          <table:table-cell office:value-type="string" calcext:value-type="string">
            <text:p>Grade V</text:p>
          </table:table-cell>
          <table:table-cell office:value-type="string" calcext:value-type="string">
            <text:p>http://www.waterwaysguide.org.au/section-detail/6361</text:p>
          </table:table-cell>
          <table:table-cell table:formula="of:=HYPERLINK([.D5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wydir River</text:p>
          </table:table-cell>
          <table:table-cell office:value-type="string" calcext:value-type="string">
            <text:p>Copeton Dam to Horse Stealers Creek</text:p>
          </table:table-cell>
          <table:table-cell office:value-type="string" calcext:value-type="string">
            <text:p>IV  V  VI</text:p>
          </table:table-cell>
          <table:table-cell office:value-type="string" calcext:value-type="string">
            <text:p>https://www.adventurepro.com.au/paddleaustralia/pa.cgi?action=details&amp;id=gwyd4</text:p>
          </table:table-cell>
          <table:table-cell table:formula="of:=HYPERLINK([.D5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ert River</text:p>
          </table:table-cell>
          <table:table-cell office:value-type="string" calcext:value-type="string">
            <text:p>Cashmere Crossing to Abergowrie Road</text:p>
          </table:table-cell>
          <table:table-cell office:value-type="string" calcext:value-type="string">
            <text:p>IV - V(p)</text:p>
          </table:table-cell>
          <table:table-cell office:value-type="string" calcext:value-type="string">
            <text:p>https://www.adventurepro.com.au/paddleaustralia/pa.cgi?action=details&amp;id=Herbert</text:p>
          </table:table-cell>
          <table:table-cell table:formula="of:=HYPERLINK([.D5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orth Johnstone River</text:p>
          </table:table-cell>
          <table:table-cell office:value-type="string" calcext:value-type="string">
            <text:p>North Branc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ttps://www.adventurepro.com.au/paddleaustralia/pa.cgi?action=details&amp;id=NthJohnstone</text:p>
          </table:table-cell>
          <table:table-cell table:formula="of:=HYPERLINK([.D5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rpentine River</text:p>
          </table:table-cell>
          <table:table-cell office:value-type="string" calcext:value-type="string">
            <text:p>Trout Hatchery <text:s/>Point Lookout Rd Causway to Fire Road Nelson (Dingo Spur)</text:p>
          </table:table-cell>
          <table:table-cell office:value-type="string" calcext:value-type="string">
            <text:p>Grade V</text:p>
          </table:table-cell>
          <table:table-cell office:value-type="string" calcext:value-type="string">
            <text:p>http://www.waterwaysguide.org.au/section-detail/6377</text:p>
          </table:table-cell>
          <table:table-cell table:formula="of:=HYPERLINK([.D5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outh Maroochy River</text:p>
          </table:table-cell>
          <table:table-cell office:value-type="string" calcext:value-type="string">
            <text:p>Kiamba to Rocky Creek</text:p>
          </table:table-cell>
          <table:table-cell office:value-type="string" calcext:value-type="string">
            <text:p>III - V (VI)</text:p>
          </table:table-cell>
          <table:table-cell office:value-type="string" calcext:value-type="string">
            <text:p>https://www.adventurepro.com.au/paddleaustralia/pa.cgi?action=details&amp;id=SouthMaroochy1</text:p>
          </table:table-cell>
          <table:table-cell table:formula="of:=HYPERLINK([.D5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yx River</text:p>
          </table:table-cell>
          <table:table-cell office:value-type="string" calcext:value-type="string">
            <text:p>Barjo to Carters Road</text:p>
          </table:table-cell>
          <table:table-cell office:value-type="string" calcext:value-type="string">
            <text:p>Grade V</text:p>
          </table:table-cell>
          <table:table-cell office:value-type="string" calcext:value-type="string">
            <text:p>http://www.waterwaysguide.org.au/section-detail/6380</text:p>
          </table:table-cell>
          <table:table-cell table:formula="of:=HYPERLINK([.D5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nne River</text:p>
          </table:table-cell>
          <table:table-cell office:value-type="string" calcext:value-type="string">
            <text:p>Mt Anne to Huon River</text:p>
          </table:table-cell>
          <table:table-cell office:value-type="string" calcext:value-type="string">
            <text:p>IV (V)p</text:p>
          </table:table-cell>
          <table:table-cell office:value-type="string" calcext:value-type="string">
            <text:p>https://www.adventurepro.com.au/paddleaustralia/pa.cgi?action=details&amp;id=anneriver1</text:p>
          </table:table-cell>
          <table:table-cell table:formula="of:=HYPERLINK([.D5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ielsdown River</text:p>
          </table:table-cell>
          <table:table-cell office:value-type="string" calcext:value-type="string">
            <text:p>Bielsdown Creek to Platypus Flat</text:p>
          </table:table-cell>
          <table:table-cell office:value-type="string" calcext:value-type="string">
            <text:p>Grade V</text:p>
          </table:table-cell>
          <table:table-cell office:value-type="string" calcext:value-type="string">
            <text:p>http://www.waterwaysguide.org.au/section-detail/7636</text:p>
          </table:table-cell>
          <table:table-cell table:formula="of:=HYPERLINK([.D5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licks River</text:p>
          </table:table-cell>
          <table:table-cell office:value-type="string" calcext:value-type="string">
            <text:p>Dundurrabin to Platypus Flat</text:p>
          </table:table-cell>
          <table:table-cell office:value-type="string" calcext:value-type="string">
            <text:p>Grade IV</text:p>
          </table:table-cell>
          <table:table-cell office:value-type="string" calcext:value-type="string">
            <text:p>http://www.waterwaysguide.org.au/section-detail/6348</text:p>
          </table:table-cell>
          <table:table-cell table:formula="of:=HYPERLINK([.D5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licks River</text:p>
          </table:table-cell>
          <table:table-cell office:value-type="string" calcext:value-type="string">
            <text:p>The section immediately above Dundurrabin</text:p>
          </table:table-cell>
          <table:table-cell office:value-type="string" calcext:value-type="string">
            <text:p>III  IV (IV+)</text:p>
          </table:table-cell>
          <table:table-cell office:value-type="string" calcext:value-type="string">
            <text:p>https://www.adventurepro.com.au/paddleaustralia/pa.cgi?action=details&amp;id=Blicks2</text:p>
          </table:table-cell>
          <table:table-cell table:formula="of:=HYPERLINK([.D6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licks River</text:p>
          </table:table-cell>
          <table:table-cell office:value-type="string" calcext:value-type="string">
            <text:p>Dundurrabin to the Nymboida River</text:p>
          </table:table-cell>
          <table:table-cell office:value-type="string" calcext:value-type="string">
            <text:p>IV (V)</text:p>
          </table:table-cell>
          <table:table-cell office:value-type="string" calcext:value-type="string">
            <text:p>https://www.adventurepro.com.au/paddleaustralia/pa.cgi?action=details&amp;id=Blicks3</text:p>
          </table:table-cell>
          <table:table-cell table:formula="of:=HYPERLINK([.D6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licks River</text:p>
          </table:table-cell>
          <table:table-cell office:value-type="string" calcext:value-type="string">
            <text:p>Hyland Rd turn off to above Dundurrabin</text:p>
          </table:table-cell>
          <table:table-cell office:value-type="string" calcext:value-type="string">
            <text:p>IV- V (P)</text:p>
          </table:table-cell>
          <table:table-cell office:value-type="string" calcext:value-type="string">
            <text:p>https://www.adventurepro.com.au/paddleaustralia/pa.cgi?action=details&amp;id=Blicks1</text:p>
          </table:table-cell>
          <table:table-cell table:formula="of:=HYPERLINK([.D6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licks River</text:p>
          </table:table-cell>
          <table:table-cell office:value-type="string" calcext:value-type="string">
            <text:p>Hyland Rd turnoff to above Dundurrabin</text:p>
          </table:table-cell>
          <table:table-cell office:value-type="string" calcext:value-type="string">
            <text:p>Read and Run III / IV, large drops up to 10m with some grade IV</text:p>
          </table:table-cell>
          <table:table-cell office:value-type="string" calcext:value-type="string">
            <text:p>https://www.adventurepro.com.au/paddleaustralia/pa.cgi?action=details&amp;id=Blicks4</text:p>
          </table:table-cell>
          <table:table-cell table:formula="of:=HYPERLINK([.D6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o Bo River</text:p>
          </table:table-cell>
          <table:table-cell office:value-type="string" calcext:value-type="string">
            <text:p>Bo Bo Gorge</text:p>
          </table:table-cell>
          <table:table-cell office:value-type="string" calcext:value-type="string">
            <text:p>III - IV</text:p>
          </table:table-cell>
          <table:table-cell office:value-type="string" calcext:value-type="string">
            <text:p>https://www.adventurepro.com.au/paddleaustralia/pa.cgi?action=details&amp;id=BOBO2</text:p>
          </table:table-cell>
          <table:table-cell table:formula="of:=HYPERLINK([.D6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uffalo River</text:p>
          </table:table-cell>
          <table:table-cell office:value-type="string" calcext:value-type="string">
            <text:p>Lake Buffalo to Johnson's bridg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https://www.adventurepro.com.au/paddleaustralia/pa.cgi?action=details&amp;id=buffaloRiver</text:p>
          </table:table-cell>
          <table:table-cell table:formula="of:=HYPERLINK([.D6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undarra River</text:p>
          </table:table-cell>
          <table:table-cell office:value-type="string" calcext:value-type="string">
            <text:p>Down to Bundarra Bridge on the Omeo Highway</text:p>
          </table:table-cell>
          <table:table-cell office:value-type="string" calcext:value-type="string">
            <text:p>III+ - IV</text:p>
          </table:table-cell>
          <table:table-cell office:value-type="string" calcext:value-type="string">
            <text:p>https://www.adventurepro.com.au/paddleaustralia/pa.cgi?action=details&amp;id=bundarra</text:p>
          </table:table-cell>
          <table:table-cell table:formula="of:=HYPERLINK([.D6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mpaspe River</text:p>
          </table:table-cell>
          <table:table-cell office:value-type="string" calcext:value-type="string">
            <text:p>Turpin's Falls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https://www.adventurepro.com.au/paddleaustralia/pa.cgi?action=details&amp;id=campaspeRiver1</text:p>
          </table:table-cell>
          <table:table-cell table:formula="of:=HYPERLINK([.D6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nn River</text:p>
          </table:table-cell>
          <table:table-cell office:value-type="string" calcext:value-type="string">
            <text:p>Guage Track to Furnell Jetty</text:p>
          </table:table-cell>
          <table:table-cell office:value-type="string" calcext:value-type="string">
            <text:p>IV+</text:p>
          </table:table-cell>
          <table:table-cell office:value-type="string" calcext:value-type="string">
            <text:p>https://www.adventurepro.com.au/paddleaustralia/pa.cgi?action=details&amp;id=cannriver1</text:p>
          </table:table-cell>
          <table:table-cell table:formula="of:=HYPERLINK([.D6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lo River</text:p>
          </table:table-cell>
          <table:table-cell office:value-type="string" calcext:value-type="string">
            <text:p>Canoe Creek to Bob Turners Track</text:p>
          </table:table-cell>
          <table:table-cell office:value-type="string" calcext:value-type="string">
            <text:p>Grade IV</text:p>
          </table:table-cell>
          <table:table-cell office:value-type="string" calcext:value-type="string">
            <text:p>http://www.waterwaysguide.org.au/section-detail/6257</text:p>
          </table:table-cell>
          <table:table-cell table:formula="of:=HYPERLINK([.D6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lo River</text:p>
          </table:table-cell>
          <table:table-cell office:value-type="string" calcext:value-type="string">
            <text:p>Glen Davis to Upper Colo Bridge</text:p>
          </table:table-cell>
          <table:table-cell office:value-type="string" calcext:value-type="string">
            <text:p>Grade IV</text:p>
          </table:table-cell>
          <table:table-cell office:value-type="string" calcext:value-type="string">
            <text:p>http://www.waterwaysguide.org.au/section-detail/6256</text:p>
          </table:table-cell>
          <table:table-cell table:formula="of:=HYPERLINK([.D7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opooroo Creek</text:p>
          </table:table-cell>
          <table:table-cell office:value-type="string" calcext:value-type="string">
            <text:p>Old Boonjie Road to Russel River take-out</text:p>
          </table:table-cell>
          <table:table-cell office:value-type="string" calcext:value-type="string">
            <text:p>III - IV (p)</text:p>
          </table:table-cell>
          <table:table-cell office:value-type="string" calcext:value-type="string">
            <text:p>https://www.adventurepro.com.au/paddleaustralia/pa.cgi?action=details&amp;id=Coopooroocreek1</text:p>
          </table:table-cell>
          <table:table-cell table:formula="of:=HYPERLINK([.D7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xs River</text:p>
          </table:table-cell>
          <table:table-cell office:value-type="string" calcext:value-type="string">
            <text:p>Glenroy Bridge to Coxs River Road</text:p>
          </table:table-cell>
          <table:table-cell office:value-type="string" calcext:value-type="string">
            <text:p>Grade IV</text:p>
          </table:table-cell>
          <table:table-cell office:value-type="string" calcext:value-type="string">
            <text:p>http://www.waterwaysguide.org.au/section-detail/6260</text:p>
          </table:table-cell>
          <table:table-cell table:formula="of:=HYPERLINK([.D7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xs River</text:p>
          </table:table-cell>
          <table:table-cell office:value-type="string" calcext:value-type="string">
            <text:p>Coxs River Road to Sandy Nook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261</text:p>
          </table:table-cell>
          <table:table-cell table:formula="of:=HYPERLINK([.D7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eep Creek</text:p>
          </table:table-cell>
          <table:table-cell office:value-type="string" calcext:value-type="string">
            <text:p>Sunbury Road to Quarry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https://www.adventurepro.com.au/paddleaustralia/pa.cgi?action=details&amp;id=deepck</text:p>
          </table:table-cell>
          <table:table-cell table:formula="of:=HYPERLINK([.D7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erwent River</text:p>
          </table:table-cell>
          <table:table-cell office:value-type="string" calcext:value-type="string">
            <text:p>Wayatina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https://www.adventurepro.com.au/paddleaustralia/pa.cgi?action=details&amp;id=DerwentRiver</text:p>
          </table:table-cell>
          <table:table-cell table:formula="of:=HYPERLINK([.D7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on River</text:p>
          </table:table-cell>
          <table:table-cell office:value-type="string" calcext:value-type="string">
            <text:p>Denny's Gorge</text:p>
          </table:table-cell>
          <table:table-cell office:value-type="string" calcext:value-type="string">
            <text:p>IV(p)</text:p>
          </table:table-cell>
          <table:table-cell office:value-type="string" calcext:value-type="string">
            <text:p>https://www.adventurepro.com.au/paddleaustralia/pa.cgi?action=details&amp;id=Donriver1</text:p>
          </table:table-cell>
          <table:table-cell table:formula="of:=HYPERLINK([.D7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onaldson River</text:p>
          </table:table-cell>
          <table:table-cell office:value-type="string" calcext:value-type="string">
            <text:p>Main section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https://www.adventurepro.com.au/paddleaustralia/pa.cgi?action=details&amp;id=DonaldsonRiver</text:p>
          </table:table-cell>
          <table:table-cell table:formula="of:=HYPERLINK([.D7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ast Ithaca Creek</text:p>
          </table:table-cell>
          <table:table-cell office:value-type="string" calcext:value-type="string">
            <text:p>Gold Mine Circuit - J.C.Slaughter Falls Park</text:p>
          </table:table-cell>
          <table:table-cell office:value-type="string" calcext:value-type="string">
            <text:p>III - IV (V) (p)</text:p>
          </table:table-cell>
          <table:table-cell office:value-type="string" calcext:value-type="string">
            <text:p>https://www.adventurepro.com.au/paddleaustralia/pa.cgi?action=details&amp;id=eastithaca</text:p>
          </table:table-cell>
          <table:table-cell table:formula="of:=HYPERLINK([.D7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ast Kiewa</text:p>
          </table:table-cell>
          <table:table-cell office:value-type="string" calcext:value-type="string">
            <text:p>Clover Dam to Mt Beauty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https://www.adventurepro.com.au/paddleaustralia/pa.cgi?action=details&amp;id=eastkiewa5</text:p>
          </table:table-cell>
          <table:table-cell table:formula="of:=HYPERLINK([.D7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dith River</text:p>
          </table:table-cell>
          <table:table-cell office:value-type="string" calcext:value-type="string">
            <text:p>Edith Falls</text:p>
          </table:table-cell>
          <table:table-cell office:value-type="string" calcext:value-type="string">
            <text:p>IV (p)</text:p>
          </table:table-cell>
          <table:table-cell office:value-type="string" calcext:value-type="string">
            <text:p>https://www.adventurepro.com.au/paddleaustralia/pa.cgi?action=details&amp;id=EdithRiver</text:p>
          </table:table-cell>
          <table:table-cell table:formula="of:=HYPERLINK([.D8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ucumbene River</text:p>
          </table:table-cell>
          <table:table-cell office:value-type="string" calcext:value-type="string">
            <text:p>Kiandra to Gang Gang Creek</text:p>
          </table:table-cell>
          <table:table-cell office:value-type="string" calcext:value-type="string">
            <text:p>Grade IV</text:p>
          </table:table-cell>
          <table:table-cell office:value-type="string" calcext:value-type="string">
            <text:p>http://www.waterwaysguide.org.au/section-detail/6384</text:p>
          </table:table-cell>
          <table:table-cell table:formula="of:=HYPERLINK([.D8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ucumbene River</text:p>
          </table:table-cell>
          <table:table-cell office:value-type="string" calcext:value-type="string">
            <text:p>Down to Lake Eucumbene</text:p>
          </table:table-cell>
          <table:table-cell office:value-type="string" calcext:value-type="string">
            <text:p>III - IV depends on level</text:p>
          </table:table-cell>
          <table:table-cell office:value-type="string" calcext:value-type="string">
            <text:p>https://www.adventurepro.com.au/paddleaustralia/pa.cgi?action=details&amp;id=Eucumbene</text:p>
          </table:table-cell>
          <table:table-cell table:formula="of:=HYPERLINK([.D8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vans Creek</text:p>
          </table:table-cell>
          <table:table-cell office:value-type="string" calcext:value-type="string">
            <text:p>Evans Creek Track to Lake William Hovell</text:p>
          </table:table-cell>
          <table:table-cell office:value-type="string" calcext:value-type="string">
            <text:p>III - IV</text:p>
          </table:table-cell>
          <table:table-cell office:value-type="string" calcext:value-type="string">
            <text:p>https://www.adventurepro.com.au/paddleaustralia/pa.cgi?action=details&amp;id=Evans_Creek</text:p>
          </table:table-cell>
          <table:table-cell table:formula="of:=HYPERLINK([.D8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ranklin River</text:p>
          </table:table-cell>
          <table:table-cell office:value-type="string" calcext:value-type="string">
            <text:p>Lyell Highway to Sir John Falls</text:p>
          </table:table-cell>
          <table:table-cell office:value-type="string" calcext:value-type="string">
            <text:p>IV (V - VI)(p)</text:p>
          </table:table-cell>
          <table:table-cell office:value-type="string" calcext:value-type="string">
            <text:p>https://www.adventurepro.com.au/paddleaustralia/pa.cgi?action=details&amp;id=Franklinriver2</text:p>
          </table:table-cell>
          <table:table-cell table:formula="of:=HYPERLINK([.D8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eehi River</text:p>
          </table:table-cell>
          <table:table-cell office:value-type="string" calcext:value-type="string">
            <text:p>Above Geehi Reservoir</text:p>
          </table:table-cell>
          <table:table-cell office:value-type="string" calcext:value-type="string">
            <text:p>IV - V</text:p>
          </table:table-cell>
          <table:table-cell office:value-type="string" calcext:value-type="string">
            <text:p>https://www.adventurepro.com.au/paddleaustralia/pa.cgi?action=details&amp;id=GeehiRiver</text:p>
          </table:table-cell>
          <table:table-cell table:formula="of:=HYPERLINK([.D8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lenbrook Creek</text:p>
          </table:table-cell>
          <table:table-cell office:value-type="string" calcext:value-type="string">
            <text:p>Glenbrook Causeway to Leonay </text:p>
          </table:table-cell>
          <table:table-cell office:value-type="string" calcext:value-type="string">
            <text:p>Grade IV</text:p>
          </table:table-cell>
          <table:table-cell office:value-type="string" calcext:value-type="string">
            <text:p>http://www.waterwaysguide.org.au/section-detail/6263</text:p>
          </table:table-cell>
          <table:table-cell table:formula="of:=HYPERLINK([.D8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lenbrook Creek</text:p>
          </table:table-cell>
          <table:table-cell office:value-type="string" calcext:value-type="string">
            <text:p>Glenbrook Causeway to Nepean River 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https://www.adventurepro.com.au/paddleaustralia/pa.cgi?action=details&amp;id=GLBR2</text:p>
          </table:table-cell>
          <table:table-cell table:formula="of:=HYPERLINK([.D8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rose River</text:p>
          </table:table-cell>
          <table:table-cell office:value-type="string" calcext:value-type="string">
            <text:p>Faulconbridge Point to Yarramundi North Reserve</text:p>
          </table:table-cell>
          <table:table-cell office:value-type="string" calcext:value-type="string">
            <text:p>Grade IV</text:p>
          </table:table-cell>
          <table:table-cell office:value-type="string" calcext:value-type="string">
            <text:p>http://www.waterwaysguide.org.au/section-detail/6265</text:p>
          </table:table-cell>
          <table:table-cell table:formula="of:=HYPERLINK([.D8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uy Fawkes River</text:p>
          </table:table-cell>
          <table:table-cell office:value-type="string" calcext:value-type="string">
            <text:p>Lenah Valley Fire Trail to Old Farm Rd Bridge</text:p>
          </table:table-cell>
          <table:table-cell office:value-type="string" calcext:value-type="string">
            <text:p>IV(p)</text:p>
          </table:table-cell>
          <table:table-cell office:value-type="string" calcext:value-type="string">
            <text:p>https://www.adventurepro.com.au/paddleaustralia/pa.cgi?action=details&amp;id=Guyfawkesriver</text:p>
          </table:table-cell>
          <table:table-cell table:formula="of:=HYPERLINK([.D8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ndi (Upper Murray)</text:p>
          </table:table-cell>
          <table:table-cell office:value-type="string" calcext:value-type="string">
            <text:p>Murray Gates</text:p>
          </table:table-cell>
          <table:table-cell office:value-type="string" calcext:value-type="string">
            <text:p>III - IV</text:p>
          </table:table-cell>
          <table:table-cell office:value-type="string" calcext:value-type="string">
            <text:p>https://www.adventurepro.com.au/paddleaustralia/pa.cgi?action=details&amp;id=Indi3</text:p>
          </table:table-cell>
          <table:table-cell table:formula="of:=HYPERLINK([.D9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ris River</text:p>
          </table:table-cell>
          <table:table-cell office:value-type="string" calcext:value-type="string">
            <text:p>Cradle Mountain road to Lake Gairdner</text:p>
          </table:table-cell>
          <table:table-cell office:value-type="string" calcext:value-type="string">
            <text:p>III - IV</text:p>
          </table:table-cell>
          <table:table-cell office:value-type="string" calcext:value-type="string">
            <text:p>https://www.adventurepro.com.au/paddleaustralia/pa.cgi?action=details&amp;id=IRIS1</text:p>
          </table:table-cell>
          <table:table-cell table:formula="of:=HYPERLINK([.D9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Jamieson River, North Branch</text:p>
          </table:table-cell>
          <table:table-cell office:value-type="string" calcext:value-type="string">
            <text:p>Upper Jamieson Hut to Wren's Flat</text:p>
          </table:table-cell>
          <table:table-cell office:value-type="string" calcext:value-type="string">
            <text:p>III - IV</text:p>
          </table:table-cell>
          <table:table-cell office:value-type="string" calcext:value-type="string">
            <text:p>https://www.adventurepro.com.au/paddleaustralia/pa.cgi?action=details&amp;id=Jamieson2</text:p>
          </table:table-cell>
          <table:table-cell table:formula="of:=HYPERLINK([.D9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ea River</text:p>
          </table:table-cell>
          <table:table-cell office:value-type="string" calcext:value-type="string">
            <text:p>Upper Lea</text:p>
          </table:table-cell>
          <table:table-cell office:value-type="string" calcext:value-type="string">
            <text:p>IV (p)</text:p>
          </table:table-cell>
          <table:table-cell office:value-type="string" calcext:value-type="string">
            <text:p>https://www.adventurepro.com.au/paddleaustralia/pa.cgi?action=details&amp;id=LeaRiver1</text:p>
          </table:table-cell>
          <table:table-cell table:formula="of:=HYPERLINK([.D9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ea River</text:p>
          </table:table-cell>
          <table:table-cell office:value-type="string" calcext:value-type="string">
            <text:p>To Lake Gairdner</text:p>
          </table:table-cell>
          <table:table-cell office:value-type="string" calcext:value-type="string">
            <text:p>IV+</text:p>
          </table:table-cell>
          <table:table-cell office:value-type="string" calcext:value-type="string">
            <text:p>https://www.adventurepro.com.au/paddleaustralia/pa.cgi?action=details&amp;id=leariver</text:p>
          </table:table-cell>
          <table:table-cell table:formula="of:=HYPERLINK([.D9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eatherbarrel Creek</text:p>
          </table:table-cell>
          <table:table-cell office:value-type="string" calcext:value-type="string">
            <text:p>Alpine Way to Murray River</text:p>
          </table:table-cell>
          <table:table-cell office:value-type="string" calcext:value-type="string">
            <text:p>IV (p)</text:p>
          </table:table-cell>
          <table:table-cell office:value-type="string" calcext:value-type="string">
            <text:p>https://www.adventurepro.com.au/paddleaustralia/pa.cgi?action=details&amp;id=Leatherbarrelcreek</text:p>
          </table:table-cell>
          <table:table-cell table:formula="of:=HYPERLINK([.D9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even River</text:p>
          </table:table-cell>
          <table:table-cell office:value-type="string" calcext:value-type="string">
            <text:p>Leven Canyon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https://www.adventurepro.com.au/paddleaustralia/pa.cgi?action=details&amp;id=Levenriver1</text:p>
          </table:table-cell>
          <table:table-cell table:formula="of:=HYPERLINK([.D9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ittle Henty River</text:p>
          </table:table-cell>
          <table:table-cell office:value-type="string" calcext:value-type="string">
            <text:p>Strahan - Zeehan Rd to Trial Harbour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https://www.adventurepro.com.au/paddleaustralia/pa.cgi?action=details&amp;id=Littlehenty</text:p>
          </table:table-cell>
          <table:table-cell table:formula="of:=HYPERLINK([.D9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ittle Murray River</text:p>
          </table:table-cell>
          <table:table-cell office:value-type="string" calcext:value-type="string">
            <text:p>Johnsens Rd to Deervale Rd</text:p>
          </table:table-cell>
          <table:table-cell office:value-type="string" calcext:value-type="string">
            <text:p>III  IV (p)</text:p>
          </table:table-cell>
          <table:table-cell office:value-type="string" calcext:value-type="string">
            <text:p>https://www.adventurepro.com.au/paddleaustralia/pa.cgi?action=details&amp;id=Littlemurray2</text:p>
          </table:table-cell>
          <table:table-cell table:formula="of:=HYPERLINK([.D9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ittle Murray River</text:p>
          </table:table-cell>
          <table:table-cell office:value-type="string" calcext:value-type="string">
            <text:p>Bostobrick to Nymboida River</text:p>
          </table:table-cell>
          <table:table-cell office:value-type="string" calcext:value-type="string">
            <text:p>III - IV</text:p>
          </table:table-cell>
          <table:table-cell office:value-type="string" calcext:value-type="string">
            <text:p>https://www.adventurepro.com.au/paddleaustralia/pa.cgi?action=details&amp;id=Littlemurray4</text:p>
          </table:table-cell>
          <table:table-cell table:formula="of:=HYPERLINK([.D9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ittle Nymboida River</text:p>
          </table:table-cell>
          <table:table-cell office:value-type="string" calcext:value-type="string">
            <text:p>Bo Bo junction to Nymboida Junction</text:p>
          </table:table-cell>
          <table:table-cell office:value-type="string" calcext:value-type="string">
            <text:p>III- IV</text:p>
          </table:table-cell>
          <table:table-cell office:value-type="string" calcext:value-type="string">
            <text:p>https://www.adventurepro.com.au/paddleaustralia/pa.cgi?action=details&amp;id=Littlenymboida</text:p>
          </table:table-cell>
          <table:table-cell table:formula="of:=HYPERLINK([.D10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obster Creek</text:p>
          </table:table-cell>
          <table:table-cell office:value-type="string" calcext:value-type="string">
            <text:p>Lobster Falls</text:p>
          </table:table-cell>
          <table:table-cell office:value-type="string" calcext:value-type="string">
            <text:p>IV(p)</text:p>
          </table:table-cell>
          <table:table-cell office:value-type="string" calcext:value-type="string">
            <text:p>https://www.adventurepro.com.au/paddleaustralia/pa.cgi?action=details&amp;id=Lobsterrivulet</text:p>
          </table:table-cell>
          <table:table-cell table:formula="of:=HYPERLINK([.D10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oddon River</text:p>
          </table:table-cell>
          <table:table-cell office:value-type="string" calcext:value-type="string">
            <text:p>Loddon Falls</text:p>
          </table:table-cell>
          <table:table-cell office:value-type="string" calcext:value-type="string">
            <text:p>IV - IV+ <text:s/>(V in high water)</text:p>
          </table:table-cell>
          <table:table-cell office:value-type="string" calcext:value-type="string">
            <text:p>https://www.adventurepro.com.au/paddleaustralia/pa.cgi?action=details&amp;id=Loddonriver1</text:p>
          </table:table-cell>
          <table:table-cell table:formula="of:=HYPERLINK([.D10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cdonald River (Namoi)</text:p>
          </table:table-cell>
          <table:table-cell office:value-type="string" calcext:value-type="string">
            <text:p>Retreat to Lowry Crossing </text:p>
          </table:table-cell>
          <table:table-cell office:value-type="string" calcext:value-type="string">
            <text:p>Grade IV</text:p>
          </table:table-cell>
          <table:table-cell office:value-type="string" calcext:value-type="string">
            <text:p>http://www.waterwaysguide.org.au/section-detail/6369</text:p>
          </table:table-cell>
          <table:table-cell table:formula="of:=HYPERLINK([.D10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cquarie River</text:p>
          </table:table-cell>
          <table:table-cell office:value-type="string" calcext:value-type="string">
            <text:p>Freemantle Bridge to Bruinbun</text:p>
          </table:table-cell>
          <table:table-cell office:value-type="string" calcext:value-type="string">
            <text:p>Grade IV</text:p>
          </table:table-cell>
          <table:table-cell office:value-type="string" calcext:value-type="string">
            <text:p>http://www.waterwaysguide.org.au/section-detail/6243</text:p>
          </table:table-cell>
          <table:table-cell table:formula="of:=HYPERLINK([.D10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nn River</text:p>
          </table:table-cell>
          <table:table-cell office:value-type="string" calcext:value-type="string">
            <text:p>Mann River Bridge to Jackadgery</text:p>
          </table:table-cell>
          <table:table-cell office:value-type="string" calcext:value-type="string">
            <text:p>Grade IV</text:p>
          </table:table-cell>
          <table:table-cell office:value-type="string" calcext:value-type="string">
            <text:p>http://www.waterwaysguide.org.au/section-detail/6364</text:p>
          </table:table-cell>
          <table:table-cell table:formula="of:=HYPERLINK([.D10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nning River</text:p>
          </table:table-cell>
          <table:table-cell office:value-type="string" calcext:value-type="string">
            <text:p>Pigna Barney First Ford to Claremont Bridge</text:p>
          </table:table-cell>
          <table:table-cell office:value-type="string" calcext:value-type="string">
            <text:p>Grade IV</text:p>
          </table:table-cell>
          <table:table-cell office:value-type="string" calcext:value-type="string">
            <text:p>http://www.waterwaysguide.org.au/section-detail/6414</text:p>
          </table:table-cell>
          <table:table-cell table:formula="of:=HYPERLINK([.D10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rsey River</text:p>
          </table:table-cell>
          <table:table-cell office:value-type="string" calcext:value-type="string">
            <text:p>Lewis Falls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https://www.adventurepro.com.au/paddleaustralia/pa.cgi?action=details&amp;id=MerseyRiver2</text:p>
          </table:table-cell>
          <table:table-cell table:formula="of:=HYPERLINK([.D10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rsey River</text:p>
          </table:table-cell>
          <table:table-cell office:value-type="string" calcext:value-type="string">
            <text:p>Alum Cliffs</text:p>
          </table:table-cell>
          <table:table-cell office:value-type="string" calcext:value-type="string">
            <text:p>IV(p)</text:p>
          </table:table-cell>
          <table:table-cell office:value-type="string" calcext:value-type="string">
            <text:p>https://www.adventurepro.com.au/paddleaustralia/pa.cgi?action=details&amp;id=MerseyRiver1</text:p>
          </table:table-cell>
          <table:table-cell table:formula="of:=HYPERLINK([.D10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tta Mitta River</text:p>
          </table:table-cell>
          <table:table-cell office:value-type="string" calcext:value-type="string">
            <text:p>Bundarra Bridge to Hinnomunjie Bridge</text:p>
          </table:table-cell>
          <table:table-cell office:value-type="string" calcext:value-type="string">
            <text:p>III - IV</text:p>
          </table:table-cell>
          <table:table-cell office:value-type="string" calcext:value-type="string">
            <text:p>https://www.adventurepro.com.au/paddleaustralia/pa.cgi?action=details&amp;id=Mitta2</text:p>
          </table:table-cell>
          <table:table-cell table:formula="of:=HYPERLINK([.D10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urray River</text:p>
          </table:table-cell>
          <table:table-cell office:value-type="string" calcext:value-type="string">
            <text:p>Grassy Flat to Swan Hill</text:p>
          </table:table-cell>
          <table:table-cell office:value-type="string" calcext:value-type="string">
            <text:p>Grade IV</text:p>
          </table:table-cell>
          <table:table-cell office:value-type="string" calcext:value-type="string">
            <text:p>http://www.waterwaysguide.org.au/section-detail/9756</text:p>
          </table:table-cell>
          <table:table-cell table:formula="of:=HYPERLINK([.D11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urray River</text:p>
          </table:table-cell>
          <table:table-cell office:value-type="string" calcext:value-type="string">
            <text:p>Grassy Flat to Biggara Bridge (Colemans Bend)</text:p>
          </table:table-cell>
          <table:table-cell office:value-type="string" calcext:value-type="string">
            <text:p>Grade IV</text:p>
          </table:table-cell>
          <table:table-cell office:value-type="string" calcext:value-type="string">
            <text:p>http://www.waterwaysguide.org.au/section-detail/6311</text:p>
          </table:table-cell>
          <table:table-cell table:formula="of:=HYPERLINK([.D11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urray River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III - IV</text:p>
          </table:table-cell>
          <table:table-cell office:value-type="string" calcext:value-type="string">
            <text:p>https://www.adventurepro.com.au/paddleaustralia/pa.cgi?action=details&amp;id=murrayriverwa</text:p>
          </table:table-cell>
          <table:table-cell table:formula="of:=HYPERLINK([.D11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urrumbidgee River</text:p>
          </table:table-cell>
          <table:table-cell office:value-type="string" calcext:value-type="string">
            <text:p>Pine Island to Kambah Pools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https://www.adventurepro.com.au/paddleaustralia/pa.cgi?action=details&amp;id=Murrimbidgee12</text:p>
          </table:table-cell>
          <table:table-cell table:formula="of:=HYPERLINK([.D11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epean River</text:p>
          </table:table-cell>
          <table:table-cell office:value-type="string" calcext:value-type="string">
            <text:p>Bents Basin Put In to Bents Basin</text:p>
          </table:table-cell>
          <table:table-cell office:value-type="string" calcext:value-type="string">
            <text:p>Grade IV</text:p>
          </table:table-cell>
          <table:table-cell office:value-type="string" calcext:value-type="string">
            <text:p>http://www.waterwaysguide.org.au/section-detail/6272</text:p>
          </table:table-cell>
          <table:table-cell table:formula="of:=HYPERLINK([.D11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ive River</text:p>
          </table:table-cell>
          <table:table-cell office:value-type="string" calcext:value-type="string">
            <text:p>Above Tarraleah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https://www.adventurepro.com.au/paddleaustralia/pa.cgi?action=details&amp;id=NiveRiver</text:p>
          </table:table-cell>
          <table:table-cell table:formula="of:=HYPERLINK([.D11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orth Esk River</text:p>
          </table:table-cell>
          <table:table-cell office:value-type="string" calcext:value-type="string">
            <text:p>White Hills to Corra Linn</text:p>
          </table:table-cell>
          <table:table-cell office:value-type="string" calcext:value-type="string">
            <text:p>III - IV</text:p>
          </table:table-cell>
          <table:table-cell office:value-type="string" calcext:value-type="string">
            <text:p>https://www.adventurepro.com.au/paddleaustralia/pa.cgi?action=details&amp;id=NESK3</text:p>
          </table:table-cell>
          <table:table-cell table:formula="of:=HYPERLINK([.D11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orth West Bay</text:p>
          </table:table-cell>
          <table:table-cell office:value-type="string" calcext:value-type="string">
            <text:p>Huon Highway to Channel Highway</text:p>
          </table:table-cell>
          <table:table-cell office:value-type="string" calcext:value-type="string">
            <text:p>IV(p)</text:p>
          </table:table-cell>
          <table:table-cell office:value-type="string" calcext:value-type="string">
            <text:p>https://www.adventurepro.com.au/paddleaustralia/pa.cgi?action=details&amp;id=Northwestbay3</text:p>
          </table:table-cell>
          <table:table-cell table:formula="of:=HYPERLINK([.D11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Obi Obi Creek</text:p>
          </table:table-cell>
          <table:table-cell office:value-type="string" calcext:value-type="string">
            <text:p>Maleny to Lake Baroon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https://www.adventurepro.com.au/paddleaustralia/pa.cgi?action=details&amp;id=obiobicreek</text:p>
          </table:table-cell>
          <table:table-cell table:formula="of:=HYPERLINK([.D11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eak River</text:p>
          </table:table-cell>
          <table:table-cell office:value-type="string" calcext:value-type="string">
            <text:p>Waterfall Creek to Goobarragandra River</text:p>
          </table:table-cell>
          <table:table-cell office:value-type="string" calcext:value-type="string">
            <text:p>IV, V (p)</text:p>
          </table:table-cell>
          <table:table-cell office:value-type="string" calcext:value-type="string">
            <text:p>https://www.adventurepro.com.au/paddleaustralia/pa.cgi?action=details&amp;id=Peakriver</text:p>
          </table:table-cell>
          <table:table-cell table:formula="of:=HYPERLINK([.D11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les Creek</text:p>
          </table:table-cell>
          <table:table-cell office:value-type="string" calcext:value-type="string">
            <text:p>Somersby down to Girracool</text:p>
          </table:table-cell>
          <table:table-cell office:value-type="string" calcext:value-type="string">
            <text:p>III to V when flooding</text:p>
          </table:table-cell>
          <table:table-cell office:value-type="string" calcext:value-type="string">
            <text:p>https://www.adventurepro.com.au/paddleaustralia/pa.cgi?action=details&amp;id=PilesCreek</text:p>
          </table:table-cell>
          <table:table-cell table:formula="of:=HYPERLINK([.D12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ubicon River</text:p>
          </table:table-cell>
          <table:table-cell office:value-type="string" calcext:value-type="string">
            <text:p>Upper section</text:p>
          </table:table-cell>
          <table:table-cell office:value-type="string" calcext:value-type="string">
            <text:p>IV- IV+</text:p>
          </table:table-cell>
          <table:table-cell office:value-type="string" calcext:value-type="string">
            <text:p>https://www.adventurepro.com.au/paddleaustralia/pa.cgi?action=details&amp;id=Rubicon</text:p>
          </table:table-cell>
          <table:table-cell table:formula="of:=HYPERLINK([.D12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ubicon River</text:p>
          </table:table-cell>
          <table:table-cell office:value-type="string" calcext:value-type="string">
            <text:p>To the sea</text:p>
          </table:table-cell>
          <table:table-cell office:value-type="string" calcext:value-type="string">
            <text:p>IV(Vp)</text:p>
          </table:table-cell>
          <table:table-cell office:value-type="string" calcext:value-type="string">
            <text:p>https://www.adventurepro.com.au/paddleaustralia/pa.cgi?action=details&amp;id=RubiconRiver</text:p>
          </table:table-cell>
          <table:table-cell table:formula="of:=HYPERLINK([.D12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ussell River</text:p>
          </table:table-cell>
          <table:table-cell office:value-type="string" calcext:value-type="string">
            <text:p>Mt Bartle Frere western trail-head to Golden Hole</text:p>
          </table:table-cell>
          <table:table-cell office:value-type="string" calcext:value-type="string">
            <text:p>IV + (with significant class V &amp; VI portages)</text:p>
          </table:table-cell>
          <table:table-cell office:value-type="string" calcext:value-type="string">
            <text:p>https://www.adventurepro.com.au/paddleaustralia/pa.cgi?action=details&amp;id=Russellriver1</text:p>
          </table:table-cell>
          <table:table-cell table:formula="of:=HYPERLINK([.D12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vens Creek</text:p>
          </table:table-cell>
          <table:table-cell office:value-type="string" calcext:value-type="string">
            <text:p>Poly McQuinns to Goorum Falls</text:p>
          </table:table-cell>
          <table:table-cell office:value-type="string" calcext:value-type="string">
            <text:p>III+ - IV+</text:p>
          </table:table-cell>
          <table:table-cell office:value-type="string" calcext:value-type="string">
            <text:p>https://www.adventurepro.com.au/paddleaustralia/pa.cgi?action=details&amp;id=sevensck</text:p>
          </table:table-cell>
          <table:table-cell table:formula="of:=HYPERLINK([.D12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vern River</text:p>
          </table:table-cell>
          <table:table-cell office:value-type="string" calcext:value-type="string">
            <text:p>Just before the junction with the MacIntyre River</text:p>
          </table:table-cell>
          <table:table-cell office:value-type="string" calcext:value-type="string">
            <text:p>III  VI(p)</text:p>
          </table:table-cell>
          <table:table-cell office:value-type="string" calcext:value-type="string">
            <text:p>https://www.adventurepro.com.au/paddleaustralia/pa.cgi?action=details&amp;id=SevernRiver</text:p>
          </table:table-cell>
          <table:table-cell table:formula="of:=HYPERLINK([.D12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hoalhaven River</text:p>
          </table:table-cell>
          <table:table-cell office:value-type="string" calcext:value-type="string">
            <text:p>Welcome Reef to Peggies Gully (powerlines)</text:p>
          </table:table-cell>
          <table:table-cell office:value-type="string" calcext:value-type="string">
            <text:p>III - IV</text:p>
          </table:table-cell>
          <table:table-cell office:value-type="string" calcext:value-type="string">
            <text:p>https://www.adventurepro.com.au/paddleaustralia/pa.cgi?action=details&amp;id=Shoalhavenriver1</text:p>
          </table:table-cell>
          <table:table-cell table:formula="of:=HYPERLINK([.D12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nowy River</text:p>
          </table:table-cell>
          <table:table-cell office:value-type="string" calcext:value-type="string">
            <text:p>Munyang Creek to Island Bend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https://www.adventurepro.com.au/paddleaustralia/pa.cgi?action=details&amp;id=snowyriver2</text:p>
          </table:table-cell>
          <table:table-cell table:formula="of:=HYPERLINK([.D12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nowy River</text:p>
          </table:table-cell>
          <table:table-cell office:value-type="string" calcext:value-type="string">
            <text:p>Charlottes Pass to Guthega Pondage</text:p>
          </table:table-cell>
          <table:table-cell office:value-type="string" calcext:value-type="string">
            <text:p>IV(p)</text:p>
          </table:table-cell>
          <table:table-cell office:value-type="string" calcext:value-type="string">
            <text:p>https://www.adventurepro.com.au/paddleaustralia/pa.cgi?action=details&amp;id=Snowyriver1</text:p>
          </table:table-cell>
          <table:table-cell table:formula="of:=HYPERLINK([.D12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nowy River</text:p>
          </table:table-cell>
          <table:table-cell office:value-type="string" calcext:value-type="string">
            <text:p>Guthega Dam to Munyang Creek (Power Station)</text:p>
          </table:table-cell>
          <table:table-cell office:value-type="string" calcext:value-type="string">
            <text:p>IV+ (V)</text:p>
          </table:table-cell>
          <table:table-cell office:value-type="string" calcext:value-type="string">
            <text:p>https://www.adventurepro.com.au/paddleaustralia/pa.cgi?action=details&amp;id=SnowyRiverGuthega</text:p>
          </table:table-cell>
          <table:table-cell table:formula="of:=HYPERLINK([.D12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outh Esk</text:p>
          </table:table-cell>
          <table:table-cell office:value-type="string" calcext:value-type="string">
            <text:p>Cataract Gorg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https://www.adventurepro.com.au/paddleaustralia/pa.cgi?action=details&amp;id=SouthEsk</text:p>
          </table:table-cell>
          <table:table-cell table:formula="of:=HYPERLINK([.D13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pencers Creek</text:p>
          </table:table-cell>
          <table:table-cell office:value-type="string" calcext:value-type="string">
            <text:p>Betts Creek to Snowy River Guthega Pondag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https://www.adventurepro.com.au/paddleaustralia/pa.cgi?action=details&amp;id=spencerscreek</text:p>
          </table:table-cell>
          <table:table-cell table:formula="of:=HYPERLINK([.D13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yx River</text:p>
          </table:table-cell>
          <table:table-cell office:value-type="string" calcext:value-type="string">
            <text:p>Bridge to Glenora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https://www.adventurepro.com.au/paddleaustralia/pa.cgi?action=details&amp;id=Styxriver2</text:p>
          </table:table-cell>
          <table:table-cell table:formula="of:=HYPERLINK([.D13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redbo River</text:p>
          </table:table-cell>
          <table:table-cell office:value-type="string" calcext:value-type="string">
            <text:p>Thredbo Village to Ngarigo Picnic Area</text:p>
          </table:table-cell>
          <table:table-cell office:value-type="string" calcext:value-type="string">
            <text:p>III+ - IV</text:p>
          </table:table-cell>
          <table:table-cell office:value-type="string" calcext:value-type="string">
            <text:p>https://www.adventurepro.com.au/paddleaustralia/pa.cgi?action=details&amp;id=thredboriver2</text:p>
          </table:table-cell>
          <table:table-cell table:formula="of:=HYPERLINK([.D13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redbo river</text:p>
          </table:table-cell>
          <table:table-cell office:value-type="string" calcext:value-type="string">
            <text:p>Dead Horse Gap to Villag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https://www.adventurepro.com.au/paddleaustralia/pa.cgi?action=details&amp;id=thredboriver1</text:p>
          </table:table-cell>
          <table:table-cell table:formula="of:=HYPERLINK([.D13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redbo River</text:p>
          </table:table-cell>
          <table:table-cell office:value-type="string" calcext:value-type="string">
            <text:p>Ski Tube to Trout Farm</text:p>
          </table:table-cell>
          <table:table-cell office:value-type="string" calcext:value-type="string">
            <text:p>IV +(p)</text:p>
          </table:table-cell>
          <table:table-cell office:value-type="string" calcext:value-type="string">
            <text:p>https://www.adventurepro.com.au/paddleaustralia/pa.cgi?action=details&amp;id=Thredboriver4</text:p>
          </table:table-cell>
          <table:table-cell table:formula="of:=HYPERLINK([.D13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redbo River</text:p>
          </table:table-cell>
          <table:table-cell office:value-type="string" calcext:value-type="string">
            <text:p>Ngarigo to Ski Tube</text:p>
          </table:table-cell>
          <table:table-cell office:value-type="string" calcext:value-type="string">
            <text:p>IV(p)</text:p>
          </table:table-cell>
          <table:table-cell office:value-type="string" calcext:value-type="string">
            <text:p>https://www.adventurepro.com.au/paddleaustralia/pa.cgi?action=details&amp;id=Thredboriver3</text:p>
          </table:table-cell>
          <table:table-cell table:formula="of:=HYPERLINK([.D13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ully River</text:p>
          </table:table-cell>
          <table:table-cell office:value-type="string" calcext:value-type="string">
            <text:p>Top (Hydro - Tower 10)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https://www.adventurepro.com.au/paddleaustralia/pa.cgi?action=details&amp;id=TullyRiver1</text:p>
          </table:table-cell>
          <table:table-cell table:formula="of:=HYPERLINK([.D13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ully River</text:p>
          </table:table-cell>
          <table:table-cell office:value-type="string" calcext:value-type="string">
            <text:p>Middle (Flip Wilson to Campground)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https://www.adventurepro.com.au/paddleaustralia/pa.cgi?action=details&amp;id=TullyRiver3</text:p>
          </table:table-cell>
          <table:table-cell table:formula="of:=HYPERLINK([.D13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pper Bundara</text:p>
          </table:table-cell>
          <table:table-cell office:value-type="string" calcext:value-type="string">
            <text:p>Bogong High Plains Rd to Electric Corner</text:p>
          </table:table-cell>
          <table:table-cell office:value-type="string" calcext:value-type="string">
            <text:p>IV+</text:p>
          </table:table-cell>
          <table:table-cell office:value-type="string" calcext:value-type="string">
            <text:p>https://www.adventurepro.com.au/paddleaustralia/pa.cgi?action=details&amp;id=Bundara_River</text:p>
          </table:table-cell>
          <table:table-cell table:formula="of:=HYPERLINK([.D13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est Kiewa</text:p>
          </table:table-cell>
          <table:table-cell office:value-type="string" calcext:value-type="string">
            <text:p>Dungey Track to Diversion Dam</text:p>
          </table:table-cell>
          <table:table-cell office:value-type="string" calcext:value-type="string">
            <text:p>III - IV</text:p>
          </table:table-cell>
          <table:table-cell office:value-type="string" calcext:value-type="string">
            <text:p>https://www.adventurepro.com.au/paddleaustralia/pa.cgi?action=details&amp;id=Westkiewa1</text:p>
          </table:table-cell>
          <table:table-cell table:formula="of:=HYPERLINK([.D14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est Kiewa</text:p>
          </table:table-cell>
          <table:table-cell office:value-type="string" calcext:value-type="string">
            <text:p>Diversion Dam to Mount Beauty</text:p>
          </table:table-cell>
          <table:table-cell office:value-type="string" calcext:value-type="string">
            <text:p>III+ - IV</text:p>
          </table:table-cell>
          <table:table-cell office:value-type="string" calcext:value-type="string">
            <text:p>https://www.adventurepro.com.au/paddleaustralia/pa.cgi?action=details&amp;id=Westkiewa2</text:p>
          </table:table-cell>
          <table:table-cell table:formula="of:=HYPERLINK([.D14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ild Cattle Ck</text:p>
          </table:table-cell>
          <table:table-cell office:value-type="string" calcext:value-type="string">
            <text:p>Slingsby Rd - Megan</text:p>
          </table:table-cell>
          <table:table-cell office:value-type="string" calcext:value-type="string">
            <text:p>III  IV???</text:p>
          </table:table-cell>
          <table:table-cell office:value-type="string" calcext:value-type="string">
            <text:p>https://www.adventurepro.com.au/paddleaustralia/pa.cgi?action=details&amp;id=Wildcattleck1</text:p>
          </table:table-cell>
          <table:table-cell table:formula="of:=HYPERLINK([.D14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ingecarribee River</text:p>
          </table:table-cell>
          <table:table-cell office:value-type="string" calcext:value-type="string">
            <text:p>MacArthurs Crossing to Long Flat</text:p>
          </table:table-cell>
          <table:table-cell office:value-type="string" calcext:value-type="string">
            <text:p>Grade IV</text:p>
          </table:table-cell>
          <table:table-cell office:value-type="string" calcext:value-type="string">
            <text:p>http://www.waterwaysguide.org.au/section-detail/6485</text:p>
          </table:table-cell>
          <table:table-cell table:formula="of:=HYPERLINK([.D14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ingecarribee River</text:p>
          </table:table-cell>
          <table:table-cell office:value-type="string" calcext:value-type="string">
            <text:p>Joadja Creek to River Island</text:p>
          </table:table-cell>
          <table:table-cell office:value-type="string" calcext:value-type="string">
            <text:p>IV(p)</text:p>
          </table:table-cell>
          <table:table-cell office:value-type="string" calcext:value-type="string">
            <text:p>https://www.adventurepro.com.au/paddleaustralia/pa.cgi?action=details&amp;id=Wingecarribee</text:p>
          </table:table-cell>
          <table:table-cell table:formula="of:=HYPERLINK([.D14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ollondilly River</text:p>
          </table:table-cell>
          <table:table-cell office:value-type="string" calcext:value-type="string">
            <text:p>Paddys River to River Island Nature Retreat</text:p>
          </table:table-cell>
          <table:table-cell office:value-type="string" calcext:value-type="string">
            <text:p>Grade IV</text:p>
          </table:table-cell>
          <table:table-cell office:value-type="string" calcext:value-type="string">
            <text:p>http://www.waterwaysguide.org.au/section-detail/6278</text:p>
          </table:table-cell>
          <table:table-cell table:formula="of:=HYPERLINK([.D14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oronora River</text:p>
          </table:table-cell>
          <table:table-cell office:value-type="string" calcext:value-type="string">
            <text:p>Heathcote Rd Bridge to Prince Edward Park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https://www.adventurepro.com.au/paddleaustralia/pa.cgi?action=details&amp;id=Woronorariver</text:p>
          </table:table-cell>
          <table:table-cell table:formula="of:=HYPERLINK([.D14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bercrombie River</text:p>
          </table:table-cell>
          <table:table-cell office:value-type="string" calcext:value-type="string">
            <text:p>The Beach <text:s/>Abercrombie River National Park to Hadley - Fullerton Ford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6305</text:p>
          </table:table-cell>
          <table:table-cell table:formula="of:=HYPERLINK([.D14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bercrombie River</text:p>
          </table:table-cell>
          <table:table-cell office:value-type="string" calcext:value-type="string">
            <text:p>Jerrong Road ford to Bummaroo Brid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waterwaysguide.org.au/section-detail/18866</text:p>
          </table:table-cell>
          <table:table-cell table:formula="of:=HYPERLINK([.D14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lbert River</text:p>
          </table:table-cell>
          <table:table-cell office:value-type="string" calcext:value-type="string">
            <text:p>Waterford - Tamborine Road to Chardon Bridge Road</text:p>
          </table:table-cell>
          <table:table-cell office:value-type="string" calcext:value-type="string">
            <text:p>II - III (p)</text:p>
          </table:table-cell>
          <table:table-cell office:value-type="string" calcext:value-type="string">
            <text:p>https://www.adventurepro.com.au/paddleaustralia/pa.cgi?action=details&amp;id=albertriver2</text:p>
          </table:table-cell>
          <table:table-cell table:formula="of:=HYPERLINK([.D14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llyn River</text:p>
          </table:table-cell>
          <table:table-cell office:value-type="string" calcext:value-type="string">
            <text:p>Ladies Well Section</text:p>
          </table:table-cell>
          <table:table-cell office:value-type="string" calcext:value-type="string">
            <text:p>III / III+</text:p>
          </table:table-cell>
          <table:table-cell office:value-type="string" calcext:value-type="string">
            <text:p>https://www.adventurepro.com.au/paddleaustralia/pa.cgi?action=details&amp;id=allynriver</text:p>
          </table:table-cell>
          <table:table-cell table:formula="of:=HYPERLINK([.D15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rkly River</text:p>
          </table:table-cell>
          <table:table-cell office:value-type="string" calcext:value-type="string">
            <text:p>Mount Skene Creek to Glencairn Bridge</text:p>
          </table:table-cell>
          <table:table-cell office:value-type="string" calcext:value-type="string">
            <text:p>II III</text:p>
          </table:table-cell>
          <table:table-cell office:value-type="string" calcext:value-type="string">
            <text:p>https://www.adventurepro.com.au/paddleaustralia/pa.cgi?action=details&amp;id=BarklyRiver</text:p>
          </table:table-cell>
          <table:table-cell table:formula="of:=HYPERLINK([.D15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rnard River</text:p>
          </table:table-cell>
          <table:table-cell office:value-type="string" calcext:value-type="string">
            <text:p>Corroboree Flat to Bretti Reserve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6282</text:p>
          </table:table-cell>
          <table:table-cell table:formula="of:=HYPERLINK([.D15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rnard River</text:p>
          </table:table-cell>
          <table:table-cell office:value-type="string" calcext:value-type="string">
            <text:p>Orham Creek to Corroboree Flat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6281</text:p>
          </table:table-cell>
          <table:table-cell table:formula="of:=HYPERLINK([.D15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rrington River</text:p>
          </table:table-cell>
          <table:table-cell office:value-type="string" calcext:value-type="string">
            <text:p>Moppy to Cobark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437</text:p>
          </table:table-cell>
          <table:table-cell table:formula="of:=HYPERLINK([.D15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rron River</text:p>
          </table:table-cell>
          <table:table-cell office:value-type="string" calcext:value-type="string">
            <text:p>Power Station Bridge to Lake Placid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ttps://www.adventurepro.com.au/paddleaustralia/pa.cgi?action=details&amp;id=BarronRiver</text:p>
          </table:table-cell>
          <table:table-cell table:formula="of:=HYPERLINK([.D15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ielsdown River</text:p>
          </table:table-cell>
          <table:table-cell office:value-type="string" calcext:value-type="string">
            <text:p>Dorrigo to Billings Road </text:p>
          </table:table-cell>
          <table:table-cell office:value-type="string" calcext:value-type="string">
            <text:p>III (P)</text:p>
          </table:table-cell>
          <table:table-cell office:value-type="string" calcext:value-type="string">
            <text:p>https://www.adventurepro.com.au/paddleaustralia/pa.cgi?action=details&amp;id=Bielsdown1</text:p>
          </table:table-cell>
          <table:table-cell table:formula="of:=HYPERLINK([.D15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ig River</text:p>
          </table:table-cell>
          <table:table-cell office:value-type="string" calcext:value-type="string">
            <text:p>Chaffeys Ck to Big River Bridge</text:p>
          </table:table-cell>
          <table:table-cell office:value-type="string" calcext:value-type="string">
            <text:p>II - III</text:p>
          </table:table-cell>
          <table:table-cell office:value-type="string" calcext:value-type="string">
            <text:p>https://www.adventurepro.com.au/paddleaustralia/pa.cgi?action=details&amp;id=Big2</text:p>
          </table:table-cell>
          <table:table-cell table:formula="of:=HYPERLINK([.D15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ig River</text:p>
          </table:table-cell>
          <table:table-cell office:value-type="string" calcext:value-type="string">
            <text:p>Enoch Point to Chaffeys Creek</text:p>
          </table:table-cell>
          <table:table-cell office:value-type="string" calcext:value-type="string">
            <text:p>II - III</text:p>
          </table:table-cell>
          <table:table-cell office:value-type="string" calcext:value-type="string">
            <text:p>https://www.adventurepro.com.au/paddleaustralia/pa.cgi?action=details&amp;id=bigriver1</text:p>
          </table:table-cell>
          <table:table-cell table:formula="of:=HYPERLINK([.D15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ig River</text:p>
          </table:table-cell>
          <table:table-cell office:value-type="string" calcext:value-type="string">
            <text:p>Big River Bridge to below Burnt Bridge</text:p>
          </table:table-cell>
          <table:table-cell office:value-type="string" calcext:value-type="string">
            <text:p>II+ - III</text:p>
          </table:table-cell>
          <table:table-cell office:value-type="string" calcext:value-type="string">
            <text:p>https://www.adventurepro.com.au/paddleaustralia/pa.cgi?action=details&amp;id=bigriver3</text:p>
          </table:table-cell>
          <table:table-cell table:formula="of:=HYPERLINK([.D15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adys Slalom</text:p>
          </table:table-cell>
          <table:table-cell office:value-type="string" calcext:value-type="string">
            <text:p>Bronte Lagoon to Bradys lak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ttps://www.adventurepro.com.au/paddleaustralia/pa.cgi?action=details&amp;id=BradiesSlalom</text:p>
          </table:table-cell>
          <table:table-cell table:formula="of:=HYPERLINK([.D16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ogers Creek</text:p>
          </table:table-cell>
          <table:table-cell office:value-type="string" calcext:value-type="string">
            <text:p>Priddlers Lane to Wattamolla road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8891</text:p>
          </table:table-cell>
          <table:table-cell table:formula="of:=HYPERLINK([.D16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arence River</text:p>
          </table:table-cell>
          <table:table-cell office:value-type="string" calcext:value-type="string">
            <text:p>Yates Crossing to Yulgilbar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15594</text:p>
          </table:table-cell>
          <table:table-cell table:formula="of:=HYPERLINK([.D16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arence River</text:p>
          </table:table-cell>
          <table:table-cell office:value-type="string" calcext:value-type="string">
            <text:p>Hootens Crossing to Tabulum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6351</text:p>
          </table:table-cell>
          <table:table-cell table:formula="of:=HYPERLINK([.D16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brabald - Macdonald River headwaters</text:p>
          </table:table-cell>
          <table:table-cell office:value-type="string" calcext:value-type="string">
            <text:p>Glen Morrison Rd to Aberbaldie Rd</text:p>
          </table:table-cell>
          <table:table-cell office:value-type="string" calcext:value-type="string">
            <text:p>II - III- IV</text:p>
          </table:table-cell>
          <table:table-cell office:value-type="string" calcext:value-type="string">
            <text:p>https://www.adventurepro.com.au/paddleaustralia/pa.cgi?action=details&amp;id=Cobrabald1</text:p>
          </table:table-cell>
          <table:table-cell table:formula="of:=HYPERLINK([.D16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lo River</text:p>
          </table:table-cell>
          <table:table-cell office:value-type="string" calcext:value-type="string">
            <text:p>Bob Turners Track to Upper Colo Bridge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7758</text:p>
          </table:table-cell>
          <table:table-cell table:formula="of:=HYPERLINK([.D16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lo River</text:p>
          </table:table-cell>
          <table:table-cell office:value-type="string" calcext:value-type="string">
            <text:p>Canoe Creek to Upper Colo Bridge</text:p>
          </table:table-cell>
          <table:table-cell office:value-type="string" calcext:value-type="string">
            <text:p>III (with 1 x grade 4-5 rapid most portage)</text:p>
          </table:table-cell>
          <table:table-cell office:value-type="string" calcext:value-type="string">
            <text:p>https://www.adventurepro.com.au/paddleaustralia/pa.cgi?action=details&amp;id=coloriver</text:p>
          </table:table-cell>
          <table:table-cell table:formula="of:=HYPERLINK([.D16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lo River</text:p>
          </table:table-cell>
          <table:table-cell office:value-type="string" calcext:value-type="string">
            <text:p>Glen Davis to Wollemi Creek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7759</text:p>
          </table:table-cell>
          <table:table-cell table:formula="of:=HYPERLINK([.D16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opernook Ck</text:p>
          </table:table-cell>
          <table:table-cell office:value-type="string" calcext:value-type="string">
            <text:p>Megan-Brooklana Rd to Bo Bo River</text:p>
          </table:table-cell>
          <table:table-cell office:value-type="string" calcext:value-type="string">
            <text:p>II  III+ (VI,P)</text:p>
          </table:table-cell>
          <table:table-cell office:value-type="string" calcext:value-type="string">
            <text:p>https://www.adventurepro.com.au/paddleaustralia/pa.cgi?action=details&amp;id=Coopernookck</text:p>
          </table:table-cell>
          <table:table-cell table:formula="of:=HYPERLINK([.D16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rooked River Upper</text:p>
          </table:table-cell>
          <table:table-cell office:value-type="string" calcext:value-type="string">
            <text:p>Jeff Davis Track to Talbotville</text:p>
          </table:table-cell>
          <table:table-cell office:value-type="string" calcext:value-type="string">
            <text:p>II III</text:p>
          </table:table-cell>
          <table:table-cell office:value-type="string" calcext:value-type="string">
            <text:p>https://www.adventurepro.com.au/paddleaustralia/pa.cgi?action=details&amp;id=crooked_river_upper</text:p>
          </table:table-cell>
          <table:table-cell table:formula="of:=HYPERLINK([.D16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arebin Creek</text:p>
          </table:table-cell>
          <table:table-cell office:value-type="string" calcext:value-type="string">
            <text:p>Bell Street to Yarra River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ttps://www.adventurepro.com.au/paddleaustralia/pa.cgi?action=details&amp;id=Darebincreek</text:p>
          </table:table-cell>
          <table:table-cell table:formula="of:=HYPERLINK([.D17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elatite River</text:p>
          </table:table-cell>
          <table:table-cell office:value-type="string" calcext:value-type="string">
            <text:p>Access from Buller Road to Mirrimbah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ttps://www.adventurepro.com.au/paddleaustralia/pa.cgi?action=details&amp;id=delatiteriver1</text:p>
          </table:table-cell>
          <table:table-cell table:formula="of:=HYPERLINK([.D17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elatite River</text:p>
          </table:table-cell>
          <table:table-cell office:value-type="string" calcext:value-type="string">
            <text:p>2.5km Above Merrijig to Hearns Road Bridg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ttps://www.adventurepro.com.au/paddleaustralia/pa.cgi?action=details&amp;id=Delatite2</text:p>
          </table:table-cell>
          <table:table-cell table:formula="of:=HYPERLINK([.D17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elatite River</text:p>
          </table:table-cell>
          <table:table-cell office:value-type="string" calcext:value-type="string">
            <text:p>Mirrimbah  Sawmill Settlement</text:p>
          </table:table-cell>
          <table:table-cell office:value-type="string" calcext:value-type="string">
            <text:p>III (p)</text:p>
          </table:table-cell>
          <table:table-cell office:value-type="string" calcext:value-type="string">
            <text:p>https://www.adventurepro.com.au/paddleaustralia/pa.cgi?action=details&amp;id=Delatite1</text:p>
          </table:table-cell>
          <table:table-cell table:formula="of:=HYPERLINK([.D17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oggera Creek</text:p>
          </table:table-cell>
          <table:table-cell office:value-type="string" calcext:value-type="string">
            <text:p>Enoggera Reservoir to Wardell Street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ttps://www.adventurepro.com.au/paddleaustralia/pa.cgi?action=details&amp;id=EnoggeraCreek</text:p>
          </table:table-cell>
          <table:table-cell table:formula="of:=HYPERLINK([.D17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ish River</text:p>
          </table:table-cell>
          <table:table-cell office:value-type="string" calcext:value-type="string">
            <text:p>Phils Falls to Mutton Falls Bridge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6247</text:p>
          </table:table-cell>
          <table:table-cell table:formula="of:=HYPERLINK([.D17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lorence Creek </text:p>
          </table:table-cell>
          <table:table-cell office:value-type="string" calcext:value-type="string">
            <text:p>Buley Rockholes to Florence Falls</text:p>
          </table:table-cell>
          <table:table-cell office:value-type="string" calcext:value-type="string">
            <text:p>II - III+</text:p>
          </table:table-cell>
          <table:table-cell office:value-type="string" calcext:value-type="string">
            <text:p>https://www.adventurepro.com.au/paddleaustralia/pa.cgi?action=details&amp;id=florencecreek</text:p>
          </table:table-cell>
          <table:table-cell table:formula="of:=HYPERLINK([.D17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rth River</text:p>
          </table:table-cell>
          <table:table-cell office:value-type="string" calcext:value-type="string">
            <text:p>Upper</text:p>
          </table:table-cell>
          <table:table-cell table:style-name="ce3" office:value-type="string" calcext:value-type="string">
            <text:p>3+</text:p>
          </table:table-cell>
          <table:table-cell office:value-type="string" calcext:value-type="string">
            <text:p>https://www.adventurepro.com.au/paddleaustralia/pa.cgi?action=details&amp;id=forthriver</text:p>
          </table:table-cell>
          <table:table-cell table:formula="of:=HYPERLINK([.D17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ardiners Ck</text:p>
          </table:table-cell>
          <table:table-cell office:value-type="string" calcext:value-type="string">
            <text:p>Warrigal Rd to Burke Rd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ttps://www.adventurepro.com.au/paddleaustralia/pa.cgi?action=details&amp;id=gardinersck</text:p>
          </table:table-cell>
          <table:table-cell table:formula="of:=HYPERLINK([.D17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loucester River</text:p>
          </table:table-cell>
          <table:table-cell office:value-type="string" calcext:value-type="string">
            <text:p>Maudeville to First Bridge After Ford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6283</text:p>
          </table:table-cell>
          <table:table-cell table:formula="of:=HYPERLINK([.D17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oobarragandra River</text:p>
          </table:table-cell>
          <table:table-cell office:value-type="string" calcext:value-type="string">
            <text:p>Rock Flat Reserve to Trout Farm Rapid (Sandy Creek Travelling Stock Reserve)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6443</text:p>
          </table:table-cell>
          <table:table-cell table:formula="of:=HYPERLINK([.D18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oolang Creek</text:p>
          </table:table-cell>
          <table:table-cell office:value-type="string" calcext:value-type="string">
            <text:p>Gooseneck Rapid <text:s/>to Gooseneck Rapid 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6355</text:p>
          </table:table-cell>
          <table:table-cell table:formula="of:=HYPERLINK([.D18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oolang Creek</text:p>
          </table:table-cell>
          <table:table-cell office:value-type="string" calcext:value-type="string">
            <text:p>Tennis court and down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ttps://www.adventurepro.com.au/paddleaustralia/pa.cgi?action=details&amp;id=Goolangcreek</text:p>
          </table:table-cell>
          <table:table-cell table:formula="of:=HYPERLINK([.D18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astings River</text:p>
          </table:table-cell>
          <table:table-cell office:value-type="string" calcext:value-type="string">
            <text:p>Mt Seaview Road Bridbe to Yarras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6284</text:p>
          </table:table-cell>
          <table:table-cell table:formula="of:=HYPERLINK([.D18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astings River</text:p>
          </table:table-cell>
          <table:table-cell office:value-type="string" calcext:value-type="string">
            <text:p>Yarras to Ellenborough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6285</text:p>
          </table:table-cell>
          <table:table-cell table:formula="of:=HYPERLINK([.D18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ollands Creek</text:p>
          </table:table-cell>
          <table:table-cell office:value-type="string" calcext:value-type="string">
            <text:p>Ford's Bridge to Hume &amp; Hovell Memorial</text:p>
          </table:table-cell>
          <table:table-cell office:value-type="string" calcext:value-type="string">
            <text:p>III+</text:p>
          </table:table-cell>
          <table:table-cell office:value-type="string" calcext:value-type="string">
            <text:p>https://www.adventurepro.com.au/paddleaustralia/pa.cgi?action=details&amp;id=Hollands_Creek</text:p>
          </table:table-cell>
          <table:table-cell table:formula="of:=HYPERLINK([.D18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opping Dicks Creek</text:p>
          </table:table-cell>
          <table:table-cell office:value-type="string" calcext:value-type="string">
            <text:p>Limpinwood to Eungell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ttps://www.adventurepro.com.au/paddleaustralia/pa.cgi?action=details&amp;id=hoppingdickscreek</text:p>
          </table:table-cell>
          <table:table-cell table:formula="of:=HYPERLINK([.D18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uon River</text:p>
          </table:table-cell>
          <table:table-cell office:value-type="string" calcext:value-type="string">
            <text:p>Scotts Peak Dam to Tahune Bridg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ttps://www.adventurepro.com.au/paddleaustralia/pa.cgi?action=details&amp;id=huonriver1</text:p>
          </table:table-cell>
          <table:table-cell table:formula="of:=HYPERLINK([.D18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Jamieson River</text:p>
          </table:table-cell>
          <table:table-cell office:value-type="string" calcext:value-type="string">
            <text:p>Wrens Flat to Brosnans Track (East of Jamieson)</text:p>
          </table:table-cell>
          <table:table-cell office:value-type="string" calcext:value-type="string">
            <text:p>III  III+</text:p>
          </table:table-cell>
          <table:table-cell office:value-type="string" calcext:value-type="string">
            <text:p>https://www.adventurepro.com.au/paddleaustralia/pa.cgi?action=details&amp;id=Jamieson3</text:p>
          </table:table-cell>
          <table:table-cell table:formula="of:=HYPERLINK([.D18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angaroo River</text:p>
          </table:table-cell>
          <table:table-cell office:value-type="string" calcext:value-type="string">
            <text:p>Flat Rock to Gerringong Creek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ttps://www.adventurepro.com.au/paddleaustralia/pa.cgi?action=details&amp;id=Kangarooriver1</text:p>
          </table:table-cell>
          <table:table-cell table:formula="of:=HYPERLINK([.D18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ing River</text:p>
          </table:table-cell>
          <table:table-cell office:value-type="string" calcext:value-type="string">
            <text:p>Lake William Hovell Dam Wall  Picnic Ground</text:p>
          </table:table-cell>
          <table:table-cell office:value-type="string" calcext:value-type="string">
            <text:p>III - III+</text:p>
          </table:table-cell>
          <table:table-cell office:value-type="string" calcext:value-type="string">
            <text:p>https://www.adventurepro.com.au/paddleaustralia/pa.cgi?action=details&amp;id=King2</text:p>
          </table:table-cell>
          <table:table-cell table:formula="of:=HYPERLINK([.D19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chlan River</text:p>
          </table:table-cell>
          <table:table-cell office:value-type="string" calcext:value-type="string">
            <text:p>004 Lachlan River, below <text:s/>Wyangala Dam wall to 005. Lachlan River below rapids at Wyangala Dam Spillway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17852</text:p>
          </table:table-cell>
          <table:table-cell table:formula="of:=HYPERLINK([.D19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ne Cove River</text:p>
          </table:table-cell>
          <table:table-cell office:value-type="string" calcext:value-type="string">
            <text:p>Lane Cove River drain put in to De Burgs Bridge 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9209</text:p>
          </table:table-cell>
          <table:table-cell table:formula="of:=HYPERLINK([.D19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eycester Creek</text:p>
          </table:table-cell>
          <table:table-cell office:value-type="string" calcext:value-type="string">
            <text:p>Hanging Rock Falls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ttps://www.adventurepro.com.au/paddleaustralia/pa.cgi?action=details&amp;id=hangingrockfalls</text:p>
          </table:table-cell>
          <table:table-cell table:formula="of:=HYPERLINK([.D19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ittle Murray River</text:p>
          </table:table-cell>
          <table:table-cell office:value-type="string" calcext:value-type="string">
            <text:p>Fernbrook Loop to Johnsens Rd</text:p>
          </table:table-cell>
          <table:table-cell office:value-type="string" calcext:value-type="string">
            <text:p>III  IV</text:p>
          </table:table-cell>
          <table:table-cell office:value-type="string" calcext:value-type="string">
            <text:p>https://www.adventurepro.com.au/paddleaustralia/pa.cgi?action=details&amp;id=Littlemurray1</text:p>
          </table:table-cell>
          <table:table-cell table:formula="of:=HYPERLINK([.D19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ittle Murray River</text:p>
          </table:table-cell>
          <table:table-cell office:value-type="string" calcext:value-type="string">
            <text:p>Deervale to Bostobrick</text:p>
          </table:table-cell>
          <table:table-cell office:value-type="string" calcext:value-type="string">
            <text:p>III (IV+)</text:p>
          </table:table-cell>
          <table:table-cell office:value-type="string" calcext:value-type="string">
            <text:p>https://www.adventurepro.com.au/paddleaustralia/pa.cgi?action=details&amp;id=Littlemurray3</text:p>
          </table:table-cell>
          <table:table-cell table:formula="of:=HYPERLINK([.D19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ittle Nymboida River</text:p>
          </table:table-cell>
          <table:table-cell office:value-type="string" calcext:value-type="string">
            <text:p>Coachwood Track Little Nymboida to THE JUNCTION 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19314</text:p>
          </table:table-cell>
          <table:table-cell table:formula="of:=HYPERLINK([.D19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ittle Nymboida River</text:p>
          </table:table-cell>
          <table:table-cell office:value-type="string" calcext:value-type="string">
            <text:p>Coachwood Track to The Junction</text:p>
          </table:table-cell>
          <table:table-cell office:value-type="string" calcext:value-type="string">
            <text:p>II - III (p)</text:p>
          </table:table-cell>
          <table:table-cell office:value-type="string" calcext:value-type="string">
            <text:p>https://www.adventurepro.com.au/paddleaustralia/pa.cgi?action=details&amp;id=Littlenymboida1</text:p>
          </table:table-cell>
          <table:table-cell table:formula="of:=HYPERLINK([.D19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cdonald River (Namoi)</text:p>
          </table:table-cell>
          <table:table-cell office:value-type="string" calcext:value-type="string">
            <text:p>Bendemeer to Retreat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6368</text:p>
          </table:table-cell>
          <table:table-cell table:formula="of:=HYPERLINK([.D19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cquarie River</text:p>
          </table:table-cell>
          <table:table-cell office:value-type="string" calcext:value-type="string">
            <text:p>Turon River Junction to Long Point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6251</text:p>
          </table:table-cell>
          <table:table-cell table:formula="of:=HYPERLINK([.D19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cquarie River</text:p>
          </table:table-cell>
          <table:table-cell office:value-type="string" calcext:value-type="string">
            <text:p>Winburndale Rivulet to Bruinbun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6245</text:p>
          </table:table-cell>
          <table:table-cell table:formula="of:=HYPERLINK([.D20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cquarie River</text:p>
          </table:table-cell>
          <table:table-cell office:value-type="string" calcext:value-type="string">
            <text:p>Bruinbun to Turon River Junction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6250</text:p>
          </table:table-cell>
          <table:table-cell table:formula="of:=HYPERLINK([.D20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nn River</text:p>
          </table:table-cell>
          <table:table-cell office:value-type="string" calcext:value-type="string">
            <text:p>Jackadgery to Cangai Bridge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6365</text:p>
          </table:table-cell>
          <table:table-cell table:formula="of:=HYPERLINK([.D20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ddle Creek</text:p>
          </table:table-cell>
          <table:table-cell office:value-type="string" calcext:value-type="string">
            <text:p>Wooden Bridge to Mitta River</text:p>
          </table:table-cell>
          <table:table-cell office:value-type="string" calcext:value-type="string">
            <text:p>III (IV)</text:p>
          </table:table-cell>
          <table:table-cell office:value-type="string" calcext:value-type="string">
            <text:p>https://www.adventurepro.com.au/paddleaustralia/pa.cgi?action=details&amp;id=middlecreek1</text:p>
          </table:table-cell>
          <table:table-cell table:formula="of:=HYPERLINK([.D20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tchell River</text:p>
          </table:table-cell>
          <table:table-cell office:value-type="string" calcext:value-type="string">
            <text:p>Angusvale - Final Fling</text:p>
          </table:table-cell>
          <table:table-cell office:value-type="string" calcext:value-type="string">
            <text:p>III (IV)</text:p>
          </table:table-cell>
          <table:table-cell office:value-type="string" calcext:value-type="string">
            <text:p>https://www.adventurepro.com.au/paddleaustralia/pa.cgi?action=details&amp;id=mitchell</text:p>
          </table:table-cell>
          <table:table-cell table:formula="of:=HYPERLINK([.D20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tta Mitta River</text:p>
          </table:table-cell>
          <table:table-cell office:value-type="string" calcext:value-type="string">
            <text:p>Hinnomunjie Bridge to Gibbo Junction</text:p>
          </table:table-cell>
          <table:table-cell office:value-type="string" calcext:value-type="string">
            <text:p>II  III</text:p>
          </table:table-cell>
          <table:table-cell office:value-type="string" calcext:value-type="string">
            <text:p>https://www.adventurepro.com.au/paddleaustralia/pa.cgi?action=details&amp;id=Mitta3</text:p>
          </table:table-cell>
          <table:table-cell table:formula="of:=HYPERLINK([.D20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tta Mitta River</text:p>
          </table:table-cell>
          <table:table-cell office:value-type="string" calcext:value-type="string">
            <text:p>Dartmouth Regulating Dam to Rest Are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ttps://www.adventurepro.com.au/paddleaustralia/pa.cgi?action=details&amp;id=Mittamittariver5</text:p>
          </table:table-cell>
          <table:table-cell table:formula="of:=HYPERLINK([.D20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tta Mitta River (Big River)</text:p>
          </table:table-cell>
          <table:table-cell office:value-type="string" calcext:value-type="string">
            <text:p>Big River Bridge to Bundarra Bridge</text:p>
          </table:table-cell>
          <table:table-cell office:value-type="string" calcext:value-type="string">
            <text:p>II+ - III</text:p>
          </table:table-cell>
          <table:table-cell office:value-type="string" calcext:value-type="string">
            <text:p>https://www.adventurepro.com.au/paddleaustralia/pa.cgi?action=details&amp;id=Mitta1</text:p>
          </table:table-cell>
          <table:table-cell table:formula="of:=HYPERLINK([.D20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urray River</text:p>
          </table:table-cell>
          <table:table-cell office:value-type="string" calcext:value-type="string">
            <text:p>Limestone Creek to Tom Groggin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ttps://www.adventurepro.com.au/paddleaustralia/pa.cgi?action=details&amp;id=Murrayriver2</text:p>
          </table:table-cell>
          <table:table-cell table:formula="of:=HYPERLINK([.D20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epean River</text:p>
          </table:table-cell>
          <table:table-cell office:value-type="string" calcext:value-type="string">
            <text:p>Maldon Bridge to Douglas Park Bridge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6267</text:p>
          </table:table-cell>
          <table:table-cell table:formula="of:=HYPERLINK([.D20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epean River</text:p>
          </table:table-cell>
          <table:table-cell office:value-type="string" calcext:value-type="string">
            <text:p>Pheasants Nest Bridge to Maldon Bridge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6266</text:p>
          </table:table-cell>
          <table:table-cell table:formula="of:=HYPERLINK([.D21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ymboida River</text:p>
          </table:table-cell>
          <table:table-cell office:value-type="string" calcext:value-type="string">
            <text:p>Riverview to Bostobrick Bridge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6371</text:p>
          </table:table-cell>
          <table:table-cell table:formula="of:=HYPERLINK([.D21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ymboida River</text:p>
          </table:table-cell>
          <table:table-cell office:value-type="string" calcext:value-type="string">
            <text:p>The Cod Hole to the Junction</text:p>
          </table:table-cell>
          <table:table-cell office:value-type="string" calcext:value-type="string">
            <text:p>III+ - IV (V)</text:p>
          </table:table-cell>
          <table:table-cell office:value-type="string" calcext:value-type="string">
            <text:p>https://www.adventurepro.com.au/paddleaustralia/pa.cgi?action=details&amp;id=Nymboida5</text:p>
          </table:table-cell>
          <table:table-cell table:formula="of:=HYPERLINK([.D21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ymboida River</text:p>
          </table:table-cell>
          <table:table-cell office:value-type="string" calcext:value-type="string">
            <text:p>Platypus Flat to Cod Hole</text:p>
          </table:table-cell>
          <table:table-cell office:value-type="string" calcext:value-type="string">
            <text:p>III+ - IV (V)</text:p>
          </table:table-cell>
          <table:table-cell office:value-type="string" calcext:value-type="string">
            <text:p>https://www.adventurepro.com.au/paddleaustralia/pa.cgi?action=details&amp;id=nymboida4</text:p>
          </table:table-cell>
          <table:table-cell table:formula="of:=HYPERLINK([.D21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ymboida River</text:p>
          </table:table-cell>
          <table:table-cell office:value-type="string" calcext:value-type="string">
            <text:p>Moonpar Road to Platypus Flat</text:p>
          </table:table-cell>
          <table:table-cell office:value-type="string" calcext:value-type="string">
            <text:p>III+ - IV+ (V)</text:p>
          </table:table-cell>
          <table:table-cell office:value-type="string" calcext:value-type="string">
            <text:p>https://www.adventurepro.com.au/paddleaustralia/pa.cgi?action=details&amp;id=Nymboida3</text:p>
          </table:table-cell>
          <table:table-cell table:formula="of:=HYPERLINK([.D21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Obi Obi Creek</text:p>
          </table:table-cell>
          <table:table-cell office:value-type="string" calcext:value-type="string">
            <text:p>Baroon Pocket Dam to Kenilworth Road</text:p>
          </table:table-cell>
          <table:table-cell office:value-type="string" calcext:value-type="string">
            <text:p>III +</text:p>
          </table:table-cell>
          <table:table-cell office:value-type="string" calcext:value-type="string">
            <text:p>https://www.adventurepro.com.au/paddleaustralia/pa.cgi?action=details&amp;id=obiobicreek1</text:p>
          </table:table-cell>
          <table:table-cell table:formula="of:=HYPERLINK([.D21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ubicon River</text:p>
          </table:table-cell>
          <table:table-cell office:value-type="string" calcext:value-type="string">
            <text:p>Camp Jungai to Tumbling Waters</text:p>
          </table:table-cell>
          <table:table-cell office:value-type="string" calcext:value-type="string">
            <text:p>II - III</text:p>
          </table:table-cell>
          <table:table-cell office:value-type="string" calcext:value-type="string">
            <text:p>https://www.adventurepro.com.au/paddleaustralia/pa.cgi?action=details&amp;id=Rubicon3</text:p>
          </table:table-cell>
          <table:table-cell table:formula="of:=HYPERLINK([.D21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ubicon River</text:p>
          </table:table-cell>
          <table:table-cell office:value-type="string" calcext:value-type="string">
            <text:p>Royston Rd to Camp Jungai</text:p>
          </table:table-cell>
          <table:table-cell office:value-type="string" calcext:value-type="string">
            <text:p>III+</text:p>
          </table:table-cell>
          <table:table-cell office:value-type="string" calcext:value-type="string">
            <text:p>https://www.adventurepro.com.au/paddleaustralia/pa.cgi?action=details&amp;id=Rubicon2</text:p>
          </table:table-cell>
          <table:table-cell table:formula="of:=HYPERLINK([.D21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ussell River</text:p>
          </table:table-cell>
          <table:table-cell office:value-type="string" calcext:value-type="string">
            <text:p>Golden Hol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ttps://www.adventurepro.com.au/paddleaustralia/pa.cgi?action=details&amp;id=RussellRiver</text:p>
          </table:table-cell>
          <table:table-cell table:formula="of:=HYPERLINK([.D21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hoalhaven River</text:p>
          </table:table-cell>
          <table:table-cell office:value-type="string" calcext:value-type="string">
            <text:p>Jinglemoney to Bombay Crossing</text:p>
          </table:table-cell>
          <table:table-cell office:value-type="string" calcext:value-type="string">
            <text:p>II - III (p)</text:p>
          </table:table-cell>
          <table:table-cell office:value-type="string" calcext:value-type="string">
            <text:p>https://www.adventurepro.com.au/paddleaustralia/pa.cgi?action=details&amp;id=shoalhavenriver2</text:p>
          </table:table-cell>
          <table:table-cell table:formula="of:=HYPERLINK([.D21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nowy Creek</text:p>
          </table:table-cell>
          <table:table-cell office:value-type="string" calcext:value-type="string">
            <text:p>Walnuts to Gaug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ttps://www.adventurepro.com.au/paddleaustralia/pa.cgi?action=details&amp;id=SnowyCreek</text:p>
          </table:table-cell>
          <table:table-cell table:formula="of:=HYPERLINK([.D22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nowy Creek</text:p>
          </table:table-cell>
          <table:table-cell office:value-type="string" calcext:value-type="string">
            <text:p>Lightning Creek to Mitta Mitta River</text:p>
          </table:table-cell>
          <table:table-cell office:value-type="string" calcext:value-type="string">
            <text:p>III (p)</text:p>
          </table:table-cell>
          <table:table-cell office:value-type="string" calcext:value-type="string">
            <text:p>https://www.adventurepro.com.au/paddleaustralia/pa.cgi?action=details&amp;id=snowycreek2</text:p>
          </table:table-cell>
          <table:table-cell table:formula="of:=HYPERLINK([.D22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nowy River</text:p>
          </table:table-cell>
          <table:table-cell office:value-type="string" calcext:value-type="string">
            <text:p>Delegate River to Jacobs River</text:p>
          </table:table-cell>
          <table:table-cell office:value-type="string" calcext:value-type="string">
            <text:p>II III IV (p)</text:p>
          </table:table-cell>
          <table:table-cell office:value-type="string" calcext:value-type="string">
            <text:p>https://www.adventurepro.com.au/paddleaustralia/pa.cgi?action=details&amp;id=Snowyriver6</text:p>
          </table:table-cell>
          <table:table-cell table:formula="of:=HYPERLINK([.D22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nowy River</text:p>
          </table:table-cell>
          <table:table-cell office:value-type="string" calcext:value-type="string">
            <text:p>Jacobs River to Victorian Border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ttps://www.adventurepro.com.au/paddleaustralia/pa.cgi?action=details&amp;id=Snowyriver</text:p>
          </table:table-cell>
          <table:table-cell table:formula="of:=HYPERLINK([.D22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nowy River</text:p>
          </table:table-cell>
          <table:table-cell office:value-type="string" calcext:value-type="string">
            <text:p>Buchan River Confluence to Sandy Point 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ttps://www.adventurepro.com.au/paddleaustralia/pa.cgi?action=details&amp;id=Snowyriver4</text:p>
          </table:table-cell>
          <table:table-cell table:formula="of:=HYPERLINK([.D22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nowy River</text:p>
          </table:table-cell>
          <table:table-cell office:value-type="string" calcext:value-type="string">
            <text:p>McKillops Bridge to Buchan River Confluence</text:p>
          </table:table-cell>
          <table:table-cell office:value-type="string" calcext:value-type="string">
            <text:p>III  IV</text:p>
          </table:table-cell>
          <table:table-cell office:value-type="string" calcext:value-type="string">
            <text:p>https://www.adventurepro.com.au/paddleaustralia/pa.cgi?action=details&amp;id=Snowyriver3</text:p>
          </table:table-cell>
          <table:table-cell table:formula="of:=HYPERLINK([.D22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outh Pine River</text:p>
          </table:table-cell>
          <table:table-cell office:value-type="string" calcext:value-type="string">
            <text:p>Mt OReilly Road to Samford Bowls Club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ttps://www.adventurepro.com.au/paddleaustralia/pa.cgi?action=details&amp;id=southpineriver</text:p>
          </table:table-cell>
          <table:table-cell table:formula="of:=HYPERLINK([.D22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ringers Creek / Happy Creek</text:p>
          </table:table-cell>
          <table:table-cell office:value-type="string" calcext:value-type="string">
            <text:p>Rail yards to Thomson River confluence</text:p>
          </table:table-cell>
          <table:table-cell office:value-type="string" calcext:value-type="string">
            <text:p>III+ (P)</text:p>
          </table:table-cell>
          <table:table-cell office:value-type="string" calcext:value-type="string">
            <text:p>https://www.adventurepro.com.au/paddleaustralia/pa.cgi?action=details&amp;id=StringersCk</text:p>
          </table:table-cell>
          <table:table-cell table:formula="of:=HYPERLINK([.D22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yx River</text:p>
          </table:table-cell>
          <table:table-cell office:value-type="string" calcext:value-type="string">
            <text:p>Wattle Road to Armidale <text:s/>Kempsey Road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6379</text:p>
          </table:table-cell>
          <table:table-cell table:formula="of:=HYPERLINK([.D22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yx River</text:p>
          </table:table-cell>
          <table:table-cell office:value-type="string" calcext:value-type="string">
            <text:p>Fire Road Nelson (Dingo Spur) to Wattle Road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6378</text:p>
          </table:table-cell>
          <table:table-cell table:formula="of:=HYPERLINK([.D22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yx River</text:p>
          </table:table-cell>
          <table:table-cell office:value-type="string" calcext:value-type="string">
            <text:p>Upper Wattle Flat to Jeogla Bridge</text:p>
          </table:table-cell>
          <table:table-cell office:value-type="string" calcext:value-type="string">
            <text:p>II - III (p)</text:p>
          </table:table-cell>
          <table:table-cell office:value-type="string" calcext:value-type="string">
            <text:p>https://www.adventurepro.com.au/paddleaustralia/pa.cgi?action=details&amp;id=styxriver3</text:p>
          </table:table-cell>
          <table:table-cell table:formula="of:=HYPERLINK([.D23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wampy Plain River</text:p>
          </table:table-cell>
          <table:table-cell office:value-type="string" calcext:value-type="string">
            <text:p>Above Alpine way Bridg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ttps://www.adventurepro.com.au/paddleaustralia/pa.cgi?action=details&amp;id=swampyplains2</text:p>
          </table:table-cell>
          <table:table-cell table:formula="of:=HYPERLINK([.D23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wampy Plains River</text:p>
          </table:table-cell>
          <table:table-cell office:value-type="string" calcext:value-type="string">
            <text:p>Geehi Rest area to Waterfall Farm</text:p>
          </table:table-cell>
          <table:table-cell office:value-type="string" calcext:value-type="string">
            <text:p>III(p)</text:p>
          </table:table-cell>
          <table:table-cell office:value-type="string" calcext:value-type="string">
            <text:p>https://www.adventurepro.com.au/paddleaustralia/pa.cgi?action=details&amp;id=swampyplainsriver3</text:p>
          </table:table-cell>
          <table:table-cell table:formula="of:=HYPERLINK([.D23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mbo River</text:p>
          </table:table-cell>
          <table:table-cell office:value-type="string" calcext:value-type="string">
            <text:p>Haunted Stream to Old Coach Road Bridge</text:p>
          </table:table-cell>
          <table:table-cell office:value-type="string" calcext:value-type="string">
            <text:p>II+ III</text:p>
          </table:table-cell>
          <table:table-cell office:value-type="string" calcext:value-type="string">
            <text:p>https://www.adventurepro.com.au/paddleaustralia/pa.cgi?action=details&amp;id=tamboriver</text:p>
          </table:table-cell>
          <table:table-cell table:formula="of:=HYPERLINK([.D23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rra River</text:p>
          </table:table-cell>
          <table:table-cell office:value-type="string" calcext:value-type="string">
            <text:p>Fernholme Caravan Park to the cliffs on river right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ttps://www.adventurepro.com.au/paddleaustralia/pa.cgi?action=details&amp;id=TarraRiver1</text:p>
          </table:table-cell>
          <table:table-cell table:formula="of:=HYPERLINK([.D23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omson River</text:p>
          </table:table-cell>
          <table:table-cell office:value-type="string" calcext:value-type="string">
            <text:p>Brunton Bridge to Cowwarr Weir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ttps://www.adventurepro.com.au/paddleaustralia/pa.cgi?action=details&amp;id=thomsonriver</text:p>
          </table:table-cell>
          <table:table-cell table:formula="of:=HYPERLINK([.D23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odd River</text:p>
          </table:table-cell>
          <table:table-cell office:value-type="string" calcext:value-type="string">
            <text:p>Junction waterhole to the Telegraph Station</text:p>
          </table:table-cell>
          <table:table-cell office:value-type="string" calcext:value-type="string">
            <text:p>II - III</text:p>
          </table:table-cell>
          <table:table-cell office:value-type="string" calcext:value-type="string">
            <text:p>https://www.adventurepro.com.au/paddleaustralia/pa.cgi?action=details&amp;id=Toddriver</text:p>
          </table:table-cell>
          <table:table-cell table:formula="of:=HYPERLINK([.D23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ully River</text:p>
          </table:table-cell>
          <table:table-cell office:value-type="string" calcext:value-type="string">
            <text:p>Upper (Tower 10 - Flip Wilson)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ttps://www.adventurepro.com.au/paddleaustralia/pa.cgi?action=details&amp;id=TullyRiver2</text:p>
          </table:table-cell>
          <table:table-cell table:formula="of:=HYPERLINK([.D23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ully River</text:p>
          </table:table-cell>
          <table:table-cell office:value-type="string" calcext:value-type="string">
            <text:p>Lower (campground to the bridge)</text:p>
          </table:table-cell>
          <table:table-cell office:value-type="string" calcext:value-type="string">
            <text:p>III+</text:p>
          </table:table-cell>
          <table:table-cell office:value-type="string" calcext:value-type="string">
            <text:p>https://www.adventurepro.com.au/paddleaustralia/pa.cgi?action=details&amp;id=TullyRiver4</text:p>
          </table:table-cell>
          <table:table-cell table:formula="of:=HYPERLINK([.D23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uron River</text:p>
          </table:table-cell>
          <table:table-cell office:value-type="string" calcext:value-type="string">
            <text:p>Sofala to Bridle Track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6255</text:p>
          </table:table-cell>
          <table:table-cell table:formula="of:=HYPERLINK([.D23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weed River</text:p>
          </table:table-cell>
          <table:table-cell office:value-type="string" calcext:value-type="string">
            <text:p>Uki to Mount Warning Road</text:p>
          </table:table-cell>
          <table:table-cell office:value-type="string" calcext:value-type="string">
            <text:p>II - III (p)</text:p>
          </table:table-cell>
          <table:table-cell office:value-type="string" calcext:value-type="string">
            <text:p>https://www.adventurepro.com.au/paddleaustralia/pa.cgi?action=details&amp;id=tweedriver</text:p>
          </table:table-cell>
          <table:table-cell table:formula="of:=HYPERLINK([.D24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yalgum Creek</text:p>
          </table:table-cell>
          <table:table-cell office:value-type="string" calcext:value-type="string">
            <text:p>Stoddards Road to Tyalgum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ttps://www.adventurepro.com.au/paddleaustralia/pa.cgi?action=details&amp;id=tyalgumcreek</text:p>
          </table:table-cell>
          <table:table-cell table:formula="of:=HYPERLINK([.D24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yenna River</text:p>
          </table:table-cell>
          <table:table-cell office:value-type="string" calcext:value-type="string">
            <text:p>Westerway to Meadow Bank Rd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ttps://www.adventurepro.com.au/paddleaustralia/pa.cgi?action=details&amp;id=tyennariver2</text:p>
          </table:table-cell>
          <table:table-cell table:formula="of:=HYPERLINK([.D24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YERS RIVER</text:p>
          </table:table-cell>
          <table:table-cell office:value-type="string" calcext:value-type="string">
            <text:p>Boola Boola Road to Wirilda Park</text:p>
          </table:table-cell>
          <table:table-cell office:value-type="string" calcext:value-type="string">
            <text:p>III - III+</text:p>
          </table:table-cell>
          <table:table-cell office:value-type="string" calcext:value-type="string">
            <text:p>https://www.adventurepro.com.au/paddleaustralia/pa.cgi?action=details&amp;id=Tyers_River</text:p>
          </table:table-cell>
          <table:table-cell table:formula="of:=HYPERLINK([.D24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pper Nepean River</text:p>
          </table:table-cell>
          <table:table-cell office:value-type="string" calcext:value-type="string">
            <text:p>Silverdale to Bents Basin</text:p>
          </table:table-cell>
          <table:table-cell office:value-type="string" calcext:value-type="string">
            <text:p>II - III (p)</text:p>
          </table:table-cell>
          <table:table-cell office:value-type="string" calcext:value-type="string">
            <text:p>https://www.adventurepro.com.au/paddleaustralia/pa.cgi?action=details&amp;id=uppernepeanriver</text:p>
          </table:table-cell>
          <table:table-cell table:formula="of:=HYPERLINK([.D24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pper Tyers River West Branch</text:p>
          </table:table-cell>
          <table:table-cell office:value-type="string" calcext:value-type="string">
            <text:p>1 km below South Mountain Rd Cascades - Christmas Ck Rd Bridge</text:p>
          </table:table-cell>
          <table:table-cell office:value-type="string" calcext:value-type="string">
            <text:p>II - III+ (p)</text:p>
          </table:table-cell>
          <table:table-cell office:value-type="string" calcext:value-type="string">
            <text:p>https://www.adventurepro.com.au/paddleaustralia/pa.cgi?action=details&amp;id=uppertyersriverwestbranch</text:p>
          </table:table-cell>
          <table:table-cell table:formula="of:=HYPERLINK([.D24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ingecarribee River</text:p>
          </table:table-cell>
          <table:table-cell office:value-type="string" calcext:value-type="string">
            <text:p>Berrima Camp Ground to MacArthurs Crossing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6411</text:p>
          </table:table-cell>
          <table:table-cell table:formula="of:=HYPERLINK([.D24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ollondilly River</text:p>
          </table:table-cell>
          <table:table-cell office:value-type="string" calcext:value-type="string">
            <text:p>Goodmans Ford to Burnt flat 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14347</text:p>
          </table:table-cell>
          <table:table-cell table:formula="of:=HYPERLINK([.D24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ongungarra River (upper)</text:p>
          </table:table-cell>
          <table:table-cell office:value-type="string" calcext:value-type="string">
            <text:p>Source to Blue Rag Range Road</text:p>
          </table:table-cell>
          <table:table-cell office:value-type="string" calcext:value-type="string">
            <text:p>II low water III+ high water (p)</text:p>
          </table:table-cell>
          <table:table-cell office:value-type="string" calcext:value-type="string">
            <text:p>https://www.adventurepro.com.au/paddleaustralia/pa.cgi?action=details&amp;id=Wongungarra1</text:p>
          </table:table-cell>
          <table:table-cell table:formula="of:=HYPERLINK([.D24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oronora River</text:p>
          </table:table-cell>
          <table:table-cell office:value-type="string" calcext:value-type="string">
            <text:p>Heathcote Road Bridge to Prince Edward Park (Loftus Creek)</text:p>
          </table:table-cell>
          <table:table-cell office:value-type="string" calcext:value-type="string">
            <text:p>Grade III</text:p>
          </table:table-cell>
          <table:table-cell office:value-type="string" calcext:value-type="string">
            <text:p>http://www.waterwaysguide.org.au/section-detail/6410</text:p>
          </table:table-cell>
          <table:table-cell table:formula="of:=HYPERLINK([.D24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Yarra River</text:p>
          </table:table-cell>
          <table:table-cell office:value-type="string" calcext:value-type="string">
            <text:p>Homestead Road to Wittons Reserve</text:p>
          </table:table-cell>
          <table:table-cell office:value-type="string" calcext:value-type="string">
            <text:p>II - III</text:p>
          </table:table-cell>
          <table:table-cell office:value-type="string" calcext:value-type="string">
            <text:p>https://www.adventurepro.com.au/paddleaustralia/pa.cgi?action=details&amp;id=yarrariver2</text:p>
          </table:table-cell>
          <table:table-cell table:formula="of:=HYPERLINK([.D25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Yarrangobilly River</text:p>
          </table:table-cell>
          <table:table-cell office:value-type="string" calcext:value-type="string">
            <text:p>Caves House to Ravine</text:p>
          </table:table-cell>
          <table:table-cell office:value-type="string" calcext:value-type="string">
            <text:p>II, III+ - V(p)</text:p>
          </table:table-cell>
          <table:table-cell office:value-type="string" calcext:value-type="string">
            <text:p>https://www.adventurepro.com.au/paddleaustralia/pa.cgi?action=details&amp;id=Yarrangobilly_River</text:p>
          </table:table-cell>
          <table:table-cell table:formula="of:=HYPERLINK([.D25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Yolande River</text:p>
          </table:table-cell>
          <table:table-cell office:value-type="string" calcext:value-type="string">
            <text:p>Lake Margaret to Zeehan Highway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ttps://www.adventurepro.com.au/paddleaustralia/pa.cgi?action=details&amp;id=yolanderiver</text:p>
          </table:table-cell>
          <table:table-cell table:formula="of:=HYPERLINK([.D25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bercrombie River</text:p>
          </table:table-cell>
          <table:table-cell office:value-type="string" calcext:value-type="string">
            <text:p>Bummaroo Bridge to The Beach <text:s/>Abercrombie River National Park</text:p>
          </table:table-cell>
          <table:table-cell office:value-type="string" calcext:value-type="string">
            <text:p>Grade II</text:p>
          </table:table-cell>
          <table:table-cell office:value-type="string" calcext:value-type="string">
            <text:p>http://www.waterwaysguide.org.au/section-detail/6420</text:p>
          </table:table-cell>
          <table:table-cell table:formula="of:=HYPERLINK([.D25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psley River (NSW)</text:p>
          </table:table-cell>
          <table:table-cell office:value-type="string" calcext:value-type="string">
            <text:p>Rusdens Creek to Georges Creek</text:p>
          </table:table-cell>
          <table:table-cell office:value-type="string" calcext:value-type="string">
            <text:p>Grade II</text:p>
          </table:table-cell>
          <table:table-cell office:value-type="string" calcext:value-type="string">
            <text:p>http://www.waterwaysguide.org.au/section-detail/6346</text:p>
          </table:table-cell>
          <table:table-cell table:formula="of:=HYPERLINK([.D25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rrington River</text:p>
          </table:table-cell>
          <table:table-cell office:value-type="string" calcext:value-type="string">
            <text:p>Rocky Crossing to Barrington Reserve</text:p>
          </table:table-cell>
          <table:table-cell office:value-type="string" calcext:value-type="string">
            <text:p>Grade II</text:p>
          </table:table-cell>
          <table:table-cell office:value-type="string" calcext:value-type="string">
            <text:p>http://www.waterwaysguide.org.au/section-detail/6435</text:p>
          </table:table-cell>
          <table:table-cell table:formula="of:=HYPERLINK([.D25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rrington River</text:p>
          </table:table-cell>
          <table:table-cell office:value-type="string" calcext:value-type="string">
            <text:p>Cobark to The Cove</text:p>
          </table:table-cell>
          <table:table-cell office:value-type="string" calcext:value-type="string">
            <text:p>Grade II</text:p>
          </table:table-cell>
          <table:table-cell office:value-type="string" calcext:value-type="string">
            <text:p>http://www.waterwaysguide.org.au/section-detail/6439</text:p>
          </table:table-cell>
          <table:table-cell table:formula="of:=HYPERLINK([.D25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rrington River</text:p>
          </table:table-cell>
          <table:table-cell office:value-type="string" calcext:value-type="string">
            <text:p>Bindera (South) <text:s/>to Rocky Crossing</text:p>
          </table:table-cell>
          <table:table-cell office:value-type="string" calcext:value-type="string">
            <text:p>Grade II</text:p>
          </table:table-cell>
          <table:table-cell office:value-type="string" calcext:value-type="string">
            <text:p>http://www.waterwaysguide.org.au/section-detail/6436</text:p>
          </table:table-cell>
          <table:table-cell table:formula="of:=HYPERLINK([.D25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ielsdown River</text:p>
          </table:table-cell>
          <table:table-cell office:value-type="string" calcext:value-type="string">
            <text:p>Dorrigo Golf Course to Dorrigo 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https://www.adventurepro.com.au/paddleaustralia/pa.cgi?action=details&amp;id=Bielsdown0</text:p>
          </table:table-cell>
          <table:table-cell table:formula="of:=HYPERLINK([.D25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laxland Creek</text:p>
          </table:table-cell>
          <table:table-cell office:value-type="string" calcext:value-type="string">
            <text:p>Goolang Creek Bridge to Deadmans Crossin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357</text:p>
          </table:table-cell>
          <table:table-cell table:formula="of:=HYPERLINK([.D25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o Bo River</text:p>
          </table:table-cell>
          <table:table-cell office:value-type="string" calcext:value-type="string">
            <text:p>Brooklana to Lower Bo Bo Bridge</text:p>
          </table:table-cell>
          <table:table-cell office:value-type="string" calcext:value-type="string">
            <text:p>II - II+</text:p>
          </table:table-cell>
          <table:table-cell office:value-type="string" calcext:value-type="string">
            <text:p>https://www.adventurepro.com.au/paddleaustralia/pa.cgi?action=details&amp;id=BOBO</text:p>
          </table:table-cell>
          <table:table-cell table:formula="of:=HYPERLINK([.D26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arence River</text:p>
          </table:table-cell>
          <table:table-cell office:value-type="string" calcext:value-type="string">
            <text:p>Tabulum to Yulgilbar</text:p>
          </table:table-cell>
          <table:table-cell office:value-type="string" calcext:value-type="string">
            <text:p>Grade II</text:p>
          </table:table-cell>
          <table:table-cell office:value-type="string" calcext:value-type="string">
            <text:p>http://www.waterwaysguide.org.au/section-detail/6352</text:p>
          </table:table-cell>
          <table:table-cell table:formula="of:=HYPERLINK([.D26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arence River</text:p>
          </table:table-cell>
          <table:table-cell office:value-type="string" calcext:value-type="string">
            <text:p>Tabulum to Yates Crossing</text:p>
          </table:table-cell>
          <table:table-cell office:value-type="string" calcext:value-type="string">
            <text:p>Grade II</text:p>
          </table:table-cell>
          <table:table-cell office:value-type="string" calcext:value-type="string">
            <text:p>http://www.waterwaysguide.org.au/section-detail/15592</text:p>
          </table:table-cell>
          <table:table-cell table:formula="of:=HYPERLINK([.D26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lo River</text:p>
          </table:table-cell>
          <table:table-cell office:value-type="string" calcext:value-type="string">
            <text:p>Wollangambe River to Upper Colo</text:p>
          </table:table-cell>
          <table:table-cell office:value-type="string" calcext:value-type="string">
            <text:p>II (IV - V in high water!)</text:p>
          </table:table-cell>
          <table:table-cell office:value-type="string" calcext:value-type="string">
            <text:p>https://www.adventurepro.com.au/paddleaustralia/pa.cgi?action=details&amp;id=Colo_River</text:p>
          </table:table-cell>
          <table:table-cell table:formula="of:=HYPERLINK([.D26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ergusson River</text:p>
          </table:table-cell>
          <table:table-cell office:value-type="string" calcext:value-type="string">
            <text:p>Upstream from Stuart Highway Bridg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https://www.adventurepro.com.au/paddleaustralia/pa.cgi?action=details&amp;id=Fergusson</text:p>
          </table:table-cell>
          <table:table-cell table:formula="of:=HYPERLINK([.D26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ish River</text:p>
          </table:table-cell>
          <table:table-cell office:value-type="string" calcext:value-type="string">
            <text:p>Duckmaloi Junction to Phils Falls</text:p>
          </table:table-cell>
          <table:table-cell office:value-type="string" calcext:value-type="string">
            <text:p>Grade II</text:p>
          </table:table-cell>
          <table:table-cell office:value-type="string" calcext:value-type="string">
            <text:p>http://www.waterwaysguide.org.au/section-detail/6246</text:p>
          </table:table-cell>
          <table:table-cell table:formula="of:=HYPERLINK([.D26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reestone Creek</text:p>
          </table:table-cell>
          <table:table-cell office:value-type="string" calcext:value-type="string">
            <text:p>Dargo Road to Quarries Campground</text:p>
          </table:table-cell>
          <table:table-cell office:value-type="string" calcext:value-type="string">
            <text:p>II+ (III)</text:p>
          </table:table-cell>
          <table:table-cell office:value-type="string" calcext:value-type="string">
            <text:p>https://www.adventurepro.com.au/paddleaustralia/pa.cgi?action=details&amp;id=Freestone</text:p>
          </table:table-cell>
          <table:table-cell table:formula="of:=HYPERLINK([.D26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eorges River</text:p>
          </table:table-cell>
          <table:table-cell office:value-type="string" calcext:value-type="string">
            <text:p>Wedderburn Causeway to Woolwash - Greengate Road Airds</text:p>
          </table:table-cell>
          <table:table-cell office:value-type="string" calcext:value-type="string">
            <text:p>Grade II</text:p>
          </table:table-cell>
          <table:table-cell office:value-type="string" calcext:value-type="string">
            <text:p>http://www.waterwaysguide.org.au/section-detail/6406</text:p>
          </table:table-cell>
          <table:table-cell table:formula="of:=HYPERLINK([.D26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oulburn River</text:p>
          </table:table-cell>
          <table:table-cell office:value-type="string" calcext:value-type="string">
            <text:p>Blue Gums to Thornton</text:p>
          </table:table-cell>
          <table:table-cell office:value-type="string" calcext:value-type="string">
            <text:p>I  II (although has fast moving water through a lot of trees)</text:p>
          </table:table-cell>
          <table:table-cell office:value-type="string" calcext:value-type="string">
            <text:p>https://www.adventurepro.com.au/paddleaustralia/pa.cgi?action=details&amp;id=Goulburn3</text:p>
          </table:table-cell>
          <table:table-cell table:formula="of:=HYPERLINK([.D26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oulburn River</text:p>
          </table:table-cell>
          <table:table-cell office:value-type="string" calcext:value-type="string">
            <text:p>Thornton to Trawool</text:p>
          </table:table-cell>
          <table:table-cell office:value-type="string" calcext:value-type="string">
            <text:p>I - II</text:p>
          </table:table-cell>
          <table:table-cell office:value-type="string" calcext:value-type="string">
            <text:p>https://www.adventurepro.com.au/paddleaustralia/pa.cgi?action=details&amp;id=goulburnriver</text:p>
          </table:table-cell>
          <table:table-cell table:formula="of:=HYPERLINK([.D26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oulburn River</text:p>
          </table:table-cell>
          <table:table-cell office:value-type="string" calcext:value-type="string">
            <text:p>Pondage Wall to Blue Gum Rapids</text:p>
          </table:table-cell>
          <table:table-cell office:value-type="string" calcext:value-type="string">
            <text:p>II - II+</text:p>
          </table:table-cell>
          <table:table-cell office:value-type="string" calcext:value-type="string">
            <text:p>https://www.adventurepro.com.au/paddleaustralia/pa.cgi?action=details&amp;id=Goulburn2</text:p>
          </table:table-cell>
          <table:table-cell table:formula="of:=HYPERLINK([.D27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astings River</text:p>
          </table:table-cell>
          <table:table-cell office:value-type="string" calcext:value-type="string">
            <text:p>Ellenborough to Wauchope</text:p>
          </table:table-cell>
          <table:table-cell office:value-type="string" calcext:value-type="string">
            <text:p>Grade II</text:p>
          </table:table-cell>
          <table:table-cell office:value-type="string" calcext:value-type="string">
            <text:p>http://www.waterwaysguide.org.au/section-detail/6286</text:p>
          </table:table-cell>
          <table:table-cell table:formula="of:=HYPERLINK([.D27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owqua River</text:p>
          </table:table-cell>
          <table:table-cell office:value-type="string" calcext:value-type="string">
            <text:p>Running Water Creek Reserve to Lake Eildon</text:p>
          </table:table-cell>
          <table:table-cell office:value-type="string" calcext:value-type="string">
            <text:p>I - II (p)</text:p>
          </table:table-cell>
          <table:table-cell office:value-type="string" calcext:value-type="string">
            <text:p>https://www.adventurepro.com.au/paddleaustralia/pa.cgi?action=details&amp;id=howquariver4</text:p>
          </table:table-cell>
          <table:table-cell table:formula="of:=HYPERLINK([.D27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owqua River</text:p>
          </table:table-cell>
          <table:table-cell office:value-type="string" calcext:value-type="string">
            <text:p>Eight Mile Gap to Sheepyard Flats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https://www.adventurepro.com.au/paddleaustralia/pa.cgi?action=details&amp;id=HowquaRiver</text:p>
          </table:table-cell>
          <table:table-cell table:formula="of:=HYPERLINK([.D27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angaroo River</text:p>
          </table:table-cell>
          <table:table-cell office:value-type="string" calcext:value-type="string">
            <text:p>Hampden Bridge to Bendella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https://www.adventurepro.com.au/paddleaustralia/pa.cgi?action=details&amp;id=Kangaroo2</text:p>
          </table:table-cell>
          <table:table-cell table:formula="of:=HYPERLINK([.D27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atherine River</text:p>
          </table:table-cell>
          <table:table-cell office:value-type="string" calcext:value-type="string">
            <text:p>Galloping Jacks</text:p>
          </table:table-cell>
          <table:table-cell office:value-type="string" calcext:value-type="string">
            <text:p>I - II</text:p>
          </table:table-cell>
          <table:table-cell office:value-type="string" calcext:value-type="string">
            <text:p>https://www.adventurepro.com.au/paddleaustralia/pa.cgi?action=details&amp;id=KatherineRiver</text:p>
          </table:table-cell>
          <table:table-cell table:formula="of:=HYPERLINK([.D27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iewa River</text:p>
          </table:table-cell>
          <table:table-cell office:value-type="string" calcext:value-type="string">
            <text:p>Ryders Bridge (Tawonga Caravan Park) to Red Bank</text:p>
          </table:table-cell>
          <table:table-cell office:value-type="string" calcext:value-type="string">
            <text:p>II (p)</text:p>
          </table:table-cell>
          <table:table-cell office:value-type="string" calcext:value-type="string">
            <text:p>https://www.adventurepro.com.au/paddleaustralia/pa.cgi?action=details&amp;id=kiewariver1</text:p>
          </table:table-cell>
          <table:table-cell table:formula="of:=HYPERLINK([.D27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ing River</text:p>
          </table:table-cell>
          <table:table-cell office:value-type="string" calcext:value-type="string">
            <text:p>Downstream from Old Victoria Hwy Bridg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https://www.adventurepro.com.au/paddleaustralia/pa.cgi?action=details&amp;id=KingNT</text:p>
          </table:table-cell>
          <table:table-cell table:formula="of:=HYPERLINK([.D27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oddon River</text:p>
          </table:table-cell>
          <table:table-cell office:value-type="string" calcext:value-type="string">
            <text:p>Newbridge to Bridgewater on Loddo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https://www.adventurepro.com.au/paddleaustralia/pa.cgi?action=details&amp;id=loddonriver</text:p>
          </table:table-cell>
          <table:table-cell table:formula="of:=HYPERLINK([.D27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calister River</text:p>
          </table:table-cell>
          <table:table-cell office:value-type="string" calcext:value-type="string">
            <text:p>Barkly River to Licola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https://www.adventurepro.com.au/paddleaustralia/pa.cgi?action=details&amp;id=Macalisterriver2</text:p>
          </table:table-cell>
          <table:table-cell table:formula="of:=HYPERLINK([.D27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calister River</text:p>
          </table:table-cell>
          <table:table-cell office:value-type="string" calcext:value-type="string">
            <text:p>Licola to Cheyne's Bridg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https://www.adventurepro.com.au/paddleaustralia/pa.cgi?action=details&amp;id=Macalisterriver3</text:p>
          </table:table-cell>
          <table:table-cell table:formula="of:=HYPERLINK([.D28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cdonald River (Namoi)</text:p>
          </table:table-cell>
          <table:table-cell office:value-type="string" calcext:value-type="string">
            <text:p>Lowry Crossing <text:s/>to Manilla</text:p>
          </table:table-cell>
          <table:table-cell office:value-type="string" calcext:value-type="string">
            <text:p>Grade II</text:p>
          </table:table-cell>
          <table:table-cell office:value-type="string" calcext:value-type="string">
            <text:p>http://www.waterwaysguide.org.au/section-detail/6370</text:p>
          </table:table-cell>
          <table:table-cell table:formula="of:=HYPERLINK([.D28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cquarie River</text:p>
          </table:table-cell>
          <table:table-cell office:value-type="string" calcext:value-type="string">
            <text:p>Kelso Bridge to Eglinton Bridge</text:p>
          </table:table-cell>
          <table:table-cell office:value-type="string" calcext:value-type="string">
            <text:p>I - II</text:p>
          </table:table-cell>
          <table:table-cell office:value-type="string" calcext:value-type="string">
            <text:p>https://www.adventurepro.com.au/paddleaustralia/pa.cgi?action=details&amp;id=MacquarieRiver</text:p>
          </table:table-cell>
          <table:table-cell table:formula="of:=HYPERLINK([.D28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cquarie River</text:p>
          </table:table-cell>
          <table:table-cell office:value-type="string" calcext:value-type="string">
            <text:p>Burrendong Dam to Dubbo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253</text:p>
          </table:table-cell>
          <table:table-cell table:formula="of:=HYPERLINK([.D28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cquarie River</text:p>
          </table:table-cell>
          <table:table-cell office:value-type="string" calcext:value-type="string">
            <text:p>Eglinton to Freemantle Bridg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244</text:p>
          </table:table-cell>
          <table:table-cell table:formula="of:=HYPERLINK([.D28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nning River</text:p>
          </table:table-cell>
          <table:table-cell office:value-type="string" calcext:value-type="string">
            <text:p>Bretti Reserve to Cundle Flat Bridge</text:p>
          </table:table-cell>
          <table:table-cell office:value-type="string" calcext:value-type="string">
            <text:p>Grade II</text:p>
          </table:table-cell>
          <table:table-cell office:value-type="string" calcext:value-type="string">
            <text:p>http://www.waterwaysguide.org.au/section-detail/6297</text:p>
          </table:table-cell>
          <table:table-cell table:formula="of:=HYPERLINK([.D28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nning River</text:p>
          </table:table-cell>
          <table:table-cell office:value-type="string" calcext:value-type="string">
            <text:p>Tiri Bridge to Charity Creek</text:p>
          </table:table-cell>
          <table:table-cell office:value-type="string" calcext:value-type="string">
            <text:p>Grade II</text:p>
          </table:table-cell>
          <table:table-cell office:value-type="string" calcext:value-type="string">
            <text:p>http://www.waterwaysguide.org.au/section-detail/6299</text:p>
          </table:table-cell>
          <table:table-cell table:formula="of:=HYPERLINK([.D28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nning River</text:p>
          </table:table-cell>
          <table:table-cell office:value-type="string" calcext:value-type="string">
            <text:p>Cundle Flat Bridge to Tiri Bridge</text:p>
          </table:table-cell>
          <table:table-cell office:value-type="string" calcext:value-type="string">
            <text:p>Grade II</text:p>
          </table:table-cell>
          <table:table-cell office:value-type="string" calcext:value-type="string">
            <text:p>http://www.waterwaysguide.org.au/section-detail/6298</text:p>
          </table:table-cell>
          <table:table-cell table:formula="of:=HYPERLINK([.D28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nning River</text:p>
          </table:table-cell>
          <table:table-cell office:value-type="string" calcext:value-type="string">
            <text:p>Claremont Bridge to Gloryvale Reserv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295</text:p>
          </table:table-cell>
          <table:table-cell table:formula="of:=HYPERLINK([.D28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nning River</text:p>
          </table:table-cell>
          <table:table-cell office:value-type="string" calcext:value-type="string">
            <text:p>Gloryvale Reserve to Bretti Reserv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296</text:p>
          </table:table-cell>
          <table:table-cell table:formula="of:=HYPERLINK([.D28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tchell River</text:p>
          </table:table-cell>
          <table:table-cell office:value-type="string" calcext:value-type="string">
            <text:p>Waterford to Angusvale</text:p>
          </table:table-cell>
          <table:table-cell office:value-type="string" calcext:value-type="string">
            <text:p>II (III)</text:p>
          </table:table-cell>
          <table:table-cell office:value-type="string" calcext:value-type="string">
            <text:p>https://www.adventurepro.com.au/paddleaustralia/pa.cgi?action=details&amp;id=Mitchell1</text:p>
          </table:table-cell>
          <table:table-cell table:formula="of:=HYPERLINK([.D29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tta Mitta River Lower</text:p>
          </table:table-cell>
          <table:table-cell office:value-type="string" calcext:value-type="string">
            <text:p>Roadside stop to Mitta Mitta Caravan Park</text:p>
          </table:table-cell>
          <table:table-cell office:value-type="string" calcext:value-type="string">
            <text:p>I - II &amp; III</text:p>
          </table:table-cell>
          <table:table-cell office:value-type="string" calcext:value-type="string">
            <text:p>https://www.adventurepro.com.au/paddleaustralia/pa.cgi?action=details&amp;id=Mitta4</text:p>
          </table:table-cell>
          <table:table-cell table:formula="of:=HYPERLINK([.D29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urray River</text:p>
          </table:table-cell>
          <table:table-cell office:value-type="string" calcext:value-type="string">
            <text:p>Neils Bend Murray River Reserve to Jingellic Reserve</text:p>
          </table:table-cell>
          <table:table-cell office:value-type="string" calcext:value-type="string">
            <text:p>Grade II</text:p>
          </table:table-cell>
          <table:table-cell office:value-type="string" calcext:value-type="string">
            <text:p>http://www.waterwaysguide.org.au/section-detail/20141</text:p>
          </table:table-cell>
          <table:table-cell table:formula="of:=HYPERLINK([.D29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urray River</text:p>
          </table:table-cell>
          <table:table-cell office:value-type="string" calcext:value-type="string">
            <text:p>Neils Bend Murray River Reserve to Walwa Reserve</text:p>
          </table:table-cell>
          <table:table-cell office:value-type="string" calcext:value-type="string">
            <text:p>Grade II</text:p>
          </table:table-cell>
          <table:table-cell office:value-type="string" calcext:value-type="string">
            <text:p>http://www.waterwaysguide.org.au/section-detail/20137</text:p>
          </table:table-cell>
          <table:table-cell table:formula="of:=HYPERLINK([.D29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urray River</text:p>
          </table:table-cell>
          <table:table-cell office:value-type="string" calcext:value-type="string">
            <text:p>Bringenbrong Bridge to Jingellic Reserve</text:p>
          </table:table-cell>
          <table:table-cell office:value-type="string" calcext:value-type="string">
            <text:p>Grade II</text:p>
          </table:table-cell>
          <table:table-cell office:value-type="string" calcext:value-type="string">
            <text:p>http://www.waterwaysguide.org.au/section-detail/6313</text:p>
          </table:table-cell>
          <table:table-cell table:formula="of:=HYPERLINK([.D29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urrumbidgee River</text:p>
          </table:table-cell>
          <table:table-cell office:value-type="string" calcext:value-type="string">
            <text:p>Bolaro to Cooma Pumping Station</text:p>
          </table:table-cell>
          <table:table-cell office:value-type="string" calcext:value-type="string">
            <text:p>II (p)</text:p>
          </table:table-cell>
          <table:table-cell office:value-type="string" calcext:value-type="string">
            <text:p>https://www.adventurepro.com.au/paddleaustralia/pa.cgi?action=details&amp;id=murrumbidgeeriver01</text:p>
          </table:table-cell>
          <table:table-cell table:formula="of:=HYPERLINK([.D29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epean River</text:p>
          </table:table-cell>
          <table:table-cell office:value-type="string" calcext:value-type="string">
            <text:p>Russel Street Reserve to Shaws Farm Yellomundee Regional Park</text:p>
          </table:table-cell>
          <table:table-cell office:value-type="string" calcext:value-type="string">
            <text:p>Grade II</text:p>
          </table:table-cell>
          <table:table-cell office:value-type="string" calcext:value-type="string">
            <text:p>http://www.waterwaysguide.org.au/section-detail/15523</text:p>
          </table:table-cell>
          <table:table-cell table:formula="of:=HYPERLINK([.D29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ever Never Creek</text:p>
          </table:table-cell>
          <table:table-cell office:value-type="string" calcext:value-type="string">
            <text:p>Top bridge to Glennifer church</text:p>
          </table:table-cell>
          <table:table-cell office:value-type="string" calcext:value-type="string">
            <text:p>I - II+ (p)</text:p>
          </table:table-cell>
          <table:table-cell office:value-type="string" calcext:value-type="string">
            <text:p>https://www.adventurepro.com.au/paddleaustralia/pa.cgi?action=details&amp;id=nevernevercreek</text:p>
          </table:table-cell>
          <table:table-cell table:formula="of:=HYPERLINK([.D29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owendoc River</text:p>
          </table:table-cell>
          <table:table-cell office:value-type="string" calcext:value-type="string">
            <text:p>Rocks Creek Crossing to Tiri Bridge</text:p>
          </table:table-cell>
          <table:table-cell office:value-type="string" calcext:value-type="string">
            <text:p>Grade II</text:p>
          </table:table-cell>
          <table:table-cell office:value-type="string" calcext:value-type="string">
            <text:p>http://www.waterwaysguide.org.au/section-detail/11221</text:p>
          </table:table-cell>
          <table:table-cell table:formula="of:=HYPERLINK([.D29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ymboida River</text:p>
          </table:table-cell>
          <table:table-cell office:value-type="string" calcext:value-type="string">
            <text:p>Nymboida Weir to Buccarumbi</text:p>
          </table:table-cell>
          <table:table-cell office:value-type="string" calcext:value-type="string">
            <text:p>Grade II</text:p>
          </table:table-cell>
          <table:table-cell office:value-type="string" calcext:value-type="string">
            <text:p>http://www.waterwaysguide.org.au/section-detail/6373</text:p>
          </table:table-cell>
          <table:table-cell table:formula="of:=HYPERLINK([.D29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ymboida River</text:p>
          </table:table-cell>
          <table:table-cell office:value-type="string" calcext:value-type="string">
            <text:p>Harness Cask to Moonpar Road</text:p>
          </table:table-cell>
          <table:table-cell office:value-type="string" calcext:value-type="string">
            <text:p>II  III (P)</text:p>
          </table:table-cell>
          <table:table-cell office:value-type="string" calcext:value-type="string">
            <text:p>https://www.adventurepro.com.au/paddleaustralia/pa.cgi?action=details&amp;id=Nymboida2</text:p>
          </table:table-cell>
          <table:table-cell table:formula="of:=HYPERLINK([.D30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ymboida River</text:p>
          </table:table-cell>
          <table:table-cell office:value-type="string" calcext:value-type="string">
            <text:p>Buccarumbi to Jackadery</text:p>
          </table:table-cell>
          <table:table-cell office:value-type="string" calcext:value-type="string">
            <text:p>II(p)</text:p>
          </table:table-cell>
          <table:table-cell office:value-type="string" calcext:value-type="string">
            <text:p>https://www.adventurepro.com.au/paddleaustralia/pa.cgi?action=details&amp;id=nymboida6</text:p>
          </table:table-cell>
          <table:table-cell table:formula="of:=HYPERLINK([.D30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Oxley River</text:p>
          </table:table-cell>
          <table:table-cell office:value-type="string" calcext:value-type="string">
            <text:p>Tyalgum to Eungella</text:p>
          </table:table-cell>
          <table:table-cell office:value-type="string" calcext:value-type="string">
            <text:p>II +</text:p>
          </table:table-cell>
          <table:table-cell office:value-type="string" calcext:value-type="string">
            <text:p>https://www.adventurepro.com.au/paddleaustralia/pa.cgi?action=details&amp;id=oxleyriver</text:p>
          </table:table-cell>
          <table:table-cell table:formula="of:=HYPERLINK([.D30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cton River</text:p>
          </table:table-cell>
          <table:table-cell office:value-type="string" calcext:value-type="string">
            <text:p>Upper Bridge to Tahune</text:p>
          </table:table-cell>
          <table:table-cell office:value-type="string" calcext:value-type="string">
            <text:p>II (III)</text:p>
          </table:table-cell>
          <table:table-cell office:value-type="string" calcext:value-type="string">
            <text:p>https://www.adventurepro.com.au/paddleaustralia/pa.cgi?action=details&amp;id=PictonRiver2</text:p>
          </table:table-cell>
          <table:table-cell table:formula="of:=HYPERLINK([.D30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enty River</text:p>
          </table:table-cell>
          <table:table-cell office:value-type="string" calcext:value-type="string">
            <text:p>Bridge Inn Road to Hathfelde Boulevard </text:p>
          </table:table-cell>
          <table:table-cell office:value-type="string" calcext:value-type="string">
            <text:p>II (IV)</text:p>
          </table:table-cell>
          <table:table-cell office:value-type="string" calcext:value-type="string">
            <text:p>https://www.adventurepro.com.au/paddleaustralia/pa.cgi?action=details&amp;id=plentyriver</text:p>
          </table:table-cell>
          <table:table-cell table:formula="of:=HYPERLINK([.D30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osenthal Creek</text:p>
          </table:table-cell>
          <table:table-cell office:value-type="string" calcext:value-type="string">
            <text:p>Connolly Dam Road to East St, Warwick</text:p>
          </table:table-cell>
          <table:table-cell office:value-type="string" calcext:value-type="string">
            <text:p>II (p)</text:p>
          </table:table-cell>
          <table:table-cell office:value-type="string" calcext:value-type="string">
            <text:p>https://www.adventurepro.com.au/paddleaustralia/pa.cgi?action=details&amp;id=rosenthal</text:p>
          </table:table-cell>
          <table:table-cell table:formula="of:=HYPERLINK([.D30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nowy Creek</text:p>
          </table:table-cell>
          <table:table-cell office:value-type="string" calcext:value-type="string">
            <text:p>Gauge to Mitta Mitta Township</text:p>
          </table:table-cell>
          <table:table-cell office:value-type="string" calcext:value-type="string">
            <text:p>II+</text:p>
          </table:table-cell>
          <table:table-cell office:value-type="string" calcext:value-type="string">
            <text:p>https://www.adventurepro.com.au/paddleaustralia/pa.cgi?action=details&amp;id=SnowyCreek3</text:p>
          </table:table-cell>
          <table:table-cell table:formula="of:=HYPERLINK([.D30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outh Pine River</text:p>
          </table:table-cell>
          <table:table-cell office:value-type="string" calcext:value-type="string">
            <text:p>Showgrounds Drive to Mt OReilly Road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https://www.adventurepro.com.au/paddleaustralia/pa.cgi?action=details&amp;id=southpineriver01</text:p>
          </table:table-cell>
          <table:table-cell table:formula="of:=HYPERLINK([.D30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outh Pine River</text:p>
          </table:table-cell>
          <table:table-cell office:value-type="string" calcext:value-type="string">
            <text:p>Mount Samson Road to Drapers Crossing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https://www.adventurepro.com.au/paddleaustralia/pa.cgi?action=details&amp;id=southpineriver2</text:p>
          </table:table-cell>
          <table:table-cell table:formula="of:=HYPERLINK([.D30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yx River</text:p>
          </table:table-cell>
          <table:table-cell office:value-type="string" calcext:value-type="string">
            <text:p>Waterfall Creek Road <text:s/>to Bridg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https://www.adventurepro.com.au/paddleaustralia/pa.cgi?action=details&amp;id=Styxriver1</text:p>
          </table:table-cell>
          <table:table-cell table:formula="of:=HYPERLINK([.D30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wampy Plain River</text:p>
          </table:table-cell>
          <table:table-cell office:value-type="string" calcext:value-type="string">
            <text:p>Khancoban Dam to Bringenbrong Bridge</text:p>
          </table:table-cell>
          <table:table-cell office:value-type="string" calcext:value-type="string">
            <text:p>Grade II</text:p>
          </table:table-cell>
          <table:table-cell office:value-type="string" calcext:value-type="string">
            <text:p>http://www.waterwaysguide.org.au/section-detail/6320</text:p>
          </table:table-cell>
          <table:table-cell table:formula="of:=HYPERLINK([.D31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mbo River</text:p>
          </table:table-cell>
          <table:table-cell office:value-type="string" calcext:value-type="string">
            <text:p>Playgrounds Road to Stuart's Creek Track</text:p>
          </table:table-cell>
          <table:table-cell office:value-type="string" calcext:value-type="string">
            <text:p>II - II+</text:p>
          </table:table-cell>
          <table:table-cell office:value-type="string" calcext:value-type="string">
            <text:p>https://www.adventurepro.com.au/paddleaustralia/pa.cgi?action=details&amp;id=tamboriver1</text:p>
          </table:table-cell>
          <table:table-cell table:formula="of:=HYPERLINK([.D31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omson River</text:p>
          </table:table-cell>
          <table:table-cell office:value-type="string" calcext:value-type="string">
            <text:p>Coopers Creek to Bruntons Bridg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https://www.adventurepro.com.au/paddleaustralia/pa.cgi?action=details&amp;id=thomsonriver3</text:p>
          </table:table-cell>
          <table:table-cell table:formula="of:=HYPERLINK([.D31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omson River</text:p>
          </table:table-cell>
          <table:table-cell office:value-type="string" calcext:value-type="string">
            <text:p>Walhalla Road Bridge to Coopers Creek</text:p>
          </table:table-cell>
          <table:table-cell office:value-type="string" calcext:value-type="string">
            <text:p>II (p)</text:p>
          </table:table-cell>
          <table:table-cell office:value-type="string" calcext:value-type="string">
            <text:p>https://www.adventurepro.com.au/paddleaustralia/pa.cgi?action=details&amp;id=thomsonriver2</text:p>
          </table:table-cell>
          <table:table-cell table:formula="of:=HYPERLINK([.D31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omson River</text:p>
          </table:table-cell>
          <table:table-cell office:value-type="string" calcext:value-type="string">
            <text:p>Thomson Dam to Walhalla Road Bridge</text:p>
          </table:table-cell>
          <table:table-cell office:value-type="string" calcext:value-type="string">
            <text:p>II+ (p)</text:p>
          </table:table-cell>
          <table:table-cell office:value-type="string" calcext:value-type="string">
            <text:p>https://www.adventurepro.com.au/paddleaustralia/pa.cgi?action=details&amp;id=thomsonriver1</text:p>
          </table:table-cell>
          <table:table-cell table:formula="of:=HYPERLINK([.D31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oowoomba Play Run</text:p>
          </table:table-cell>
          <table:table-cell office:value-type="string" calcext:value-type="string">
            <text:p>Library to Russel Street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https://www.adventurepro.com.au/paddleaustralia/pa.cgi?action=details&amp;id=Toowoomba1</text:p>
          </table:table-cell>
          <table:table-cell table:formula="of:=HYPERLINK([.D31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weed River</text:p>
          </table:table-cell>
          <table:table-cell office:value-type="string" calcext:value-type="string">
            <text:p>Mt Warning Road Bridge to the southern boat ramp in Murwillumbah</text:p>
          </table:table-cell>
          <table:table-cell office:value-type="string" calcext:value-type="string">
            <text:p>I - II (p)</text:p>
          </table:table-cell>
          <table:table-cell office:value-type="string" calcext:value-type="string">
            <text:p>https://www.adventurepro.com.au/paddleaustralia/pa.cgi?action=details&amp;id=tweedriver2</text:p>
          </table:table-cell>
          <table:table-cell table:formula="of:=HYPERLINK([.D31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yenna River</text:p>
          </table:table-cell>
          <table:table-cell office:value-type="string" calcext:value-type="string">
            <text:p>National Park to Westerway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https://www.adventurepro.com.au/paddleaustralia/pa.cgi?action=details&amp;id=Tyennariver1</text:p>
          </table:table-cell>
          <table:table-cell table:formula="of:=HYPERLINK([.D31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pper Caboolture River</text:p>
          </table:table-cell>
          <table:table-cell office:value-type="string" calcext:value-type="string">
            <text:p>McNamara Road to Litherland Road </text:p>
          </table:table-cell>
          <table:table-cell office:value-type="string" calcext:value-type="string">
            <text:p>I - II+ (p)</text:p>
          </table:table-cell>
          <table:table-cell office:value-type="string" calcext:value-type="string">
            <text:p>https://www.adventurepro.com.au/paddleaustralia/pa.cgi?action=details&amp;id=cabooltureriver1</text:p>
          </table:table-cell>
          <table:table-cell table:formula="of:=HYPERLINK([.D31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illiams River</text:p>
          </table:table-cell>
          <table:table-cell office:value-type="string" calcext:value-type="string">
            <text:p>Glen William Bridge to Clarence Town (Weir)</text:p>
          </table:table-cell>
          <table:table-cell office:value-type="string" calcext:value-type="string">
            <text:p>Grade II</text:p>
          </table:table-cell>
          <table:table-cell office:value-type="string" calcext:value-type="string">
            <text:p>http://www.waterwaysguide.org.au/section-detail/6304</text:p>
          </table:table-cell>
          <table:table-cell table:formula="of:=HYPERLINK([.D31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ingecarribee River</text:p>
          </table:table-cell>
          <table:table-cell office:value-type="string" calcext:value-type="string">
            <text:p>Long Flat to Joadja Creek</text:p>
          </table:table-cell>
          <table:table-cell office:value-type="string" calcext:value-type="string">
            <text:p>Grade II</text:p>
          </table:table-cell>
          <table:table-cell office:value-type="string" calcext:value-type="string">
            <text:p>http://www.waterwaysguide.org.au/section-detail/6486</text:p>
          </table:table-cell>
          <table:table-cell table:formula="of:=HYPERLINK([.D32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ingecarribee River</text:p>
          </table:table-cell>
          <table:table-cell office:value-type="string" calcext:value-type="string">
            <text:p>Berrima Weir to Berrima Camp Ground</text:p>
          </table:table-cell>
          <table:table-cell office:value-type="string" calcext:value-type="string">
            <text:p>Grade II</text:p>
          </table:table-cell>
          <table:table-cell office:value-type="string" calcext:value-type="string">
            <text:p>http://www.waterwaysguide.org.au/section-detail/6484</text:p>
          </table:table-cell>
          <table:table-cell table:formula="of:=HYPERLINK([.D32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ollondilly River</text:p>
          </table:table-cell>
          <table:table-cell office:value-type="string" calcext:value-type="string">
            <text:p>River Island Nature Retreat to Goodmans Ford</text:p>
          </table:table-cell>
          <table:table-cell office:value-type="string" calcext:value-type="string">
            <text:p>Grade II</text:p>
          </table:table-cell>
          <table:table-cell office:value-type="string" calcext:value-type="string">
            <text:p>http://www.waterwaysguide.org.au/section-detail/6279</text:p>
          </table:table-cell>
          <table:table-cell table:formula="of:=HYPERLINK([.D32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oronora River</text:p>
          </table:table-cell>
          <table:table-cell office:value-type="string" calcext:value-type="string">
            <text:p>Woronora Dam to Heathcote Road Bridge</text:p>
          </table:table-cell>
          <table:table-cell office:value-type="string" calcext:value-type="string">
            <text:p>Grade II</text:p>
          </table:table-cell>
          <table:table-cell office:value-type="string" calcext:value-type="string">
            <text:p>http://www.waterwaysguide.org.au/section-detail/6408</text:p>
          </table:table-cell>
          <table:table-cell table:formula="of:=HYPERLINK([.D32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Yabba Creek</text:p>
          </table:table-cell>
          <table:table-cell office:value-type="string" calcext:value-type="string">
            <text:p>Borumba Dam to Imbil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https://www.adventurepro.com.au/paddleaustralia/pa.cgi?action=details&amp;id=yabbacreek</text:p>
          </table:table-cell>
          <table:table-cell table:formula="of:=HYPERLINK([.D324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Yarra River</text:p>
          </table:table-cell>
          <table:table-cell office:value-type="string" calcext:value-type="string">
            <text:p>Warrandyte Bridge to Pound Bend</text:p>
          </table:table-cell>
          <table:table-cell office:value-type="string" calcext:value-type="string">
            <text:p>I+ - low II</text:p>
          </table:table-cell>
          <table:table-cell office:value-type="string" calcext:value-type="string">
            <text:p>https://www.adventurepro.com.au/paddleaustralia/pa.cgi?action=details&amp;id=yarrariver4</text:p>
          </table:table-cell>
          <table:table-cell table:formula="of:=HYPERLINK([.D325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Yarra River</text:p>
          </table:table-cell>
          <table:table-cell office:value-type="string" calcext:value-type="string">
            <text:p>Police Station Wave (PSW)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https://www.adventurepro.com.au/paddleaustralia/pa.cgi?action=details&amp;id=yarrariver6</text:p>
          </table:table-cell>
          <table:table-cell table:formula="of:=HYPERLINK([.D32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Yarra River</text:p>
          </table:table-cell>
          <table:table-cell office:value-type="string" calcext:value-type="string">
            <text:p>Warburton to Launching Place</text:p>
          </table:table-cell>
          <table:table-cell office:value-type="string" calcext:value-type="string">
            <text:p>II - II+</text:p>
          </table:table-cell>
          <table:table-cell office:value-type="string" calcext:value-type="string">
            <text:p>https://www.adventurepro.com.au/paddleaustralia/pa.cgi?action=details&amp;id=yarrariver5</text:p>
          </table:table-cell>
          <table:table-cell table:formula="of:=HYPERLINK([.D327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rrington River</text:p>
          </table:table-cell>
          <table:table-cell office:value-type="string" calcext:value-type="string">
            <text:p>Barrington Reserve to Kia Ora Bridge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9131</text:p>
          </table:table-cell>
          <table:table-cell table:formula="of:=HYPERLINK([.D328];&quot;link&quot;)" office:value-type="string" office:string-value="link" calcext:value-type="string">
            <text:p>lin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arence River</text:p>
          </table:table-cell>
          <table:table-cell office:value-type="string" calcext:value-type="string">
            <text:p>Copmanhurst Recreation Reserve to Fry Street Grafton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9004</text:p>
          </table:table-cell>
          <table:table-cell table:formula="of:=HYPERLINK([.D329];&quot;link&quot;)" office:value-type="string" office:string-value="link" calcext:value-type="string">
            <text:p>lin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lo River</text:p>
          </table:table-cell>
          <table:table-cell office:value-type="string" calcext:value-type="string">
            <text:p>Upper Colo Bridge to Putty Road Bridg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258</text:p>
          </table:table-cell>
          <table:table-cell table:formula="of:=HYPERLINK([.D330];&quot;link&quot;)" office:value-type="string" office:string-value="link" calcext:value-type="string">
            <text:p>lin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dward River</text:p>
          </table:table-cell>
          <table:table-cell office:value-type="string" calcext:value-type="string">
            <text:p>Stevens Weir D/S Launch Point to Finn Road Access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9163</text:p>
          </table:table-cell>
          <table:table-cell table:formula="of:=HYPERLINK([.D33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dward River</text:p>
          </table:table-cell>
          <table:table-cell office:value-type="string" calcext:value-type="string">
            <text:p>Greg Graham Reserve Boat Ramp to Stevens Weir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9151</text:p>
          </table:table-cell>
          <table:table-cell table:formula="of:=HYPERLINK([.D33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dward River</text:p>
          </table:table-cell>
          <table:table-cell office:value-type="string" calcext:value-type="string">
            <text:p>Edward Bridge Camp Ground to Kyalite (end of Trail)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9196</text:p>
          </table:table-cell>
          <table:table-cell table:formula="of:=HYPERLINK([.D33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dward River</text:p>
          </table:table-cell>
          <table:table-cell office:value-type="string" calcext:value-type="string">
            <text:p>Moulamein Reserve to Moolpa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9169</text:p>
          </table:table-cell>
          <table:table-cell table:formula="of:=HYPERLINK([.D33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dward River</text:p>
          </table:table-cell>
          <table:table-cell office:value-type="string" calcext:value-type="string">
            <text:p>Balpool Road Bridge to Moulamein Reserve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9168</text:p>
          </table:table-cell>
          <table:table-cell table:formula="of:=HYPERLINK([.D33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dward River</text:p>
          </table:table-cell>
          <table:table-cell office:value-type="string" calcext:value-type="string">
            <text:p>Edward Bridge Camp Ground to Edward Bridge Camp Ground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9147</text:p>
          </table:table-cell>
          <table:table-cell table:formula="of:=HYPERLINK([.D33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dward River</text:p>
          </table:table-cell>
          <table:table-cell office:value-type="string" calcext:value-type="string">
            <text:p>Moolpa to Kyalite (end of Trail)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9170</text:p>
          </table:table-cell>
          <table:table-cell table:formula="of:=HYPERLINK([.D33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dward River</text:p>
          </table:table-cell>
          <table:table-cell office:value-type="string" calcext:value-type="string">
            <text:p>Finn Road Access to Balpool Road Bridge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9166</text:p>
          </table:table-cell>
          <table:table-cell table:formula="of:=HYPERLINK([.D33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dward River</text:p>
          </table:table-cell>
          <table:table-cell office:value-type="string" calcext:value-type="string">
            <text:p>Edward Bridge Camp Ground to Hazelwood Road Footbridge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9148</text:p>
          </table:table-cell>
          <table:table-cell table:formula="of:=HYPERLINK([.D33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oobang Creek</text:p>
          </table:table-cell>
          <table:table-cell office:value-type="string" calcext:value-type="string">
            <text:p><text:s/>042b <text:s/>Goobang crk, Derriwong <text:s/>to <text:s text:c="2"/>Goobang Creek Weir <text:s/>Condobolin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7926</text:p>
          </table:table-cell>
          <table:table-cell table:formula="of:=HYPERLINK([.D34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rose River</text:p>
          </table:table-cell>
          <table:table-cell office:value-type="string" calcext:value-type="string">
            <text:p>Navua Reserve to Navua Reserve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4491</text:p>
          </table:table-cell>
          <table:table-cell table:formula="of:=HYPERLINK([.D34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rose River</text:p>
          </table:table-cell>
          <table:table-cell office:value-type="string" calcext:value-type="string">
            <text:p>WOODS RESERVE to Navua Reserve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9510</text:p>
          </table:table-cell>
          <table:table-cell table:formula="of:=HYPERLINK([.D34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awkesbury River</text:p>
          </table:table-cell>
          <table:table-cell office:value-type="string" calcext:value-type="string">
            <text:p>Cattai National Park to Sackville Ski Park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7762</text:p>
          </table:table-cell>
          <table:table-cell table:formula="of:=HYPERLINK([.D34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awkesbury River</text:p>
          </table:table-cell>
          <table:table-cell office:value-type="string" calcext:value-type="string">
            <text:p>Pughs Lagoon to Pughs Lagoon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9117</text:p>
          </table:table-cell>
          <table:table-cell table:formula="of:=HYPERLINK([.D34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awkesbury River</text:p>
          </table:table-cell>
          <table:table-cell office:value-type="string" calcext:value-type="string">
            <text:p>Sackville Ski Park to Skeleton Rocks Reserve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7763</text:p>
          </table:table-cell>
          <table:table-cell table:formula="of:=HYPERLINK([.D34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awkesbury River</text:p>
          </table:table-cell>
          <table:table-cell office:value-type="string" calcext:value-type="string">
            <text:p>Portland Headland to Spencer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7765</text:p>
          </table:table-cell>
          <table:table-cell table:formula="of:=HYPERLINK([.D34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awkesbury River</text:p>
          </table:table-cell>
          <table:table-cell office:value-type="string" calcext:value-type="string">
            <text:p>Skeleton Rocks Reserve to Portland Headland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7764</text:p>
          </table:table-cell>
          <table:table-cell table:formula="of:=HYPERLINK([.D34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unter River</text:p>
          </table:table-cell>
          <table:table-cell office:value-type="string" calcext:value-type="string">
            <text:p>Denman to Jerry's Plains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8985</text:p>
          </table:table-cell>
          <table:table-cell table:formula="of:=HYPERLINK([.D34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unter River</text:p>
          </table:table-cell>
          <table:table-cell office:value-type="string" calcext:value-type="string">
            <text:p>Maitland to Raymond Terrace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8987</text:p>
          </table:table-cell>
          <table:table-cell table:formula="of:=HYPERLINK([.D34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unter River</text:p>
          </table:table-cell>
          <table:table-cell office:value-type="string" calcext:value-type="string">
            <text:p>Singleton to Maitland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8986</text:p>
          </table:table-cell>
          <table:table-cell table:formula="of:=HYPERLINK([.D35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chlan River</text:p>
          </table:table-cell>
          <table:table-cell office:value-type="string" calcext:value-type="string">
            <text:p>043. Euabalong to 047. Hillston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5769</text:p>
          </table:table-cell>
          <table:table-cell table:formula="of:=HYPERLINK([.D35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chlan River</text:p>
          </table:table-cell>
          <table:table-cell office:value-type="string" calcext:value-type="string">
            <text:p>034. Lachlan River,Forbes, Cottons Weir below to 036. Lachlan River, Jemalong weir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7934</text:p>
          </table:table-cell>
          <table:table-cell table:formula="of:=HYPERLINK([.D35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chlan River</text:p>
          </table:table-cell>
          <table:table-cell office:value-type="string" calcext:value-type="string">
            <text:p>013 Cowra township to 020. Gooloogong, Gray st reserve 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7551</text:p>
          </table:table-cell>
          <table:table-cell table:formula="of:=HYPERLINK([.D35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chlan River</text:p>
          </table:table-cell>
          <table:table-cell office:value-type="string" calcext:value-type="string">
            <text:p>034. Lachlan River,Forbes, Cottons Weir below to 042. Memorial Park Condoblin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5766</text:p>
          </table:table-cell>
          <table:table-cell table:formula="of:=HYPERLINK([.D35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chlan River</text:p>
          </table:table-cell>
          <table:table-cell office:value-type="string" calcext:value-type="string">
            <text:p>041. Lachlan River, Bumbaggan weir, Bumbaggan Crk to <text:s/>042a Junction of the Goobang and Bumbuggan crk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7918</text:p>
          </table:table-cell>
          <table:table-cell table:formula="of:=HYPERLINK([.D35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chlan River</text:p>
          </table:table-cell>
          <table:table-cell office:value-type="string" calcext:value-type="string">
            <text:p>013 Cowra township to 032. Lachlan River,Forbes , Old Weir below caravan park,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5765</text:p>
          </table:table-cell>
          <table:table-cell table:formula="of:=HYPERLINK([.D35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chlan River</text:p>
          </table:table-cell>
          <table:table-cell office:value-type="string" calcext:value-type="string">
            <text:p>032. Lachlan River,Forbes , Old Weir below caravan park, to 034. Lachlan River,Forbes, Cottons Weir below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7860</text:p>
          </table:table-cell>
          <table:table-cell table:formula="of:=HYPERLINK([.D35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chlan River</text:p>
          </table:table-cell>
          <table:table-cell office:value-type="string" calcext:value-type="string">
            <text:p>020. Gooloogong, Gray st reserve <text:s/>to 032. Lachlan River,Forbes , Old Weir below caravan park,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7552</text:p>
          </table:table-cell>
          <table:table-cell table:formula="of:=HYPERLINK([.D35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chlan River</text:p>
          </table:table-cell>
          <table:table-cell office:value-type="string" calcext:value-type="string">
            <text:p>001a. Gunning to 001a <text:s/>Bevendale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5744</text:p>
          </table:table-cell>
          <table:table-cell table:formula="of:=HYPERLINK([.D35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chlan River</text:p>
          </table:table-cell>
          <table:table-cell office:value-type="string" calcext:value-type="string">
            <text:p>006. Darby Falls Bridge, River Park to 013 Cowra township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5764</text:p>
          </table:table-cell>
          <table:table-cell table:formula="of:=HYPERLINK([.D36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chlan River</text:p>
          </table:table-cell>
          <table:table-cell office:value-type="string" calcext:value-type="string">
            <text:p>039. Warroo Bridge to 041. Lachlan River, Bumbaggan weir, Bumbaggan Crk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7914</text:p>
          </table:table-cell>
          <table:table-cell table:formula="of:=HYPERLINK([.D36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chlan River</text:p>
          </table:table-cell>
          <table:table-cell office:value-type="string" calcext:value-type="string">
            <text:p>042. Lachlan River, Condobolin weir to 043. Euabalong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5768</text:p>
          </table:table-cell>
          <table:table-cell table:formula="of:=HYPERLINK([.D36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chlan River</text:p>
          </table:table-cell>
          <table:table-cell office:value-type="string" calcext:value-type="string">
            <text:p>046. Corrong to 048. Oxley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7983</text:p>
          </table:table-cell>
          <table:table-cell table:formula="of:=HYPERLINK([.D36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chlan River</text:p>
          </table:table-cell>
          <table:table-cell office:value-type="string" calcext:value-type="string">
            <text:p>045. Booligal to 046. Corrong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7980</text:p>
          </table:table-cell>
          <table:table-cell table:formula="of:=HYPERLINK([.D36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cester Creek</text:p>
          </table:table-cell>
          <table:table-cell office:value-type="string" calcext:value-type="string">
            <text:p>Blakebrook Bridge to Far North Coast Canoe Club Club house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1217</text:p>
          </table:table-cell>
          <table:table-cell table:formula="of:=HYPERLINK([.D36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xley River</text:p>
          </table:table-cell>
          <table:table-cell office:value-type="string" calcext:value-type="string">
            <text:p>Eungella to Old Lismore Road</text:p>
          </table:table-cell>
          <table:table-cell office:value-type="string" calcext:value-type="string">
            <text:p>I +</text:p>
          </table:table-cell>
          <table:table-cell office:value-type="string" calcext:value-type="string">
            <text:p>https://www.adventurepro.com.au/paddleaustralia/pa.cgi?action=details&amp;id=oxleyriver1</text:p>
          </table:table-cell>
          <table:table-cell table:formula="of:=HYPERLINK([.D36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terson River</text:p>
          </table:table-cell>
          <table:table-cell office:value-type="string" calcext:value-type="string">
            <text:p>Paterson to Maitland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8972</text:p>
          </table:table-cell>
          <table:table-cell table:formula="of:=HYPERLINK([.D36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ubicon River</text:p>
          </table:table-cell>
          <table:table-cell office:value-type="string" calcext:value-type="string">
            <text:p>Maroonda Hwy (Picnic ground) to Goulburn Riv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s://www.adventurepro.com.au/paddleaustralia/pa.cgi?action=details&amp;id=Rubicon4</text:p>
          </table:table-cell>
          <table:table-cell table:formula="of:=HYPERLINK([.D36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nowy River</text:p>
          </table:table-cell>
          <table:table-cell office:value-type="string" calcext:value-type="string">
            <text:p>Sandy Point to Marlo</text:p>
          </table:table-cell>
          <table:table-cell office:value-type="string" calcext:value-type="string">
            <text:p>I (mostly flat with moving water)</text:p>
          </table:table-cell>
          <table:table-cell office:value-type="string" calcext:value-type="string">
            <text:p>https://www.adventurepro.com.au/paddleaustralia/pa.cgi?action=details&amp;id=Snowyriver5</text:p>
          </table:table-cell>
          <table:table-cell table:formula="of:=HYPERLINK([.D36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raralgon Creek</text:p>
          </table:table-cell>
          <table:table-cell office:value-type="string" calcext:value-type="string">
            <text:p>Agnes Brereton Reserve to Glengarry Rd bridge (Latrobe River)</text:p>
          </table:table-cell>
          <table:table-cell office:value-type="string" calcext:value-type="string">
            <text:p>I (p)</text:p>
          </table:table-cell>
          <table:table-cell office:value-type="string" calcext:value-type="string">
            <text:p>https://www.adventurepro.com.au/paddleaustralia/pa.cgi?action=details&amp;id=TraralgonCreek1</text:p>
          </table:table-cell>
          <table:table-cell table:formula="of:=HYPERLINK([.D37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illiams River</text:p>
          </table:table-cell>
          <table:table-cell office:value-type="string" calcext:value-type="string">
            <text:p>Clarence Town (Weir) to Raymond Terrace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8975</text:p>
          </table:table-cell>
          <table:table-cell table:formula="of:=HYPERLINK([.D37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ilsons River</text:p>
          </table:table-cell>
          <table:table-cell office:value-type="string" calcext:value-type="string">
            <text:p>Boatharbour - Bangalow Road Bridge to Far North Coast Canoe Club Club house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1215</text:p>
          </table:table-cell>
          <table:table-cell table:formula="of:=HYPERLINK([.D37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ilsons River</text:p>
          </table:table-cell>
          <table:table-cell office:value-type="string" calcext:value-type="string">
            <text:p>Etham Bridge <text:s/>to Boatharbour - Bangalow Road Bridge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1214</text:p>
          </table:table-cell>
          <table:table-cell table:formula="of:=HYPERLINK([.D37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ingecarribee River</text:p>
          </table:table-cell>
          <table:table-cell office:value-type="string" calcext:value-type="string">
            <text:p>Burradoo to Berrima Weir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6483</text:p>
          </table:table-cell>
          <table:table-cell table:formula="of:=HYPERLINK([.D37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arra River</text:p>
          </table:table-cell>
          <table:table-cell office:value-type="string" calcext:value-type="string">
            <text:p>Jumping Creek Reserve to Warrandyte Brid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s://www.adventurepro.com.au/paddleaustralia/pa.cgi?action=details&amp;id=yarrariver3</text:p>
          </table:table-cell>
          <table:table-cell table:formula="of:=HYPERLINK([.D37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arra River</text:p>
          </table:table-cell>
          <table:table-cell office:value-type="string" calcext:value-type="string">
            <text:p>Wittons Reserve - Jumping Creek Reserve</text:p>
          </table:table-cell>
          <table:table-cell office:value-type="string" calcext:value-type="string">
            <text:p>I+ maybe II</text:p>
          </table:table-cell>
          <table:table-cell office:value-type="string" calcext:value-type="string">
            <text:p>https://www.adventurepro.com.au/paddleaustralia/pa.cgi?action=details&amp;id=yarrariver1</text:p>
          </table:table-cell>
          <table:table-cell table:formula="of:=HYPERLINK([.D37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e River</text:p>
          </table:table-cell>
          <table:table-cell office:value-type="string" calcext:value-type="string">
            <text:p>Sand Road to the Beach Southern Ocean and Retur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s://www.adventurepro.com.au/paddleaustralia/pa.cgi?action=details&amp;id=Aire1</text:p>
          </table:table-cell>
          <table:table-cell table:formula="of:=HYPERLINK([.D37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bert River</text:p>
          </table:table-cell>
          <table:table-cell office:value-type="string" calcext:value-type="string">
            <text:p>Chardon Bridge Road to Luscombe Weir</text:p>
          </table:table-cell>
          <table:table-cell office:value-type="string" calcext:value-type="string">
            <text:p>I (p)</text:p>
          </table:table-cell>
          <table:table-cell office:value-type="string" calcext:value-type="string">
            <text:p>https://www.adventurepro.com.au/paddleaustralia/pa.cgi?action=details&amp;id=Albertriver0</text:p>
          </table:table-cell>
          <table:table-cell table:formula="of:=HYPERLINK([.D37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bert River</text:p>
          </table:table-cell>
          <table:table-cell office:value-type="string" calcext:value-type="string">
            <text:p>Luscombe Weir to Stanmore Road</text:p>
          </table:table-cell>
          <table:table-cell office:value-type="string" calcext:value-type="string">
            <text:p>I / II</text:p>
          </table:table-cell>
          <table:table-cell office:value-type="string" calcext:value-type="string">
            <text:p>https://www.adventurepro.com.au/paddleaustralia/pa.cgi?action=details&amp;id=Albertriver</text:p>
          </table:table-cell>
          <table:table-cell table:formula="of:=HYPERLINK([.D37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yn River</text:p>
          </table:table-cell>
          <table:table-cell office:value-type="string" calcext:value-type="string">
            <text:p>Cross Keys Road <text:s/>to Gresford Park Camping Groun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11566</text:p>
          </table:table-cell>
          <table:table-cell table:formula="of:=HYPERLINK([.D38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yn River</text:p>
          </table:table-cell>
          <table:table-cell office:value-type="string" calcext:value-type="string">
            <text:p>Gresford Park Camping Ground to Horns Crossin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11567</text:p>
          </table:table-cell>
          <table:table-cell table:formula="of:=HYPERLINK([.D38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lyn River</text:p>
          </table:table-cell>
          <table:table-cell office:value-type="string" calcext:value-type="string">
            <text:p>Allyn River Road 1st ford to Ecclest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11563</text:p>
          </table:table-cell>
          <table:table-cell table:formula="of:=HYPERLINK([.D38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ga River</text:p>
          </table:table-cell>
          <table:table-cell office:value-type="string" calcext:value-type="string">
            <text:p>Bega River / Mogareeka Inlet / Mogareeka Boat Ramp to Bega River / Mogareeka Inlet / Mogareeka Boat Ramp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http://www.waterwaysguide.org.au/section-detail/11087</text:p>
          </table:table-cell>
          <table:table-cell table:formula="of:=HYPERLINK([.D38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llinger River</text:p>
          </table:table-cell>
          <table:table-cell office:value-type="string" calcext:value-type="string">
            <text:p>Thora to George Edmunds Reserve Bellingen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9021</text:p>
          </table:table-cell>
          <table:table-cell table:formula="of:=HYPERLINK([.D38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llinger River</text:p>
          </table:table-cell>
          <table:table-cell office:value-type="string" calcext:value-type="string">
            <text:p>Gordonville to Bellingen Brid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s://www.adventurepro.com.au/paddleaustralia/pa.cgi?action=details&amp;id=bellingerriver1</text:p>
          </table:table-cell>
          <table:table-cell table:formula="of:=HYPERLINK([.D38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llinger River</text:p>
          </table:table-cell>
          <table:table-cell office:value-type="string" calcext:value-type="string">
            <text:p>Darkwood Road to Bellingen Bridge</text:p>
          </table:table-cell>
          <table:table-cell office:value-type="string" calcext:value-type="string">
            <text:p>Most Grade I, a few Grade II / III depending on river level.</text:p>
          </table:table-cell>
          <table:table-cell office:value-type="string" calcext:value-type="string">
            <text:p>https://www.adventurepro.com.au/paddleaustralia/pa.cgi?action=details&amp;id=bellingerriver2</text:p>
          </table:table-cell>
          <table:table-cell table:formula="of:=HYPERLINK([.D38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llinger River</text:p>
          </table:table-cell>
          <table:table-cell office:value-type="string" calcext:value-type="string">
            <text:p>Bellingen to North Beach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http://www.waterwaysguide.org.au/section-detail/9023</text:p>
          </table:table-cell>
          <table:table-cell table:formula="of:=HYPERLINK([.D38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lubula River</text:p>
          </table:table-cell>
          <table:table-cell office:value-type="string" calcext:value-type="string">
            <text:p>08 Canowindra - John Grant Bridge to 019. Gooloogong bridge TSReserve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1729</text:p>
          </table:table-cell>
          <table:table-cell table:formula="of:=HYPERLINK([.D38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lubula River</text:p>
          </table:table-cell>
          <table:table-cell office:value-type="string" calcext:value-type="string">
            <text:p>04 Carcoar Village to 06 Fagans Bridge - Mandurama to Burnt Yards Road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1734</text:p>
          </table:table-cell>
          <table:table-cell table:formula="of:=HYPERLINK([.D38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lubula River</text:p>
          </table:table-cell>
          <table:table-cell office:value-type="string" calcext:value-type="string">
            <text:p>01 Hobbys Yards rd Bridge, Blayney to 02 Carcoar Boatram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waterwaysguide.org.au/section-detail/11738</text:p>
          </table:table-cell>
          <table:table-cell table:formula="of:=HYPERLINK([.D39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lubula River</text:p>
          </table:table-cell>
          <table:table-cell office:value-type="string" calcext:value-type="string">
            <text:p>02 Carcoar Boatramp to 02 Carcoar Boatramp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http://www.waterwaysguide.org.au/section-detail/11737</text:p>
          </table:table-cell>
          <table:table-cell table:formula="of:=HYPERLINK([.D39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magui River</text:p>
          </table:table-cell>
          <table:table-cell office:value-type="string" calcext:value-type="string">
            <text:p>Wapengo Street Bermagui to Wapengo Street Bermagui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http://www.waterwaysguide.org.au/section-detail/9814</text:p>
          </table:table-cell>
          <table:table-cell table:formula="of:=HYPERLINK([.D39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owra Creek</text:p>
          </table:table-cell>
          <table:table-cell office:value-type="string" calcext:value-type="string">
            <text:p>Berowra Waters Ferry to Berowra Waters Ferry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http://www.waterwaysguide.org.au/section-detail/12911</text:p>
          </table:table-cell>
          <table:table-cell table:formula="of:=HYPERLINK([.D39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rrara Creek</text:p>
          </table:table-cell>
          <table:table-cell office:value-type="string" calcext:value-type="string">
            <text:p>Berrara Creek Boat Ramp to Berrara Creek Boat Ramp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http://www.waterwaysguide.org.au/section-detail/18486</text:p>
          </table:table-cell>
          <table:table-cell table:formula="of:=HYPERLINK([.D39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maderry Creek</text:p>
          </table:table-cell>
          <table:table-cell office:value-type="string" calcext:value-type="string">
            <text:p>Bomaderry Ramp to Bomaderry Ramp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http://www.waterwaysguide.org.au/section-detail/11442</text:p>
          </table:table-cell>
          <table:table-cell table:formula="of:=HYPERLINK([.D39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bane River</text:p>
          </table:table-cell>
          <table:table-cell office:value-type="string" calcext:value-type="string">
            <text:p>Savages Crossing to Burtons Brid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s://www.adventurepro.com.au/paddleaustralia/pa.cgi?action=details&amp;id=BrisbaneRiver5</text:p>
          </table:table-cell>
          <table:table-cell table:formula="of:=HYPERLINK([.D39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bane River</text:p>
          </table:table-cell>
          <table:table-cell office:value-type="string" calcext:value-type="string">
            <text:p>Mt Crosby Weir to Colleges Crossing</text:p>
          </table:table-cell>
          <table:table-cell office:value-type="string" calcext:value-type="string">
            <text:p>I - II</text:p>
          </table:table-cell>
          <table:table-cell office:value-type="string" calcext:value-type="string">
            <text:p>https://www.adventurepro.com.au/paddleaustralia/pa.cgi?action=details&amp;id=BrisbaneRiver7</text:p>
          </table:table-cell>
          <table:table-cell table:formula="of:=HYPERLINK([.D39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bane River</text:p>
          </table:table-cell>
          <table:table-cell office:value-type="string" calcext:value-type="string">
            <text:p>Twin Bridges to Savages Crossing</text:p>
          </table:table-cell>
          <table:table-cell office:value-type="string" calcext:value-type="string">
            <text:p>I (p)</text:p>
          </table:table-cell>
          <table:table-cell office:value-type="string" calcext:value-type="string">
            <text:p>https://www.adventurepro.com.au/paddleaustralia/pa.cgi?action=details&amp;id=BrisbaneRiver4</text:p>
          </table:table-cell>
          <table:table-cell table:formula="of:=HYPERLINK([.D39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bane River</text:p>
          </table:table-cell>
          <table:table-cell office:value-type="string" calcext:value-type="string">
            <text:p>Burtons Bridge to Kholo Bridge</text:p>
          </table:table-cell>
          <table:table-cell office:value-type="string" calcext:value-type="string">
            <text:p>I+</text:p>
          </table:table-cell>
          <table:table-cell office:value-type="string" calcext:value-type="string">
            <text:p>https://www.adventurepro.com.au/paddleaustralia/pa.cgi?action=details&amp;id=BrisbaneRiver6</text:p>
          </table:table-cell>
          <table:table-cell table:formula="of:=HYPERLINK([.D39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bane River</text:p>
          </table:table-cell>
          <table:table-cell office:value-type="string" calcext:value-type="string">
            <text:p>Wivenhoe Dam to Lowood Bend</text:p>
          </table:table-cell>
          <table:table-cell office:value-type="string" calcext:value-type="string">
            <text:p>I+ (p)</text:p>
          </table:table-cell>
          <table:table-cell office:value-type="string" calcext:value-type="string">
            <text:p>https://www.adventurepro.com.au/paddleaustralia/pa.cgi?action=details&amp;id=BrisbaneRiver3</text:p>
          </table:table-cell>
          <table:table-cell table:formula="of:=HYPERLINK([.D40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bane River</text:p>
          </table:table-cell>
          <table:table-cell office:value-type="string" calcext:value-type="string">
            <text:p>Wivenhoe Rapid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https://www.adventurepro.com.au/paddleaustralia/pa.cgi?action=details&amp;id=BrisbaneRiver1</text:p>
          </table:table-cell>
          <table:table-cell table:formula="of:=HYPERLINK([.D40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bane River </text:p>
          </table:table-cell>
          <table:table-cell office:value-type="string" calcext:value-type="string">
            <text:p>Wivenhoe to Khol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s://www.adventurepro.com.au/paddleaustralia/pa.cgi?action=details&amp;id=brisbaneriver2</text:p>
          </table:table-cell>
          <table:table-cell table:formula="of:=HYPERLINK([.D40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ogo Reservoir</text:p>
          </table:table-cell>
          <table:table-cell office:value-type="string" calcext:value-type="string">
            <text:p>Brogo Dam to Brogo Dam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9614</text:p>
          </table:table-cell>
          <table:table-cell table:formula="of:=HYPERLINK([.D40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oughton Creek</text:p>
          </table:table-cell>
          <table:table-cell office:value-type="string" calcext:value-type="string">
            <text:p>Berry - Wharf Rd Ramp to Berry - Wharf Rd Ramp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http://www.waterwaysguide.org.au/section-detail/11443</text:p>
          </table:table-cell>
          <table:table-cell table:formula="of:=HYPERLINK([.D40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unswick River</text:p>
          </table:table-cell>
          <table:table-cell office:value-type="string" calcext:value-type="string">
            <text:p>Mullumbimby Show Ground to Brunswick Heads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http://www.waterwaysguide.org.au/section-detail/9084</text:p>
          </table:table-cell>
          <table:table-cell table:formula="of:=HYPERLINK([.D40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urrill Lake</text:p>
          </table:table-cell>
          <table:table-cell office:value-type="string" calcext:value-type="string">
            <text:p>Kings Point (Water Ski Club) to Kings Point (Water Ski Club)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http://www.waterwaysguide.org.au/section-detail/11431</text:p>
          </table:table-cell>
          <table:table-cell table:formula="of:=HYPERLINK([.D40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urrill Lake</text:p>
          </table:table-cell>
          <table:table-cell office:value-type="string" calcext:value-type="string">
            <text:p>Barker Reserve to Barker Reserve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http://www.waterwaysguide.org.au/section-detail/18427</text:p>
          </table:table-cell>
          <table:table-cell table:formula="of:=HYPERLINK([.D40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mpbells River</text:p>
          </table:table-cell>
          <table:table-cell office:value-type="string" calcext:value-type="string">
            <text:p>Swallows Nest Road to Dog Rock Ro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waterwaysguide.org.au/section-detail/18145</text:p>
          </table:table-cell>
          <table:table-cell table:formula="of:=HYPERLINK([.D40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mpbells River</text:p>
          </table:table-cell>
          <table:table-cell office:value-type="string" calcext:value-type="string">
            <text:p>Dog Rock Road to Rockley to Sewells Creek Ro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waterwaysguide.org.au/section-detail/18147</text:p>
          </table:table-cell>
          <table:table-cell table:formula="of:=HYPERLINK([.D40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mpbells River</text:p>
          </table:table-cell>
          <table:table-cell office:value-type="string" calcext:value-type="string">
            <text:p>Rockley to Sewells Creek Road to Chifley Dam Picnic Are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waterwaysguide.org.au/section-detail/18148</text:p>
          </table:table-cell>
          <table:table-cell table:formula="of:=HYPERLINK([.D41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mpbells River</text:p>
          </table:table-cell>
          <table:table-cell office:value-type="string" calcext:value-type="string">
            <text:p>Campbell River Road to Swallows Nest Ro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waterwaysguide.org.au/section-detail/18144</text:p>
          </table:table-cell>
          <table:table-cell table:formula="of:=HYPERLINK([.D41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tai Creek (Hawkesbury)</text:p>
          </table:table-cell>
          <table:table-cell office:value-type="string" calcext:value-type="string">
            <text:p>Mitchell Park to Mitchell Park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7493</text:p>
          </table:table-cell>
          <table:table-cell table:formula="of:=HYPERLINK([.D41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ttai Creek (Hawkesbury)</text:p>
          </table:table-cell>
          <table:table-cell office:value-type="string" calcext:value-type="string">
            <text:p>Mitchell Park to Cattai National Park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455</text:p>
          </table:table-cell>
          <table:table-cell table:formula="of:=HYPERLINK([.D41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rence River</text:p>
          </table:table-cell>
          <table:table-cell office:value-type="string" calcext:value-type="string">
            <text:p>Yates Crossing to Yates Crossing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1216</text:p>
          </table:table-cell>
          <table:table-cell table:formula="of:=HYPERLINK([.D41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rence River</text:p>
          </table:table-cell>
          <table:table-cell office:value-type="string" calcext:value-type="string">
            <text:p>Chatsworth Island Boat Ramp to Chatsworth Island Boat Ramp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http://www.waterwaysguide.org.au/section-detail/11188</text:p>
          </table:table-cell>
          <table:table-cell table:formula="of:=HYPERLINK([.D41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rence River</text:p>
          </table:table-cell>
          <table:table-cell office:value-type="string" calcext:value-type="string">
            <text:p>Yulgilbar to Mitchell River Junction (Coombadjha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353</text:p>
          </table:table-cell>
          <table:table-cell table:formula="of:=HYPERLINK([.D41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rence River</text:p>
          </table:table-cell>
          <table:table-cell office:value-type="string" calcext:value-type="string">
            <text:p>Paddys Flat to Hootens Crossin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350</text:p>
          </table:table-cell>
          <table:table-cell table:formula="of:=HYPERLINK([.D41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arence River</text:p>
          </table:table-cell>
          <table:table-cell office:value-type="string" calcext:value-type="string">
            <text:p>Mitchell River Junction (Coombadjha) to Copmanhurst Recreation Reserv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354</text:p>
          </table:table-cell>
          <table:table-cell table:formula="of:=HYPERLINK([.D41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o River</text:p>
          </table:table-cell>
          <table:table-cell office:value-type="string" calcext:value-type="string">
            <text:p>Putty Road Bridge to Skeleton Rocks Reserve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http://www.waterwaysguide.org.au/section-detail/6259</text:p>
          </table:table-cell>
          <table:table-cell table:formula="of:=HYPERLINK([.D41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ks River</text:p>
          </table:table-cell>
          <table:table-cell office:value-type="string" calcext:value-type="string">
            <text:p>River Canoe Club <text:s/>Access <text:s/>to Kyeemagh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http://www.waterwaysguide.org.au/section-detail/9163</text:p>
          </table:table-cell>
          <table:table-cell table:formula="of:=HYPERLINK([.D42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pers Creek</text:p>
          </table:table-cell>
          <table:table-cell office:value-type="string" calcext:value-type="string">
            <text:p>Numulgi - Locton Road to Boatharbour - Bangalow Road Bridge</text:p>
          </table:table-cell>
          <table:table-cell office:value-type="string" calcext:value-type="string">
            <text:p>Grade I</text:p>
          </table:table-cell>
          <table:table-cell office:value-type="string" calcext:value-type="string">
            <text:p>http://www.waterwaysguide.org.au/section-detail/11211</text:p>
          </table:table-cell>
          <table:table-cell table:formula="of:=HYPERLINK([.D42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opers Creek</text:p>
          </table:table-cell>
          <table:table-cell office:value-type="string" calcext:value-type="string">
            <text:p>Ewing Bridge (Corndale) to Numulgi - Locton Road</text:p>
          </table:table-cell>
          <table:table-cell office:value-type="string" calcext:value-type="string">
            <text:p>Grade II</text:p>
          </table:table-cell>
          <table:table-cell office:value-type="string" calcext:value-type="string">
            <text:p>http://www.waterwaysguide.org.au/section-detail/11210</text:p>
          </table:table-cell>
          <table:table-cell table:formula="of:=HYPERLINK([.D42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rooked River</text:p>
          </table:table-cell>
          <table:table-cell office:value-type="string" calcext:value-type="string">
            <text:p>Park road Geroa to Park road Geroa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http://www.waterwaysguide.org.au/section-detail/11359</text:p>
          </table:table-cell>
          <table:table-cell table:formula="of:=HYPERLINK([.D42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urrambene Creek</text:p>
          </table:table-cell>
          <table:table-cell office:value-type="string" calcext:value-type="string">
            <text:p>Woollamia Regional Ramp to Currambene Creek, Falls Road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http://www.waterwaysguide.org.au/section-detail/18170</text:p>
          </table:table-cell>
          <table:table-cell table:formula="of:=HYPERLINK([.D42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unns Swamp</text:p>
          </table:table-cell>
          <table:table-cell office:value-type="string" calcext:value-type="string">
            <text:p>Wollemi National Park, Rylstone to Wollemi National Park, Rylstone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http://www.waterwaysguide.org.au/section-detail/9143</text:p>
          </table:table-cell>
          <table:table-cell table:formula="of:=HYPERLINK([.D42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sh River</text:p>
          </table:table-cell>
          <table:table-cell office:value-type="string" calcext:value-type="string">
            <text:p>Mutton Falls Bridge to Flat Rock Reserv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248</text:p>
          </table:table-cell>
          <table:table-cell table:formula="of:=HYPERLINK([.D426];&quot;link&quot;)" office:value-type="string" office:string-value="link" calcext:value-type="string">
            <text:p>link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eorges River</text:p>
          </table:table-cell>
          <table:table-cell office:value-type="string" calcext:value-type="string">
            <text:p>Woolwash - Greengate Road Airds to Frere's Crossin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407</text:p>
          </table:table-cell>
          <table:table-cell table:formula="of:=HYPERLINK([.D42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orges River</text:p>
          </table:table-cell>
          <table:table-cell office:value-type="string" calcext:value-type="string">
            <text:p>Ingleburn Weir to Picnic Poin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8963</text:p>
          </table:table-cell>
          <table:table-cell table:formula="of:=HYPERLINK([.D42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oobarragandra River</text:p>
          </table:table-cell>
          <table:table-cell office:value-type="string" calcext:value-type="string">
            <text:p>Kells Lane Bridge to Tumu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444</text:p>
          </table:table-cell>
          <table:table-cell table:formula="of:=HYPERLINK([.D429];&quot;link&quot;)" office:value-type="string" office:string-value="link" calcext:value-type="string">
            <text:p>lin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oobarragandra River</text:p>
          </table:table-cell>
          <table:table-cell office:value-type="string" calcext:value-type="string">
            <text:p>Macs Crossing to Rock Flat Reserv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441</text:p>
          </table:table-cell>
          <table:table-cell table:formula="of:=HYPERLINK([.D430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oobarragandra River</text:p>
          </table:table-cell>
          <table:table-cell office:value-type="string" calcext:value-type="string">
            <text:p>Emu Flat to Macs Crossin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442</text:p>
          </table:table-cell>
          <table:table-cell table:formula="of:=HYPERLINK([.D43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oobarragandra River</text:p>
          </table:table-cell>
          <table:table-cell office:value-type="string" calcext:value-type="string">
            <text:p>Trout Farm Rapid (Sandy Creek Travelling Stock Reserve) to Kells Lane Bridg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445</text:p>
          </table:table-cell>
          <table:table-cell table:formula="of:=HYPERLINK([.D432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rose River</text:p>
          </table:table-cell>
          <table:table-cell office:value-type="string" calcext:value-type="string">
            <text:p>Quadling Hill to Faulconbridge Poin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7754</text:p>
          </table:table-cell>
          <table:table-cell table:formula="of:=HYPERLINK([.D433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rose River</text:p>
          </table:table-cell>
          <table:table-cell office:value-type="string" calcext:value-type="string">
            <text:p>Quadling Hill to Navua Reserv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264</text:p>
          </table:table-cell>
          <table:table-cell table:formula="of:=HYPERLINK([.D43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stings River</text:p>
          </table:table-cell>
          <table:table-cell office:value-type="string" calcext:value-type="string">
            <text:p>Wauchope to Port Macquarie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http://www.waterwaysguide.org.au/section-detail/9062</text:p>
          </table:table-cell>
          <table:table-cell table:formula="of:=HYPERLINK([.D43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wkesbury River</text:p>
          </table:table-cell>
          <table:table-cell office:value-type="string" calcext:value-type="string">
            <text:p>Macquarie Park Windsor to Cattai National Park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http://www.waterwaysguide.org.au/section-detail/7761</text:p>
          </table:table-cell>
          <table:table-cell table:formula="of:=HYPERLINK([.D43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wkesbury River</text:p>
          </table:table-cell>
          <table:table-cell office:value-type="string" calcext:value-type="string">
            <text:p>Macquarie Park Windsor to Derrubbin Reserve (Mooney Mooney)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http://www.waterwaysguide.org.au/section-detail/18967</text:p>
          </table:table-cell>
          <table:table-cell table:formula="of:=HYPERLINK([.D43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wkesbury River</text:p>
          </table:table-cell>
          <table:table-cell office:value-type="string" calcext:value-type="string">
            <text:p>Macquarie Park Windsor to Wisemans Ferry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18965</text:p>
          </table:table-cell>
          <table:table-cell table:formula="of:=HYPERLINK([.D43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wkesbury River</text:p>
          </table:table-cell>
          <table:table-cell office:value-type="string" calcext:value-type="string">
            <text:p>Yarramundi South Reserve to Macquarie Park Windso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274</text:p>
          </table:table-cell>
          <table:table-cell table:formula="of:=HYPERLINK([.D43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wkesbury River Estuary</text:p>
          </table:table-cell>
          <table:table-cell office:value-type="string" calcext:value-type="string">
            <text:p>Patonga Creek to Patonga Creek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http://www.waterwaysguide.org.au/section-detail/18755</text:p>
          </table:table-cell>
          <table:table-cell table:formula="of:=HYPERLINK([.D44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wkesbury River Estuary</text:p>
          </table:table-cell>
          <table:table-cell office:value-type="string" calcext:value-type="string">
            <text:p>Spencer to Derrubbin Reserve (Mooney Mooney)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http://www.waterwaysguide.org.au/section-detail/7766</text:p>
          </table:table-cell>
          <table:table-cell table:formula="of:=HYPERLINK([.D44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wkesbury River Estuary</text:p>
          </table:table-cell>
          <table:table-cell office:value-type="string" calcext:value-type="string">
            <text:p>Parsely Bay Boat Ramp to Parsely Bay Boat Ramp</text:p>
          </table:table-cell>
          <table:table-cell office:value-type="string" calcext:value-type="string">
            <text:p>S03</text:p>
          </table:table-cell>
          <table:table-cell office:value-type="string" calcext:value-type="string">
            <text:p>http://www.waterwaysguide.org.au/section-detail/19472</text:p>
          </table:table-cell>
          <table:table-cell table:formula="of:=HYPERLINK([.D44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wkesbury River Estuary</text:p>
          </table:table-cell>
          <table:table-cell office:value-type="string" calcext:value-type="string">
            <text:p>Barrenjoey Beach to Barrenjoey Beach</text:p>
          </table:table-cell>
          <table:table-cell office:value-type="string" calcext:value-type="string">
            <text:p>S04</text:p>
          </table:table-cell>
          <table:table-cell office:value-type="string" calcext:value-type="string">
            <text:p>http://www.waterwaysguide.org.au/section-detail/15072</text:p>
          </table:table-cell>
          <table:table-cell table:formula="of:=HYPERLINK([.D44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wkesbury River Estuary</text:p>
          </table:table-cell>
          <table:table-cell office:value-type="string" calcext:value-type="string">
            <text:p>Derrubbin Reserve (Mooney Mooney) to Derrubbin Reserve (Mooney Mooney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9619</text:p>
          </table:table-cell>
          <table:table-cell table:formula="of:=HYPERLINK([.D44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unter River</text:p>
          </table:table-cell>
          <table:table-cell office:value-type="string" calcext:value-type="string">
            <text:p>Aberdeen Road Crossing to Muscellbrook 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288</text:p>
          </table:table-cell>
          <table:table-cell table:formula="of:=HYPERLINK([.D44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unter River</text:p>
          </table:table-cell>
          <table:table-cell office:value-type="string" calcext:value-type="string">
            <text:p>Ellerston to Moonan Fla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8982</text:p>
          </table:table-cell>
          <table:table-cell table:formula="of:=HYPERLINK([.D44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unter River</text:p>
          </table:table-cell>
          <table:table-cell office:value-type="string" calcext:value-type="string">
            <text:p>Glenbawn Dam <text:s/>to Aberdeen Road Crossin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287</text:p>
          </table:table-cell>
          <table:table-cell table:formula="of:=HYPERLINK([.D44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unter River</text:p>
          </table:table-cell>
          <table:table-cell office:value-type="string" calcext:value-type="string">
            <text:p>Jerry's Plains to Singlet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291</text:p>
          </table:table-cell>
          <table:table-cell table:formula="of:=HYPERLINK([.D44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unter River</text:p>
          </table:table-cell>
          <table:table-cell office:value-type="string" calcext:value-type="string">
            <text:p>Muscellbrook <text:s/>to Denm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289</text:p>
          </table:table-cell>
          <table:table-cell table:formula="of:=HYPERLINK([.D44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aruah River</text:p>
          </table:table-cell>
          <table:table-cell office:value-type="string" calcext:value-type="string">
            <text:p>Booral to Karua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293</text:p>
          </table:table-cell>
          <table:table-cell table:formula="of:=HYPERLINK([.D45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happinghat Creek</text:p>
          </table:table-cell>
          <table:table-cell office:value-type="string" calcext:value-type="string">
            <text:p>Saltwater Road, Khappinghat Ck Lagoon to Saltwater Road, Khappinghat Ck Lagoon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http://www.waterwaysguide.org.au/section-detail/11234</text:p>
          </table:table-cell>
          <table:table-cell table:formula="of:=HYPERLINK([.D45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chlan River</text:p>
          </table:table-cell>
          <table:table-cell office:value-type="string" calcext:value-type="string">
            <text:p>001a. Gunning to 001a. Gunn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waterwaysguide.org.au/section-detail/15743</text:p>
          </table:table-cell>
          <table:table-cell table:formula="of:=HYPERLINK([.D45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chlan River</text:p>
          </table:table-cell>
          <table:table-cell office:value-type="string" calcext:value-type="string">
            <text:p>047. Hillston to 045. Boolig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waterwaysguide.org.au/section-detail/17978</text:p>
          </table:table-cell>
          <table:table-cell table:formula="of:=HYPERLINK([.D45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chlan River</text:p>
          </table:table-cell>
          <table:table-cell office:value-type="string" calcext:value-type="string">
            <text:p>001a <text:s/>Bevendale to 001aa.Narraw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waterwaysguide.org.au/section-detail/15745</text:p>
          </table:table-cell>
          <table:table-cell table:formula="of:=HYPERLINK([.D45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chlan River</text:p>
          </table:table-cell>
          <table:table-cell office:value-type="string" calcext:value-type="string">
            <text:p>001aa.Narrawa to 002. Reids Flat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waterwaysguide.org.au/section-detail/15746</text:p>
          </table:table-cell>
          <table:table-cell table:formula="of:=HYPERLINK([.D45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 Burrendong</text:p>
          </table:table-cell>
          <table:table-cell office:value-type="string" calcext:value-type="string">
            <text:p>Burrendong Dam Near Wellington to Burrendong Dam Near Wellington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http://www.waterwaysguide.org.au/section-detail/11414</text:p>
          </table:table-cell>
          <table:table-cell table:formula="of:=HYPERLINK([.D45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 Liddell</text:p>
          </table:table-cell>
          <table:table-cell office:value-type="string" calcext:value-type="string">
            <text:p>Lake Liddell - Upper Hunter River to Lake Liddell - Upper Hunter River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http://www.waterwaysguide.org.au/section-detail/11415</text:p>
          </table:table-cell>
          <table:table-cell table:formula="of:=HYPERLINK([.D45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 Macquarie</text:p>
          </table:table-cell>
          <table:table-cell office:value-type="string" calcext:value-type="string">
            <text:p>Valentine to Valentine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http://www.waterwaysguide.org.au/section-detail/19963</text:p>
          </table:table-cell>
          <table:table-cell table:formula="of:=HYPERLINK([.D45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 Oberon</text:p>
          </table:table-cell>
          <table:table-cell office:value-type="string" calcext:value-type="string">
            <text:p>The Reef Reserve to The Reef Reserve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http://www.waterwaysguide.org.au/section-detail/13778</text:p>
          </table:table-cell>
          <table:table-cell table:formula="of:=HYPERLINK([.D45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ke Saint Clair</text:p>
          </table:table-cell>
          <table:table-cell office:value-type="string" calcext:value-type="string">
            <text:p>Glennies Creek to Glennies Creek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http://www.waterwaysguide.org.au/section-detail/11416</text:p>
          </table:table-cell>
          <table:table-cell table:formula="of:=HYPERLINK([.D46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 Cove River</text:p>
          </table:table-cell>
          <table:table-cell office:value-type="string" calcext:value-type="string">
            <text:p>Lane Cove River Kayaker's Pontoon to Lane Cove River Kayaker's Pontoon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http://www.waterwaysguide.org.au/section-detail/19136</text:p>
          </table:table-cell>
          <table:table-cell table:formula="of:=HYPERLINK([.D46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e Cove River</text:p>
          </table:table-cell>
          <table:table-cell office:value-type="string" calcext:value-type="string">
            <text:p>Fig Tree Bridge Entry Point to Fullers Bridge Access Poin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433</text:p>
          </table:table-cell>
          <table:table-cell table:formula="of:=HYPERLINK([.D46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sdowne River</text:p>
          </table:table-cell>
          <table:table-cell office:value-type="string" calcext:value-type="string">
            <text:p>Harrington to George Gibson Drive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http://www.waterwaysguide.org.au/section-detail/11230</text:p>
          </table:table-cell>
          <table:table-cell table:formula="of:=HYPERLINK([.D46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nsdowne River</text:p>
          </table:table-cell>
          <table:table-cell office:value-type="string" calcext:value-type="string">
            <text:p>Lansdowne Road Bridge to Harrington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http://www.waterwaysguide.org.au/section-detail/11227</text:p>
          </table:table-cell>
          <table:table-cell table:formula="of:=HYPERLINK([.D46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cleay River</text:p>
          </table:table-cell>
          <table:table-cell office:value-type="string" calcext:value-type="string">
            <text:p>Kempsey to South West Rocks Boat Ramp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http://www.waterwaysguide.org.au/section-detail/18758</text:p>
          </table:table-cell>
          <table:table-cell table:formula="of:=HYPERLINK([.D46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cleay River</text:p>
          </table:table-cell>
          <table:table-cell office:value-type="string" calcext:value-type="string">
            <text:p>Georges Creek to Kempsey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363</text:p>
          </table:table-cell>
          <table:table-cell table:formula="of:=HYPERLINK([.D46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cleay River</text:p>
          </table:table-cell>
          <table:table-cell office:value-type="string" calcext:value-type="string">
            <text:p>1km downstream of Garra River Junction to Georges Creek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362</text:p>
          </table:table-cell>
          <table:table-cell table:formula="of:=HYPERLINK([.D46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nning River</text:p>
          </table:table-cell>
          <table:table-cell office:value-type="string" calcext:value-type="string">
            <text:p>Taree to Harrington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http://www.waterwaysguide.org.au/section-detail/9124</text:p>
          </table:table-cell>
          <table:table-cell table:formula="of:=HYPERLINK([.D46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nning River</text:p>
          </table:table-cell>
          <table:table-cell office:value-type="string" calcext:value-type="string">
            <text:p>Wingham to Taree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http://www.waterwaysguide.org.au/section-detail/9123</text:p>
          </table:table-cell>
          <table:table-cell table:formula="of:=HYPERLINK([.D46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ddle Harbour (Sydney)</text:p>
          </table:table-cell>
          <table:table-cell office:value-type="string" calcext:value-type="string">
            <text:p>Roseville Bridge Davidson Park Kayak <text:s text:c="2"/>to Roseville Bridge Davidson Park Kayak <text:s/>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http://www.waterwaysguide.org.au/section-detail/9635</text:p>
          </table:table-cell>
          <table:table-cell table:formula="of:=HYPERLINK([.D47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ddle Harbour (Sydney)</text:p>
          </table:table-cell>
          <table:table-cell office:value-type="string" calcext:value-type="string">
            <text:p>Long Bay to Sugarloaf Bay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http://www.waterwaysguide.org.au/section-detail/6427</text:p>
          </table:table-cell>
          <table:table-cell table:formula="of:=HYPERLINK([.D47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ddle Harbour (Sydney)</text:p>
          </table:table-cell>
          <table:table-cell office:value-type="string" calcext:value-type="string">
            <text:p>Clontarf Reserve to Clontarf Reserve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http://www.waterwaysguide.org.au/section-detail/12165</text:p>
          </table:table-cell>
          <table:table-cell table:formula="of:=HYPERLINK([.D47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ddle Harbour (Sydney)</text:p>
          </table:table-cell>
          <table:table-cell office:value-type="string" calcext:value-type="string">
            <text:p>Figtree Point to Figtree Point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http://www.waterwaysguide.org.au/section-detail/15874</text:p>
          </table:table-cell>
          <table:table-cell table:formula="of:=HYPERLINK([.D47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ddle Harbour (Sydney)</text:p>
          </table:table-cell>
          <table:table-cell office:value-type="string" calcext:value-type="string">
            <text:p>Clontarf to Roseville Bridge Davidson Park Kayak <text:s/>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http://www.waterwaysguide.org.au/section-detail/6429</text:p>
          </table:table-cell>
          <table:table-cell table:formula="of:=HYPERLINK([.D47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ddle Harbour (Sydney)</text:p>
          </table:table-cell>
          <table:table-cell office:value-type="string" calcext:value-type="string">
            <text:p>Tunks Park to Tunks Park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http://www.waterwaysguide.org.au/section-detail/20105</text:p>
          </table:table-cell>
          <table:table-cell table:formula="of:=HYPERLINK([.D47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rray River</text:p>
          </table:table-cell>
          <table:table-cell office:value-type="string" calcext:value-type="string">
            <text:p>Tom Groggin to Murray Mouth South Australia</text:p>
          </table:table-cell>
          <table:table-cell office:value-type="string" calcext:value-type="string">
            <text:p>All flat water after Murray Gates rapids</text:p>
          </table:table-cell>
          <table:table-cell office:value-type="string" calcext:value-type="string">
            <text:p>https://www.adventurepro.com.au/paddleaustralia/pa.cgi?action=details&amp;id=MurrayRiver3</text:p>
          </table:table-cell>
          <table:table-cell table:formula="of:=HYPERLINK([.D47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number-columns-repeated="1017"/>
        </table:table-row>
        <table:table-row table:style-name="ro3">
          <table:table-cell office:value-type="string" calcext:value-type="string">
            <text:p>Murray River</text:p>
          </table:table-cell>
          <table:table-cell office:value-type="string" calcext:value-type="string">
            <text:p>Tom Groggin to Grassy Fla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308</text:p>
          </table:table-cell>
          <table:table-cell table:formula="of:=HYPERLINK([.D47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rray River</text:p>
          </table:table-cell>
          <table:table-cell office:value-type="string" calcext:value-type="string">
            <text:p>Euchuca to Swan Hil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318</text:p>
          </table:table-cell>
          <table:table-cell table:formula="of:=HYPERLINK([.D47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rray River</text:p>
          </table:table-cell>
          <table:table-cell office:value-type="string" calcext:value-type="string">
            <text:p>Biggara Bridge (Colemans Bend) to Bringenbrong Bridg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312</text:p>
          </table:table-cell>
          <table:table-cell table:formula="of:=HYPERLINK([.D47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urray River</text:p>
          </table:table-cell>
          <table:table-cell office:value-type="string" calcext:value-type="string">
            <text:p>Hume Weir to Albury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315</text:p>
          </table:table-cell>
          <table:table-cell table:formula="of:=HYPERLINK([.D48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yall Lakes</text:p>
          </table:table-cell>
          <table:table-cell office:value-type="string" calcext:value-type="string">
            <text:p>Nerong to Violet Hill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http://www.waterwaysguide.org.au/section-detail/11451</text:p>
          </table:table-cell>
          <table:table-cell table:formula="of:=HYPERLINK([.D48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yall Lakes</text:p>
          </table:table-cell>
          <table:table-cell office:value-type="string" calcext:value-type="string">
            <text:p>Violet Hill to Bombah Point Broadwater Lak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8865</text:p>
          </table:table-cell>
          <table:table-cell table:formula="of:=HYPERLINK([.D48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yall Lakes</text:p>
          </table:table-cell>
          <table:table-cell office:value-type="string" calcext:value-type="string">
            <text:p>Bungwahl <text:s/>to Violet Hil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8864</text:p>
          </table:table-cell>
          <table:table-cell table:formula="of:=HYPERLINK([.D48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yall River</text:p>
          </table:table-cell>
          <table:table-cell office:value-type="string" calcext:value-type="string">
            <text:p>Anzac Park to Anzac Park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http://www.waterwaysguide.org.au/section-detail/19014</text:p>
          </table:table-cell>
          <table:table-cell table:formula="of:=HYPERLINK([.D48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yall River</text:p>
          </table:table-cell>
          <table:table-cell office:value-type="string" calcext:value-type="string">
            <text:p>Tea Gardens to Anzac Park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http://www.waterwaysguide.org.au/section-detail/19013</text:p>
          </table:table-cell>
          <table:table-cell table:formula="of:=HYPERLINK([.D48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yall River</text:p>
          </table:table-cell>
          <table:table-cell office:value-type="string" calcext:value-type="string">
            <text:p>Bombah Point Broadwater Lake to Tea Garden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8866</text:p>
          </table:table-cell>
          <table:table-cell table:formula="of:=HYPERLINK([.D48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yall River</text:p>
          </table:table-cell>
          <table:table-cell office:value-type="string" calcext:value-type="string">
            <text:p>Bulahdelah to Mungo Bru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8867</text:p>
          </table:table-cell>
          <table:table-cell table:formula="of:=HYPERLINK([.D48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arrabeen Lagoon</text:p>
          </table:table-cell>
          <table:table-cell office:value-type="string" calcext:value-type="string">
            <text:p>Jamieson Park Narrabeen to Berry Reserv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9115</text:p>
          </table:table-cell>
          <table:table-cell table:formula="of:=HYPERLINK([.D48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epean River</text:p>
          </table:table-cell>
          <table:table-cell office:value-type="string" calcext:value-type="string">
            <text:p>Cobbity Road Bridge to Bents Bas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271</text:p>
          </table:table-cell>
          <table:table-cell table:formula="of:=HYPERLINK([.D48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epean River</text:p>
          </table:table-cell>
          <table:table-cell office:value-type="string" calcext:value-type="string">
            <text:p>Devlin Road to Yarramundi South Reserv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273</text:p>
          </table:table-cell>
          <table:table-cell table:formula="of:=HYPERLINK([.D49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epean River</text:p>
          </table:table-cell>
          <table:table-cell office:value-type="string" calcext:value-type="string">
            <text:p>Shaws Farm Yellomundee Regional Park to Yarramundi South Reserv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9764</text:p>
          </table:table-cell>
          <table:table-cell table:formula="of:=HYPERLINK([.D49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epean River</text:p>
          </table:table-cell>
          <table:table-cell office:value-type="string" calcext:value-type="string">
            <text:p>Douglas Park Bridge to Menangle Wei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268</text:p>
          </table:table-cell>
          <table:table-cell table:formula="of:=HYPERLINK([.D49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epean River</text:p>
          </table:table-cell>
          <table:table-cell office:value-type="string" calcext:value-type="string">
            <text:p>Penrith Weir to Devlin Roa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277</text:p>
          </table:table-cell>
          <table:table-cell table:formula="of:=HYPERLINK([.D49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epean River</text:p>
          </table:table-cell>
          <table:table-cell office:value-type="string" calcext:value-type="string">
            <text:p>Bents Basin to Wallaci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275</text:p>
          </table:table-cell>
          <table:table-cell table:formula="of:=HYPERLINK([.D49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epean River</text:p>
          </table:table-cell>
          <table:table-cell office:value-type="string" calcext:value-type="string">
            <text:p>Camden to Cobbity Road Bridg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270</text:p>
          </table:table-cell>
          <table:table-cell table:formula="of:=HYPERLINK([.D49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epean River</text:p>
          </table:table-cell>
          <table:table-cell office:value-type="string" calcext:value-type="string">
            <text:p>Menangle Weir to Camde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269</text:p>
          </table:table-cell>
          <table:table-cell table:formula="of:=HYPERLINK([.D49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wendoc River</text:p>
          </table:table-cell>
          <table:table-cell office:value-type="string" calcext:value-type="string">
            <text:p>Rocks Creek Crossing to Rocks Creek Crossin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9103</text:p>
          </table:table-cell>
          <table:table-cell table:formula="of:=HYPERLINK([.D49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ymboida River</text:p>
          </table:table-cell>
          <table:table-cell office:value-type="string" calcext:value-type="string">
            <text:p>Bostobrick Bridge to Platypus Fla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372</text:p>
          </table:table-cell>
          <table:table-cell table:formula="of:=HYPERLINK([.D498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Ocean off Far North NSW Coast</text:p>
          </table:table-cell>
          <table:table-cell office:value-type="string" calcext:value-type="string">
            <text:p>Clarkes Beach to Clarkes Beach</text:p>
          </table:table-cell>
          <table:table-cell office:value-type="string" calcext:value-type="string">
            <text:p>S05</text:p>
          </table:table-cell>
          <table:table-cell office:value-type="string" calcext:value-type="string">
            <text:p>http://www.waterwaysguide.org.au/section-detail/11220</text:p>
          </table:table-cell>
          <table:table-cell table:formula="of:=HYPERLINK([.D49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cean off Hunter Coast</text:p>
          </table:table-cell>
          <table:table-cell office:value-type="string" calcext:value-type="string">
            <text:p>Shoal Bay Ramp to Shoal Bay Ramp</text:p>
          </table:table-cell>
          <table:table-cell office:value-type="string" calcext:value-type="string">
            <text:p>S05</text:p>
          </table:table-cell>
          <table:table-cell office:value-type="string" calcext:value-type="string">
            <text:p>http://www.waterwaysguide.org.au/section-detail/7433</text:p>
          </table:table-cell>
          <table:table-cell table:formula="of:=HYPERLINK([.D50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cean off Sydney Coast</text:p>
          </table:table-cell>
          <table:table-cell office:value-type="string" calcext:value-type="string">
            <text:p>Yarra Bay to Yarra Bay</text:p>
          </table:table-cell>
          <table:table-cell office:value-type="string" calcext:value-type="string">
            <text:p>S04</text:p>
          </table:table-cell>
          <table:table-cell office:value-type="string" calcext:value-type="string">
            <text:p>http://www.waterwaysguide.org.au/section-detail/12164</text:p>
          </table:table-cell>
          <table:table-cell table:formula="of:=HYPERLINK([.D501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rramatta River</text:p>
          </table:table-cell>
          <table:table-cell office:value-type="string" calcext:value-type="string">
            <text:p>Lake Parramatta <text:s/>to Lake Parramatta 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http://www.waterwaysguide.org.au/section-detail/15331</text:p>
          </table:table-cell>
          <table:table-cell table:formula="of:=HYPERLINK([.D50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erson River</text:p>
          </table:table-cell>
          <table:table-cell office:value-type="string" calcext:value-type="string">
            <text:p>Lostock Dam (Downstream) to Gresfor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11568</text:p>
          </table:table-cell>
          <table:table-cell table:formula="of:=HYPERLINK([.D50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terson River</text:p>
          </table:table-cell>
          <table:table-cell office:value-type="string" calcext:value-type="string">
            <text:p>Gresford to Paters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11570</text:p>
          </table:table-cell>
          <table:table-cell table:formula="of:=HYPERLINK([.D50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ttwater</text:p>
          </table:table-cell>
          <table:table-cell office:value-type="string" calcext:value-type="string">
            <text:p>Sandy Point Boat Ramp to Sandy Point Boat Ramp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http://www.waterwaysguide.org.au/section-detail/14856</text:p>
          </table:table-cell>
          <table:table-cell table:formula="of:=HYPERLINK([.D50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rt Stephens</text:p>
          </table:table-cell>
          <table:table-cell office:value-type="string" calcext:value-type="string">
            <text:p>Little Beach to Little Beach</text:p>
          </table:table-cell>
          <table:table-cell office:value-type="string" calcext:value-type="string">
            <text:p>S03</text:p>
          </table:table-cell>
          <table:table-cell office:value-type="string" calcext:value-type="string">
            <text:p>http://www.waterwaysguide.org.au/section-detail/11454</text:p>
          </table:table-cell>
          <table:table-cell table:formula="of:=HYPERLINK([.D50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hmond River</text:p>
          </table:table-cell>
          <table:table-cell office:value-type="string" calcext:value-type="string">
            <text:p>Tatham Bridge to Coraki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http://www.waterwaysguide.org.au/section-detail/9091</text:p>
          </table:table-cell>
          <table:table-cell table:formula="of:=HYPERLINK([.D50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chmond River</text:p>
          </table:table-cell>
          <table:table-cell office:value-type="string" calcext:value-type="string">
            <text:p>Grays Falls to Tatham Bridg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376</text:p>
          </table:table-cell>
          <table:table-cell table:formula="of:=HYPERLINK([.D50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yx River</text:p>
          </table:table-cell>
          <table:table-cell office:value-type="string" calcext:value-type="string">
            <text:p>Dinner Flat to Fire Road Nelson (Dingo Spur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9031</text:p>
          </table:table-cell>
          <table:table-cell table:formula="of:=HYPERLINK([.D509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wampy Plain River</text:p>
          </table:table-cell>
          <table:table-cell office:value-type="string" calcext:value-type="string">
            <text:p>Waterfall Farm to Khancoban Dam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7756</text:p>
          </table:table-cell>
          <table:table-cell table:formula="of:=HYPERLINK([.D51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wampy Plain River</text:p>
          </table:table-cell>
          <table:table-cell office:value-type="string" calcext:value-type="string">
            <text:p>Geehi Camp site (Alpine Way) to Waterfall Farm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319</text:p>
          </table:table-cell>
          <table:table-cell table:formula="of:=HYPERLINK([.D51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ydney Harbour</text:p>
          </table:table-cell>
          <table:table-cell office:value-type="string" calcext:value-type="string">
            <text:p>Rose Bay Boat Ramp to Rose Bay Boat Ramp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http://www.waterwaysguide.org.au/section-detail/12221</text:p>
          </table:table-cell>
          <table:table-cell table:formula="of:=HYPERLINK([.D51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dney Harbour</text:p>
          </table:table-cell>
          <table:table-cell office:value-type="string" calcext:value-type="string">
            <text:p>Clifton Gardens to Clifton Gardens</text:p>
          </table:table-cell>
          <table:table-cell office:value-type="string" calcext:value-type="string">
            <text:p>S03</text:p>
          </table:table-cell>
          <table:table-cell office:value-type="string" calcext:value-type="string">
            <text:p>http://www.waterwaysguide.org.au/section-detail/6434</text:p>
          </table:table-cell>
          <table:table-cell table:formula="of:=HYPERLINK([.D51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dney Harbour</text:p>
          </table:table-cell>
          <table:table-cell office:value-type="string" calcext:value-type="string">
            <text:p>Little Manly Cove to Little Manly Cove</text:p>
          </table:table-cell>
          <table:table-cell office:value-type="string" calcext:value-type="string">
            <text:p>S04</text:p>
          </table:table-cell>
          <table:table-cell office:value-type="string" calcext:value-type="string">
            <text:p>http://www.waterwaysguide.org.au/section-detail/15652</text:p>
          </table:table-cell>
          <table:table-cell table:formula="of:=HYPERLINK([.D51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dney Harbour</text:p>
          </table:table-cell>
          <table:table-cell office:value-type="string" calcext:value-type="string">
            <text:p>Vaucluse Bay to Vaucluse Bay</text:p>
          </table:table-cell>
          <table:table-cell office:value-type="string" calcext:value-type="string">
            <text:p>S04</text:p>
          </table:table-cell>
          <table:table-cell office:value-type="string" calcext:value-type="string">
            <text:p>http://www.waterwaysguide.org.au/section-detail/11743</text:p>
          </table:table-cell>
          <table:table-cell table:formula="of:=HYPERLINK([.D51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uron River</text:p>
          </table:table-cell>
          <table:table-cell office:value-type="string" calcext:value-type="string">
            <text:p>Turon Gates to Sofal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254</text:p>
          </table:table-cell>
          <table:table-cell table:formula="of:=HYPERLINK([.D516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weed River</text:p>
          </table:table-cell>
          <table:table-cell office:value-type="string" calcext:value-type="string">
            <text:p>Murwillumbah to Kingscliff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http://www.waterwaysguide.org.au/section-detail/9074</text:p>
          </table:table-cell>
          <table:table-cell table:formula="of:=HYPERLINK([.D51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weed River</text:p>
          </table:table-cell>
          <table:table-cell office:value-type="string" calcext:value-type="string">
            <text:p>Kingscliff to Tweed Heads Boat Harbour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http://www.waterwaysguide.org.au/section-detail/9075</text:p>
          </table:table-cell>
          <table:table-cell table:formula="of:=HYPERLINK([.D51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lliams River</text:p>
          </table:table-cell>
          <table:table-cell office:value-type="string" calcext:value-type="string">
            <text:p>Bandongrove to Dungo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301</text:p>
          </table:table-cell>
          <table:table-cell table:formula="of:=HYPERLINK([.D51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lliams River</text:p>
          </table:table-cell>
          <table:table-cell office:value-type="string" calcext:value-type="string">
            <text:p>Dungog to Thalaba Bridg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302</text:p>
          </table:table-cell>
          <table:table-cell table:formula="of:=HYPERLINK([.D52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lliams River</text:p>
          </table:table-cell>
          <table:table-cell office:value-type="string" calcext:value-type="string">
            <text:p>Thalaba Bridge to Glen William Bridg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6303</text:p>
          </table:table-cell>
          <table:table-cell table:formula="of:=HYPERLINK([.D521];&quot;link&quot;)" office:value-type="string" office:string-value="link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ilsons River</text:p>
          </table:table-cell>
          <table:table-cell office:value-type="string" calcext:value-type="string">
            <text:p>Lismore Road Bridge <text:s/>to Etham Bridge 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11213</text:p>
          </table:table-cell>
          <table:table-cell table:formula="of:=HYPERLINK([.D522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lsons River</text:p>
          </table:table-cell>
          <table:table-cell office:value-type="string" calcext:value-type="string">
            <text:p>Far North Coast Canoe Club Club house to Coraki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9094</text:p>
          </table:table-cell>
          <table:table-cell table:formula="of:=HYPERLINK([.D523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lsons River</text:p>
          </table:table-cell>
          <table:table-cell office:value-type="string" calcext:value-type="string">
            <text:p>Far North Coast Canoe Club Club house to Far North Coast Canoe Club Club hous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18692</text:p>
          </table:table-cell>
          <table:table-cell table:formula="of:=HYPERLINK([.D524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ngecarribee River</text:p>
          </table:table-cell>
          <table:table-cell office:value-type="string" calcext:value-type="string">
            <text:p>Cecil Hoskins Reserve to Burradoo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http://www.waterwaysguide.org.au/section-detail/6482</text:p>
          </table:table-cell>
          <table:table-cell table:formula="of:=HYPERLINK([.D525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lgan River</text:p>
          </table:table-cell>
          <table:table-cell office:value-type="string" calcext:value-type="string">
            <text:p>Newnes to Wollemi Cree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waterwaysguide.org.au/section-detail/7760</text:p>
          </table:table-cell>
          <table:table-cell table:formula="of:=HYPERLINK([.D526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llondilly River</text:p>
          </table:table-cell>
          <table:table-cell office:value-type="string" calcext:value-type="string">
            <text:p>Goodmans Ford to Jooriland River Junction</text:p>
          </table:table-cell>
          <table:table-cell office:value-type="string" calcext:value-type="string">
            <text:p>NO ACCESS ALLOWED</text:p>
          </table:table-cell>
          <table:table-cell office:value-type="string" calcext:value-type="string">
            <text:p>http://www.waterwaysguide.org.au/section-detail/6479</text:p>
          </table:table-cell>
          <table:table-cell table:formula="of:=HYPERLINK([.D527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llondilly River</text:p>
          </table:table-cell>
          <table:table-cell office:value-type="string" calcext:value-type="string">
            <text:p>Pejar Dam to Rossi Reservoi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11534</text:p>
          </table:table-cell>
          <table:table-cell table:formula="of:=HYPERLINK([.D528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llondilly River</text:p>
          </table:table-cell>
          <table:table-cell office:value-type="string" calcext:value-type="string">
            <text:p>Rossi Reservoir to Towang Roa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ttp://www.waterwaysguide.org.au/section-detail/11533</text:p>
          </table:table-cell>
          <table:table-cell table:formula="of:=HYPERLINK([.D529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yangala Dam</text:p>
          </table:table-cell>
          <table:table-cell office:value-type="string" calcext:value-type="string">
            <text:p>Wyangala Waters Park to 1aa. Grabine Lakeside Park</text:p>
          </table:table-cell>
          <table:table-cell office:value-type="string" calcext:value-type="string">
            <text:p>S03</text:p>
          </table:table-cell>
          <table:table-cell office:value-type="string" calcext:value-type="string">
            <text:p>http://www.waterwaysguide.org.au/section-detail/17553</text:p>
          </table:table-cell>
          <table:table-cell table:formula="of:=HYPERLINK([.D530];&quot;link&quot;)" office:value-type="string" office:string-value="link" calcext:value-type="string">
            <text:p>link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section_list.A1:section_list.H530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15:03:02.4690730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5T18:00:35.744908313</dc:date>
    <meta:editing-duration>PT1H16M35S</meta:editing-duration>
    <meta:editing-cycles>18</meta:editing-cycles>
    <meta:generator>LibreOffice/5.1.6.2$Linux_X86_64 LibreOffice_project/10m0$Build-2</meta:generator>
    <meta:document-statistic meta:table-count="1" meta:cell-count="3907" meta:object-count="0"/>
  </office:meta>
</office:document-meta>
</file>